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811in"/>
    </style:style>
    <style:style style:name="co5" style:family="table-column">
      <style:table-column-properties fo:break-before="auto" style:column-width="0.7957in"/>
    </style:style>
    <style:style style:name="co6" style:family="table-column">
      <style:table-column-properties fo:break-before="auto" style:column-width="0.6161in"/>
    </style:style>
    <style:style style:name="co7" style:family="table-column">
      <style:table-column-properties fo:break-before="auto" style:column-width="0.6228in"/>
    </style:style>
    <style:style style:name="co8" style:family="table-column">
      <style:table-column-properties fo:break-before="auto" style:column-width="0.6047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4.395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4398in"/>
    </style:style>
    <style:style style:name="co15" style:family="table-column">
      <style:table-column-properties fo:break-before="auto" style:column-width="0.452in"/>
    </style:style>
    <style:style style:name="co16" style:family="table-column">
      <style:table-column-properties fo:break-before="auto" style:column-width="0.3638in"/>
    </style:style>
    <style:style style:name="co17" style:family="table-column">
      <style:table-column-properties fo:break-before="auto" style:column-width="0.4283in"/>
    </style:style>
    <style:style style:name="co18" style:family="table-column">
      <style:table-column-properties fo:break-before="auto" style:column-width="0.4181in"/>
    </style:style>
    <style:style style:name="co19" style:family="table-column">
      <style:table-column-properties fo:break-before="auto" style:column-width="0.4071in"/>
    </style:style>
    <style:style style:name="co20" style:family="table-column">
      <style:table-column-properties fo:break-before="auto" style:column-width="0.5465in"/>
    </style:style>
    <style:style style:name="co21" style:family="table-column">
      <style:table-column-properties fo:break-before="auto" style:column-width="0.6217in"/>
    </style:style>
    <style:style style:name="co22" style:family="table-column">
      <style:table-column-properties fo:break-before="auto" style:column-width="0.1071in"/>
    </style:style>
    <style:style style:name="co23" style:family="table-column">
      <style:table-column-properties fo:break-before="auto" style:column-width="0.6429in"/>
    </style:style>
    <style:style style:name="co24" style:family="table-column">
      <style:table-column-properties fo:break-before="auto" style:column-width="0.6665in"/>
    </style:style>
    <style:style style:name="co25" style:family="table-column">
      <style:table-column-properties fo:break-before="auto" style:column-width="0.4882in"/>
    </style:style>
    <style:style style:name="co26" style:family="table-column">
      <style:table-column-properties fo:break-before="auto" style:column-width="0.4402in"/>
    </style:style>
    <style:style style:name="co27" style:family="table-column">
      <style:table-column-properties fo:break-before="auto" style:column-width="0.5in"/>
    </style:style>
    <style:style style:name="co28" style:family="table-column">
      <style:table-column-properties fo:break-before="auto" style:column-width="0.5091in"/>
    </style:style>
    <style:style style:name="co29" style:family="table-column">
      <style:table-column-properties fo:break-before="auto" style:column-width="0.5236in"/>
    </style:style>
    <style:style style:name="co30" style:family="table-column">
      <style:table-column-properties fo:break-before="auto" style:column-width="0.5047in"/>
    </style:style>
    <style:style style:name="co31" style:family="table-column">
      <style:table-column-properties fo:break-before="auto" style:column-width="0.5063in"/>
    </style:style>
    <style:style style:name="co32" style:family="table-column">
      <style:table-column-properties fo:break-before="auto" style:column-width="0.4965in"/>
    </style:style>
    <style:style style:name="co33" style:family="table-column">
      <style:table-column-properties fo:break-before="auto" style:column-width="0.4866in"/>
    </style:style>
    <style:style style:name="co34" style:family="table-column">
      <style:table-column-properties fo:break-before="auto" style:column-width="0.5161in"/>
    </style:style>
    <style:style style:name="co35" style:family="table-column">
      <style:table-column-properties fo:break-before="auto" style:column-width="0.4772in"/>
    </style:style>
    <style:style style:name="co36" style:family="table-column">
      <style:table-column-properties fo:break-before="auto" style:column-width="0.497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547in" fo:break-before="auto" style:use-optimal-row-height="false"/>
    </style:style>
    <style:style style:name="ro5" style:family="table-row">
      <style:table-row-properties style:row-height="0.148in" fo:break-before="auto" style:use-optimal-row-height="false"/>
    </style:style>
    <style:style style:name="ro6" style:family="table-row">
      <style:table-row-properties style:row-height="0.1035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1146in" fo:break-before="auto" style:use-optimal-row-height="false"/>
    </style:style>
    <style:style style:name="ro10" style:family="table-row">
      <style:table-row-properties style:row-height="0.1839in" fo:break-before="auto" style:use-optimal-row-height="false"/>
    </style:style>
    <style:style style:name="ro11" style:family="table-row">
      <style:table-row-properties style:row-height="0.1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1.11pt double-thin #000000" style:border-line-width-left="0.0071in 0.0016in 0.0071in" fo:border-right="none" fo:border-top="1.11pt double-thin #000000" style:border-line-width-top="0.0071in 0.0016in 0.0071in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1.11pt double-thin #000000" style:border-line-width-left="0.0071in 0.0016in 0.0071in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1.11pt double-thin #000000" style:border-line-width-bottom="0.0071in 0.0016in 0.0071in" style:text-align-source="fix" style:repeat-content="false" fo:border-left="1.11pt double-thin #000000" style:border-line-width-left="0.0071in 0.0016in 0.0071in" fo:border-right="none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071in 0.0016in 0.0071in" fo:border-top="none"/>
      <style:paragraph-properties fo:text-align="center" fo:margin-left="0in"/>
    </style:style>
    <style:style style:name="ce32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1.11pt double-thin #000000" style:border-line-width-right="0.0071in 0.0016in 0.0071in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iberation Sans1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1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3" style:family="table-cell" style:parent-style-name="Default">
      <style:table-cell-properties style:vertical-align="middle"/>
    </style:style>
    <style:style style:name="ce67" style:family="table-cell" style:parent-style-name="Default"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Liberation Sans2" fo:font-size="10pt" style:text-underline-style="none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68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10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ext-properties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73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15" style:family="table-cell" style:parent-style-name="Default">
      <style:table-cell-properties style:vertical-align="middle"/>
      <style:text-properties fo:font-size="11pt" fo:font-weight="normal" style:font-size-asian="11pt" style:font-weight-asian="normal" style:font-size-complex="11pt" style:font-weight-complex="normal"/>
    </style:style>
    <style:style style:name="ce116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7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77" style:family="table-cell" style:parent-style-name="Default" style:data-style-name="N2">
      <style:table-cell-properties style:vertical-align="middle"/>
      <style:text-properties fo:font-size="11pt" style:font-size-asian="11pt" style:font-size-complex="11pt"/>
    </style:style>
    <style:style style:name="ce122" style:family="table-cell" style:parent-style-name="Default" style:data-style-name="N2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 style:data-style-name="N2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24" style:family="table-cell" style:parent-style-name="Default" style:data-style-name="N5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81" style:family="table-cell" style:parent-style-name="Default" style:data-style-name="N5">
      <style:table-cell-properties style:vertical-align="middle"/>
      <style:text-properties fo:font-size="11pt" style:font-size-asian="11pt" style:font-size-complex="11pt"/>
    </style:style>
    <style:style style:name="ce126" style:family="table-cell" style:parent-style-name="Default">
      <style:text-properties fo:font-size="14pt" style:font-size-asian="14pt" style:font-size-complex="14pt"/>
    </style:style>
    <style:style style:name="ce18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Liberation Sans2" fo:font-size="10pt" style:text-underline-style="none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ext-properties style:font-name="Liberation Sans1"/>
    </style:style>
    <style:style style:name="ce134" style:family="table-cell" style:parent-style-name="Default">
      <style:text-properties style:font-name="Liberation Sans1" style:font-name-asian="Liberation Sans1" style:font-name-complex="Liberation Sans1"/>
    </style:style>
    <style:style style:name="ce13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1">
      <style:table-cell-properties style:vertical-align="middle"/>
      <style:text-properties fo:font-size="11pt" style:font-size-asian="11pt" style:font-size-complex="11pt"/>
    </style:style>
    <style:style style:name="ce139" style:family="table-cell" style:parent-style-name="Default" style:data-style-name="N1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 style:data-style-name="N1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 style:data-style-name="N1">
      <style:table-cell-properties style:vertical-align="middle"/>
    </style:style>
    <style:style style:name="ce143" style:family="table-cell" style:parent-style-name="Default" style:data-style-name="N1"/>
    <style:style style:name="ce144" style:family="table-cell" style:parent-style-name="Default" style:data-style-name="N1">
      <style:text-properties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style:font-name="Liberation Sans"/>
    </style:style>
    <style:style style:name="T3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1pt" style:font-size-asian="11pt" style:font-name-complex="Noto Sans Hebrew" style:font-name="Liberation Sans" style:language-complex="he" style:country-complex="IL" style:language-asian="zh" style:country-asian="CN" fo:language="en" fo:country="US" style:text-line-through-mode="continuous" fo:text-shadow="none" style:text-outline="false" fo:font-style="normal" style:text-line-through-type="none" style:text-underline-style="solid" style:text-underline-width="auto" style:text-underline-color="font-color" fo:font-weight="bold" fo:font-size="11pt"/>
    </style:style>
    <style:style style:name="T4" style:family="text">
      <style:text-properties style:text-emphasize="none" fo:text-shadow="none" style:font-relief="none" style:text-overline-style="none" style:text-overline-color="font-color" style:font-name-complex="Noto Sans Hebrew" style:language-complex="he" style:country-complex="IL" style:font-name-asian="Noto Sans CJK SC" fo:font-weight="bold" style:text-underline-style="none" style:text-underline-color="font-color" style:text-line-through-type="none" fo:font-style="normal" style:text-outline="false" style:font-style-asian="normal" style:font-weight-complex="bold" style:font-weight-asian="bold" style:font-size-complex="8pt" style:font-size-asian="8pt" fo:font-size="8pt" style:font-name="Liberation Sans" style:language-asian="zh" style:country-asian="CN" fo:language="en" fo:country="US" style:text-line-through-mode="continuous" style:font-style-complex="normal"/>
    </style:style>
    <style:style style:name="T5" style:family="text">
      <style:text-properties style:text-underline-style="none" style:text-underline-color="font-color" style:font-size-complex="8pt" style:font-size-asian="8pt" fo:font-size="8pt" fo:font-weight="normal" style:font-weight-asian="normal" style:font-weight-complex="normal"/>
    </style:style>
    <style:style style:name="T6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7" style:family="text">
      <style:text-properties fo:font-weight="normal" style:text-underline-style="none" style:text-underline-color="font-color" style:font-weight-asian="normal" style:font-weight-complex="normal" fo:font-size="8pt" style:font-size-asian="8pt" style:font-size-complex="8pt"/>
    </style:style>
    <style:style style:name="T8" style:family="text">
      <style:text-properties style:text-underline-style="none" style:text-underline-color="font-color" fo:font-size="8pt" style:font-size-asian="8pt" style:font-size-complex="8pt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c9211e" style:font-name="Liberation Sans"/>
    </style:style>
    <style:style style:name="T1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bold" style:font-weight-asian="bold" style:font-size-complex="11pt" style:font-size-asian="11pt" style:font-name-complex="Noto Sans Hebrew" style:font-name-asian="Noto Sans CJK SC" style:language-complex="he" style:country-complex="IL" style:language-asian="zh" style:country-asian="CN" fo:language="en" fo:country="US" style:text-line-through-mode="continuous" fo:text-shadow="none" style:text-outline="false" fo:font-style="normal" style:text-line-through-type="none" style:text-underline-style="solid" style:text-underline-width="auto" style:text-underline-color="font-color" fo:font-weight="bold" fo:font-size="11pt"/>
    </style:style>
    <style:style style:name="T1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bold" style:font-weight-asian="bold" style:font-size-complex="11pt" style:font-size-asian="11pt" style:font-name-complex="Noto Sans Hebrew" style:font-name-asian="Noto Sans CJK SC" style:language-complex="he" style:country-complex="IL" style:language-asian="zh" style:country-asian="CN" fo:language="en" fo:country="US" style:text-line-through-mode="continuous" fo:text-shadow="none" style:text-outline="false" fo:font-style="normal" style:text-line-through-type="none" style:text-underline-style="solid" style:text-underline-width="auto" style:text-underline-color="font-color" fo:font-weight="bold" fo:font-size="11pt" fo:color="#c9211e"/>
    </style:style>
    <style:style style:name="T13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overline-style="none" style:text-overline-color="font-color" style:font-name-complex="Noto Sans Hebrew" style:font-style-asian="italic" fo:font-style="italic" style:font-size-asian="11pt" style:text-emphasize="none" style:font-relief="none" style:font-name-asian="Noto Sans CJK SC" style:font-weight-complex="normal" style:font-size-complex="11pt" style:font-weight-asian="normal" style:text-underline-style="solid" style:text-underline-width="auto" style:text-underline-color="font-color" fo:language="en" fo:country="US" fo:font-size="11pt" style:language-complex="he" style:country-complex="IL" style:text-line-through-mode="continuous" style:text-outline="false" style:font-name="Liberation Sans" fo:font-weight="normal" style:language-asian="zh" style:country-asian="CN" fo:text-shadow="none" style:text-line-through-type="none" style:font-style-complex="italic"/>
    </style:style>
    <style:style style:name="T16" style:family="text">
      <style:text-properties style:text-overline-style="none" style:text-overline-color="font-color" style:font-name-complex="Noto Sans Hebrew" style:font-size-asian="11pt" style:text-emphasize="none" style:font-relief="none" style:font-name-asian="Noto Sans CJK SC" style:font-weight-complex="normal" style:font-size-complex="11pt" style:font-weight-asian="normal" fo:language="en" fo:country="US" fo:font-size="11pt" style:language-complex="he" style:country-complex="IL" style:text-line-through-mode="continuous" style:text-outline="false" style:font-name="Liberation Sans" fo:font-weight="normal" style:language-asian="zh" style:country-asian="CN" fo:text-shadow="none" style:text-line-through-type="none" style:font-style-asian="normal" style:text-underline-style="none" style:text-underline-color="font-color" style:font-style-complex="normal" fo:font-style="normal"/>
    </style:style>
    <style:style style:name="T17" style:family="text">
      <style:text-properties style:text-overline-style="none" style:text-overline-color="font-color" style:font-name-complex="Noto Sans Hebrew" style:font-size-asian="11pt" style:text-emphasize="none" style:font-relief="none" style:font-name-asian="Noto Sans CJK SC" style:font-size-complex="11pt" fo:language="en" fo:country="US" fo:font-size="11pt" style:language-complex="he" style:country-complex="IL" style:text-line-through-mode="continuous" style:text-outline="false" style:font-name="Liberation Sans" style:language-asian="zh" style:country-asian="CN" fo:text-shadow="none" style:text-line-through-type="none" style:font-style-asian="normal" style:text-underline-style="none" style:text-underline-color="font-color" style:font-style-complex="normal" fo:font-style="normal" fo:font-weight="bold" style:font-weight-asian="bold" style:font-weight-complex="bold"/>
    </style:style>
    <style:style style:name="T18" style:family="text">
      <style:text-properties style:text-overline-style="none" style:text-overline-color="font-color" style:font-name-complex="Noto Sans Hebrew" style:font-size-asian="11pt" style:text-emphasize="none" style:font-relief="none" style:font-name-asian="Noto Sans CJK SC" style:font-size-complex="11pt" fo:language="en" fo:country="US" fo:font-size="11pt" style:language-complex="he" style:country-complex="IL" style:text-line-through-mode="continuous" style:text-outline="false" style:font-name="Liberation Sans" style:language-asian="zh" style:country-asian="CN" fo:text-shadow="none" style:text-line-through-type="none" style:font-style-asian="normal" style:text-underline-style="none" style:text-underline-color="font-color" style:font-style-complex="normal" fo:font-style="normal" fo:font-weight="normal" style:font-weight-asian="normal" style:font-weight-complex="normal"/>
    </style:style>
    <style:style style:name="T19" style:family="text">
      <style:text-properties style:text-overline-style="none" style:text-overline-color="font-color" style:font-name-complex="Noto Sans Hebrew" style:font-size-asian="11pt" style:text-emphasize="none" style:font-relief="none" style:font-name-asian="Noto Sans CJK SC" style:font-size-complex="11pt" fo:language="en" fo:country="US" fo:font-size="11pt" style:language-complex="he" style:country-complex="IL" style:text-line-through-mode="continuous" style:text-outline="false" style:font-name="Liberation Sans" style:language-asian="zh" style:country-asian="CN" fo:text-shadow="none" style:text-line-through-type="none" style:font-style-asian="normal" style:text-underline-style="none" style:text-underline-color="font-color" style:font-style-complex="normal" fo:font-style="normal" fo:font-weight="normal" style:font-weight-complex="normal" style:font-weight-asian="normal"/>
    </style:style>
    <style:style style:name="T20" style:family="text">
      <style:text-properties style:text-overline-style="none" style:text-overline-color="font-color" style:font-name-complex="Noto Sans Hebrew" style:font-size-asian="11pt" style:text-emphasize="none" style:font-relief="none" style:font-name-asian="Noto Sans CJK SC" style:font-size-complex="11pt" fo:language="en" fo:country="US" fo:font-size="11pt" style:language-complex="he" style:country-complex="IL" style:text-line-through-mode="continuous" style:text-outline="false" style:font-name="Liberation Sans" style:language-asian="zh" style:country-asian="CN" fo:text-shadow="none" style:text-line-through-type="none" style:font-style-asian="normal" style:text-underline-style="none" style:text-underline-color="font-color" style:font-style-complex="normal" fo:font-style="normal" fo:font-weight="bold" style:font-weight-complex="bold" style:font-weight-asian="bold"/>
    </style:style>
    <style:style style:name="T21" style:family="text">
      <style:text-properties style:text-overline-style="none" style:text-overline-color="font-color" style:font-name-complex="Noto Sans Hebrew" style:font-size-asian="11pt" style:text-emphasize="none" style:font-relief="none" style:font-name-asian="Noto Sans CJK SC" style:font-size-complex="11pt" fo:language="en" fo:country="US" fo:font-size="11pt" style:language-complex="he" style:country-complex="IL" style:text-line-through-mode="continuous" style:text-outline="false" style:font-name="Liberation Sans" style:language-asian="zh" style:country-asian="CN" fo:text-shadow="none" style:text-line-through-type="none" style:font-style-asian="normal" style:text-underline-style="none" style:text-underline-color="font-color" style:font-style-complex="normal" fo:font-style="normal" style:font-weight-asian="normal" fo:font-weight="normal" style:font-weight-complex="normal"/>
    </style:style>
    <style:style style:name="T22" style:family="text">
      <style:text-properties style:text-line-through-mode="continuous" style:text-emphasize="none" fo:language="en" fo:country="US" style:language-asian="zh" style:country-asian="CN" style:font-name-asian="Noto Sans CJK SC" fo:font-size="10pt" style:font-size-asian="10pt" style:font-size-complex="10pt" style:font-weight-asian="normal" style:font-weight-complex="normal" style:text-outline="false" style:text-line-through-type="none" fo:font-weight="normal" style:text-overline-style="none" style:text-overline-color="font-color" style:language-complex="he" style:country-complex="IL" style:font-name-complex="Noto Sans Hebrew" style:font-name="Liberation Sans" style:font-relief="none" fo:text-shadow="none"/>
    </style:style>
    <style:style style:name="T23" style:family="text">
      <style:text-properties style:text-line-through-mode="continuous" style:text-emphasize="none" fo:language="en" fo:country="US" style:language-asian="zh" style:country-asian="CN" style:font-name-asian="Noto Sans CJK SC" fo:font-size="10pt" style:font-size-asian="10pt" style:font-size-complex="10pt" style:font-weight-asian="normal" style:font-weight-complex="normal" style:text-outline="false" style:text-line-through-type="none" fo:font-weight="normal" style:text-overline-style="none" style:text-overline-color="font-color" style:language-complex="he" style:country-complex="IL" style:font-name-complex="Noto Sans Hebrew" style:font-name="Liberation Sans" style:font-relief="none" fo:text-shadow="none" style:font-style-complex="italic" fo:font-style="italic" style:text-underline-style="solid" style:text-underline-width="auto" style:text-underline-color="font-color" style:font-style-asian="italic"/>
    </style:style>
    <style:style style:name="T24" style:family="text">
      <style:text-properties style:text-line-through-mode="continuous" style:text-emphasize="none" fo:language="en" fo:country="US" style:language-asian="zh" style:country-asian="CN" style:font-name-asian="Noto Sans CJK SC" fo:font-size="10pt" style:font-size-asian="10pt" style:font-size-complex="10pt" style:font-weight-asian="normal" style:font-weight-complex="normal" style:text-outline="false" style:text-line-through-type="none" fo:font-weight="normal" style:text-overline-style="none" style:text-overline-color="font-color" style:language-complex="he" style:country-complex="IL" style:font-name-complex="Noto Sans Hebrew" style:font-name="Liberation Sans" style:font-relief="none" fo:text-shadow="none" style:text-underline-style="none" style:text-underline-color="font-color" style:font-style-complex="normal" style:font-style-asian="normal" fo:font-style="normal"/>
    </style:style>
    <style:style style:name="T25" style:family="text">
      <style:text-properties style:text-line-through-mode="continuous" style:text-emphasize="none" fo:language="en" fo:country="US" style:language-asian="zh" style:country-asian="CN" style:font-name-asian="Noto Sans CJK SC" fo:font-size="10pt" style:font-size-asian="10pt" style:font-size-complex="10pt" style:text-outline="false" style:text-line-through-type="none" style:text-overline-style="none" style:text-overline-color="font-color" style:language-complex="he" style:country-complex="IL" style:font-name-complex="Noto Sans Hebrew" style:font-name="Liberation Sans" style:font-relief="none" fo:text-shadow="none" style:text-underline-style="none" style:text-underline-color="font-color" style:font-style-complex="normal" style:font-style-asian="normal" fo:font-style="normal" fo:font-weight="bold" style:font-weight-asian="bold" style:font-weight-complex="bold"/>
    </style:style>
    <style:style style:name="T26" style:family="text">
      <style:text-properties style:text-line-through-mode="continuous" style:text-emphasize="none" fo:language="en" fo:country="US" style:language-asian="zh" style:country-asian="CN" style:font-name-asian="Noto Sans CJK SC" fo:font-size="10pt" style:font-size-asian="10pt" style:font-size-complex="10pt" style:text-outline="false" style:text-line-through-type="none" style:text-overline-style="none" style:text-overline-color="font-color" style:language-complex="he" style:country-complex="IL" style:font-name-complex="Noto Sans Hebrew" style:font-name="Liberation Sans" style:font-relief="none" fo:text-shadow="none" style:text-underline-style="none" style:text-underline-color="font-color" style:font-style-complex="normal" style:font-style-asian="normal" fo:font-style="normal" fo:font-weight="normal" style:font-weight-asian="normal" style:font-weight-complex="normal"/>
    </style:style>
    <style:style style:name="T27" style:family="text">
      <style:text-properties style:font-size-complex="10pt" fo:font-weight="normal" style:font-weight-asian="normal" style:font-weight-complex="normal" style:font-style-asian="normal" style:font-style-complex="normal" style:text-emphasize="none" style:font-relief="none" style:language-complex="he" style:country-complex="IL" style:font-name-complex="Liberation Sans" style:font-name-asian="Liberation Sans" style:text-overline-style="none" style:text-overline-color="font-color" fo:font-size="10pt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10pt"/>
    </style:style>
    <style:style style:name="T28" style:family="text">
      <style:text-properties style:font-size-complex="10pt" fo:font-weight="normal" style:font-weight-asian="normal" style:font-weight-complex="normal" style:font-style-asian="normal" style:font-style-complex="normal" style:text-emphasize="none" style:font-relief="none" style:language-complex="he" style:country-complex="IL" style:text-overline-style="none" style:text-overline-color="font-color" fo:font-size="10pt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10pt" style:font-name-asian="Noto Sans CJK SC" style:font-name-complex="Noto Sans Hebrew"/>
    </style:style>
    <style:style style:name="T29" style:family="text">
      <style:text-properties style:font-size-complex="10pt" fo:font-weight="normal" style:font-weight-asian="normal" style:font-weight-complex="normal" style:text-emphasize="none" style:font-relief="none" style:language-complex="he" style:country-complex="IL" style:text-overline-style="none" style:text-overline-color="font-color" fo:font-size="10pt" style:font-name="Liberation Sans" style:language-asian="zh" style:country-asian="CN" fo:language="en" fo:country="US" style:text-line-through-mode="continuous" fo:text-shadow="none" style:text-outline="false" style:text-line-through-type="none" style:font-size-asian="10pt" style:font-name-asian="Noto Sans CJK SC" style:font-name-complex="Noto Sans Hebrew" style:font-style-asian="italic" fo:font-style="italic" style:font-style-complex="italic" style:text-underline-style="solid" style:text-underline-width="auto" style:text-underline-color="font-color"/>
    </style:style>
    <style:style style:name="T30" style:family="text">
      <style:text-properties style:font-size-complex="10pt" fo:font-weight="normal" style:font-weight-asian="normal" style:font-weight-complex="normal" style:text-emphasize="none" style:font-relief="none" style:language-complex="he" style:country-complex="IL" style:text-overline-style="none" style:text-overline-color="font-color" fo:font-size="10pt" style:font-name="Liberation Sans" style:language-asian="zh" style:country-asian="CN" fo:language="en" fo:country="US" style:text-line-through-mode="continuous" fo:text-shadow="none" style:text-outline="false" style:text-line-through-type="none" style:font-size-asian="10pt" style:font-name-asian="Noto Sans CJK SC" style:font-name-complex="Noto Sans Hebrew" style:text-underline-style="none" style:text-underline-color="font-color" fo:font-style="normal" style:font-style-asian="normal" style:font-style-complex="normal"/>
    </style:style>
    <style:style style:name="T31" style:family="text">
      <style:text-properties style:font-size-complex="10pt" style:text-emphasize="none" style:font-relief="none" style:language-complex="he" style:country-complex="IL" style:text-overline-style="none" style:text-overline-color="font-color" fo:font-size="10pt" style:font-name="Liberation Sans" style:language-asian="zh" style:country-asian="CN" fo:language="en" fo:country="US" style:text-line-through-mode="continuous" fo:text-shadow="none" style:text-outline="false" style:text-line-through-type="none" style:font-size-asian="10pt" style:font-name-asian="Noto Sans CJK SC" style:font-name-complex="Noto Sans Hebrew" style:text-underline-style="none" style:text-underline-color="font-color" fo:font-style="normal" style:font-style-asian="normal" style:font-style-complex="normal" fo:font-weight="bold" style:font-weight-asian="bold" style:font-weight-complex="bold"/>
    </style:style>
    <style:style style:name="T32" style:family="text">
      <style:text-properties style:font-size-complex="10pt" style:text-emphasize="none" style:font-relief="none" style:language-complex="he" style:country-complex="IL" style:text-overline-style="none" style:text-overline-color="font-color" fo:font-size="10pt" style:font-name="Liberation Sans" style:language-asian="zh" style:country-asian="CN" fo:language="en" fo:country="US" style:text-line-through-mode="continuous" fo:text-shadow="none" style:text-outline="false" style:text-line-through-type="none" style:font-size-asian="10pt" style:font-name-asian="Noto Sans CJK SC" style:font-name-complex="Noto Sans Hebrew" style:text-underline-style="none" style:text-underline-color="font-color" fo:font-style="normal" style:font-style-asian="normal" style:font-style-complex="normal" fo:font-weight="normal" style:font-weight-asian="normal" style:font-weight-complex="normal"/>
    </style:style>
    <style:style style:name="T33" style:family="text">
      <style:text-properties style:font-name="Liberation Sans" fo:color="#c9211e"/>
    </style:style>
    <style:style style:name="T34" style:family="text">
      <style:text-properties fo:font-size="11pt" style:font-name-asian="Noto Sans CJK SC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="Liberation Sans" style:font-name-complex="Noto Sans Hebrew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1pt" style:font-name-asian="Noto Sans CJK SC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="Liberation Sans" style:font-name-complex="Noto Sans Hebrew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 fo:color="#c9211e"/>
    </style:style>
    <style:style style:name="T36" style:family="text">
      <style:text-properties style:font-name="Liberation Sans" fo:font-size="11pt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Liberation Sans" fo:font-size="11pt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1pt" style:font-size-complex="11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38" style:family="text">
      <style:text-properties style:text-overline-style="none" style:text-overline-color="font-color" style:font-name-asian="Noto Sans CJK SC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e" style:country-complex="IL" style:font-name-complex="Noto Sans Hebrew" style:font-size-asian="11pt" style:font-size-complex="11pt" style:font-weight-asian="bold" style:font-weight-complex="bold" style:font-style-asian="normal" style:font-style-complex="normal" style:text-emphasize="none" style:font-relief="none" fo:font-size="11pt"/>
    </style:style>
    <style:style style:name="T39" style:family="text">
      <style:text-properties style:text-overline-style="none" style:text-overline-color="font-color" style:font-name-asian="Noto Sans CJK SC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e" style:country-complex="IL" style:font-name-complex="Noto Sans Hebrew" style:font-weight-asian="bold" style:font-weight-complex="bold" style:font-style-asian="normal" style:font-style-complex="normal" style:text-emphasize="none" style:font-relief="none" fo:font-size="10pt" style:font-size-asian="10pt" style:font-size-complex="10pt"/>
    </style:style>
    <style:style style:name="T40" style:family="text">
      <style:text-properties style:text-overline-style="none" style:text-overline-color="font-color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e" style:country-complex="IL" style:font-weight-asian="bold" style:font-weight-complex="bold" style:font-style-asian="normal" style:font-style-complex="normal" style:text-emphasize="none" style:font-relief="none" fo:font-size="10pt" style:font-size-asian="10pt" style:font-size-complex="10pt" style:font-name-asian="Liberation Sans" style:font-name-complex="Liberation Sans"/>
    </style:style>
    <style:style style:name="T41" style:family="text">
      <style:text-properties fo:language="en" fo:country="US" style:font-size-asian="8pt" style:text-line-through-mode="continuous" fo:text-shadow="none" style:text-outline="false" fo:font-style="normal" style:text-line-through-type="none" style:text-underline-style="solid" style:text-underline-width="auto" style:text-underline-color="font-color" fo:font-weight="bold" fo:font-size="8pt" style:language-asian="zh" style:country-asian="CN" style:font-name-asian="Noto Sans CJK SC" style:font-name="Liberation Sans" style:font-name-complex="Noto Sans Hebrew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8pt" style:language-complex="he" style:country-complex="IL"/>
    </style:style>
    <style:style style:name="T42" style:family="text">
      <style:text-properties fo:language="en" fo:country="US" style:font-size-asian="8pt" style:text-line-through-mode="continuous" fo:text-shadow="none" style:text-outline="false" fo:font-style="normal" style:text-line-through-type="none" style:text-underline-style="solid" style:text-underline-width="auto" style:text-underline-color="font-color" fo:font-weight="bold" fo:font-size="8pt" style:language-asian="zh" style:country-asian="CN" style:font-name-asian="Noto Sans CJK SC" style:font-name="Liberation Sans" style:font-name-complex="Noto Sans Hebrew" style:text-overline-style="none" style:text-overline-color="font-color" style:font-relief="none" style:text-emphasize="none" style:font-style-complex="normal" style:font-style-asian="normal" style:font-size-complex="8pt" style:language-complex="he" style:country-complex="IL" style:font-weight-asian="normal" style:font-weight-complex="normal"/>
    </style:style>
    <style:style style:name="T43" style:family="text">
      <style:text-properties fo:language="en" fo:country="US" style:font-size-asian="8pt" style:text-line-through-mode="continuous" fo:text-shadow="none" style:text-outline="false" fo:font-style="normal" style:text-line-through-type="none" style:text-underline-style="solid" style:text-underline-width="auto" style:text-underline-color="font-color" fo:font-weight="bold" fo:font-size="8pt" style:language-asian="zh" style:country-asian="CN" style:font-name-asian="Noto Sans CJK SC" style:font-name="Liberation Sans" style:font-name-complex="Noto Sans Hebrew" style:text-overline-style="none" style:text-overline-color="font-color" style:font-relief="none" style:text-emphasize="none" style:font-style-complex="normal" style:font-style-asian="normal" style:font-size-complex="8pt" style:language-complex="he" style:country-complex="IL" style:font-weight-complex="bold" style:font-weight-asian="bold"/>
    </style:style>
    <style:style style:name="T44" style:family="text">
      <style:text-properties fo:language="en" fo:country="US" style:text-line-through-mode="continuous" fo:text-shadow="none" style:text-outline="false" fo:font-style="normal" style:text-line-through-type="none" style:text-underline-style="solid" style:text-underline-width="auto" style:text-underline-color="font-color" fo:font-weight="bold" style:language-asian="zh" style:country-asian="CN" style:text-overline-style="none" style:text-overline-color="font-color" style:font-relief="none" style:text-emphasize="none" style:font-style-complex="normal" style:font-style-asian="normal" style:language-complex="he" style:country-complex="IL" style:font-weight-complex="bold" style:font-weight-asian="bold" fo:font-size="11pt" style:font-size-asian="11pt" style:font-size-complex="11pt"/>
    </style:style>
    <style:style style:name="T45" style:family="text">
      <style:text-properties fo:language="en" fo:country="US" style:text-line-through-mode="continuous" fo:text-shadow="none" style:text-outline="false" fo:font-style="normal" style:text-line-through-type="none" style:text-underline-style="solid" style:text-underline-width="auto" style:text-underline-color="font-color" fo:font-weight="bold" style:language-asian="zh" style:country-asian="CN" style:text-overline-style="none" style:text-overline-color="font-color" style:font-relief="none" style:text-emphasize="none" style:font-style-complex="normal" style:font-style-asian="normal" style:language-complex="he" style:country-complex="IL" style:font-weight-complex="bold" style:font-weight-asian="bold" fo:font-size="11pt" style:font-size-asian="11pt" style:font-size-complex="11pt" style:font-name="Liberation Sans" style:font-name-asian="Liberation Sans" style:font-name-complex="Liberation Sans"/>
    </style:style>
    <style:style style:name="T46" style:family="text">
      <style:text-properties fo:language="en" fo:country="US" style:text-line-through-mode="continuous" fo:text-shadow="none" style:text-outline="false" fo:font-style="normal" style:text-line-through-type="none" style:text-underline-style="solid" style:text-underline-width="auto" style:text-underline-color="font-color" fo:font-weight="bold" style:language-asian="zh" style:country-asian="CN" style:text-overline-style="none" style:text-overline-color="font-color" style:font-relief="none" style:text-emphasize="none" style:font-style-complex="normal" style:font-style-asian="normal" style:language-complex="he" style:country-complex="IL" style:font-weight-complex="bold" style:font-weight-asian="bold" style:font-name="Liberation Sans" fo:font-size="8pt" style:font-name-asian="Noto Sans CJK SC" style:font-name-complex="Noto Sans Hebrew" style:font-size-asian="8pt" style:font-size-complex="8pt"/>
    </style:style>
    <style:style style:name="T47" style:family="text">
      <style:text-properties fo:language="en" fo:country="US" style:text-line-through-mode="continuous" fo:text-shadow="none" style:text-outline="false" fo:font-style="normal" style:text-line-through-type="none" style:text-underline-style="solid" style:text-underline-width="auto" style:text-underline-color="font-color" style:language-asian="zh" style:country-asian="CN" style:text-overline-style="none" style:text-overline-color="font-color" style:font-relief="none" style:text-emphasize="none" style:font-style-complex="normal" style:font-style-asian="normal" style:language-complex="he" style:country-complex="IL" style:font-name="Liberation Sans" fo:font-size="8pt" style:font-name-asian="Noto Sans CJK SC" style:font-name-complex="Noto Sans Hebrew" style:font-size-asian="8pt" style:font-size-complex="8pt" fo:font-weight="normal" style:font-weight-asian="normal" style:font-weight-complex="normal"/>
    </style:style>
    <style:style style:name="T48" style:family="text">
      <style:text-properties style:font-name-asian="Noto Sans CJK SC" fo:font-size="11pt" style:font-relief="none" style:text-emphasize="none" style:font-style-complex="normal" style:font-style-asian="normal" style:font-weight-complex="bold" style:font-weight-asian="bold" style:font-size-complex="11pt" style:font-size-asian="11pt" style:font-name-complex="Noto Sans Hebrew" style:language-complex="he" style:country-complex="IL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solid" style:text-underline-width="auto" style:text-underline-color="font-color" fo:font-weight="bold" style:text-overline-style="none" style:text-overline-color="font-color"/>
    </style:style>
    <style:style style:name="T49" style:family="text">
      <style:text-properties style:font-relief="none" style:text-emphasize="none" style:font-style-complex="normal" style:font-style-asian="normal" style:font-weight-complex="bold" style:font-weight-asian="bold" style:language-complex="he" style:country-complex="IL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solid" style:text-underline-width="auto" style:text-underline-color="font-color" fo:font-weight="bold" style:text-overline-style="none" style:text-overline-color="font-color" fo:font-size="10pt" style:font-name-asian="Liberation Sans" style:font-name-complex="Liberation Sans" style:font-size-asian="10pt" style:font-size-complex="10pt"/>
    </style:style>
  </office:automatic-styles>
  <office:body>
    <office:spreadsheet>
      <table:calculation-settings table:automatic-find-labels="false"/>
      <table:table table:name="81 Typ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46"/>
        <table:table-column table:style-name="co3" table:default-cell-style-name="ce135"/>
        <table:table-column table:style-name="co4" table:default-cell-style-name="ce135"/>
        <table:table-column table:style-name="co3" table:default-cell-style-name="ce135"/>
        <table:table-column table:style-name="co5" table:default-cell-style-name="ce135"/>
        <table:table-column table:style-name="co6" table:default-cell-style-name="ce46"/>
        <table:table-column table:style-name="co7" table:default-cell-style-name="ce135"/>
        <table:table-column table:style-name="co6" table:default-cell-style-name="ce46"/>
        <table:table-column table:style-name="co8" table:default-cell-style-name="ce135"/>
        <table:table-column table:style-name="co9" table:default-cell-style-name="ce46"/>
        <table:table-column table:style-name="co8" table:number-columns-repeated="2" table:default-cell-style-name="ce135"/>
        <table:table-column table:style-name="co8" table:default-cell-style-name="ce46"/>
        <table:table-column table:style-name="co10" table:default-cell-style-name="ce65"/>
        <table:table-column table:style-name="co11" table:number-columns-repeated="100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Jungian Composition – 81 Types!</text:p>
          </table:table-cell>
          <table:covered-table-cell table:style-name="ce12"/>
          <table:covered-table-cell table:number-columns-repeated="4" table:style-name="ce68"/>
          <table:covered-table-cell table:style-name="ce84"/>
          <table:covered-table-cell table:number-columns-repeated="2" table:style-name="ce85"/>
          <table:covered-table-cell table:style-name="ce88"/>
          <table:covered-table-cell table:style-name="ce1"/>
          <table:covered-table-cell table:number-columns-repeated="2" table:style-name="ce88"/>
          <table:covered-table-cell table:style-name="ce92"/>
          <table:table-cell table:style-name="ce58"/>
          <table:table-cell table:style-name="ce163" table:number-columns-repeated="996"/>
          <table:table-cell table:number-columns-repeated="11"/>
        </table:table-row>
        <table:table-row table:style-name="ro2">
          <table:table-cell table:style-name="ce15" office:value-type="string" calcext:value-type="string">
            <text:p>Known</text:p>
          </table:table-cell>
          <table:table-cell table:style-name="ce24" office:value-type="string" calcext:value-type="string">
            <text:p>4-Ltr</text:p>
          </table:table-cell>
          <table:table-cell table:style-name="ce34" office:value-type="string" calcext:value-type="string" table:number-columns-spanned="4" table:number-rows-spanned="1">
            <text:p>Functi<text:span text:style-name="T1">on→ C</text:span>olor</text:p>
          </table:table-cell>
          <table:covered-table-cell table:number-columns-repeated="2" table:style-name="ce74"/>
          <table:covered-table-cell table:style-name="ce24"/>
          <table:table-cell table:style-name="ce24" office:value-type="string" calcext:value-type="string" table:number-columns-spanned="4" table:number-rows-spanned="1">
            <text:p>Line Position and Color</text:p>
          </table:table-cell>
          <table:covered-table-cell table:style-name="ce86"/>
          <table:covered-table-cell table:style-name="ce74"/>
          <table:covered-table-cell table:style-name="ce86"/>
          <table:table-cell table:style-name="ce53" office:value-type="string" calcext:value-type="string" table:number-columns-spanned="4" table:number-rows-spanned="1">
            <text:p><text:span text:style-name="T4">←</text:span><text:span text:style-name="T5">shorter lines </text:span>Draw Seq<text:span text:style-name="T6"> </text:span><text:span text:style-name="T7">longer lines</text:span><text:span text:style-name="T8">→</text:span></text:p>
          </table:table-cell>
          <table:covered-table-cell table:number-columns-repeated="2" table:style-name="ce95"/>
          <table:covered-table-cell table:style-name="ce98"/>
          <table:table-cell table:style-name="ce59"/>
          <table:table-cell table:style-name="ce147" table:number-columns-repeated="996"/>
          <table:table-cell table:style-name="ce67" table:number-columns-repeated="11"/>
        </table:table-row>
        <table:table-row table:style-name="ro2">
          <table:table-cell table:style-name="ce15" office:value-type="string" calcext:value-type="string">
            <text:p>Letters</text:p>
          </table:table-cell>
          <table:table-cell table:style-name="ce24" office:value-type="string" calcext:value-type="string">
            <text:p>Type</text:p>
          </table:table-cell>
          <table:table-cell table:style-name="ce35" office:value-type="string" calcext:value-type="string">
            <text:p>Dom<text:span text:style-name="T2">¹</text:span></text:p>
          </table:table-cell>
          <table:table-cell table:style-name="ce41" office:value-type="string" calcext:value-type="string">
            <text:p><text:span text:style-name="T3">Aux¹</text:span></text:p>
          </table:table-cell>
          <table:table-cell table:style-name="ce41" office:value-type="string" calcext:value-type="string">
            <text:p>Vert</text:p>
          </table:table-cell>
          <table:table-cell table:style-name="ce47" office:value-type="string" calcext:value-type="string">
            <text:p>Horiz</text:p>
          </table:table-cell>
          <table:table-cell table:style-name="ce74" office:value-type="string" calcext:value-type="string">
            <text:p>Top</text:p>
          </table:table-cell>
          <table:table-cell table:style-name="ce147" office:value-type="string" calcext:value-type="string">
            <text:p>Left</text:p>
          </table:table-cell>
          <table:table-cell table:style-name="ce74" office:value-type="string" calcext:value-type="string">
            <text:p>Right</text:p>
          </table:table-cell>
          <table:table-cell table:style-name="ce147" office:value-type="string" calcext:value-type="string">
            <text:p>Bottom</text:p>
          </table:table-cell>
          <table:table-cell table:style-name="ce54" office:value-type="string" calcext:value-type="string">
            <text:p>1st</text:p>
          </table:table-cell>
          <table:table-cell table:style-name="ce95" office:value-type="string" calcext:value-type="string">
            <text:p>2nd</text:p>
          </table:table-cell>
          <table:table-cell table:style-name="ce95" office:value-type="string" calcext:value-type="string">
            <text:p>3rd</text:p>
          </table:table-cell>
          <table:table-cell table:style-name="ce98" office:value-type="string" calcext:value-type="string">
            <text:p>4th</text:p>
          </table:table-cell>
          <table:table-cell table:style-name="ce96" office:value-type="string" calcext:value-type="string">
            <text:p>Comments<text:span text:style-name="T2">¹</text:span></text:p>
          </table:table-cell>
          <table:table-cell table:style-name="ce147" table:number-columns-repeated="996"/>
          <table:table-cell table:style-name="ce67" table:number-columns-repeated="11"/>
        </table:table-row>
        <table:table-row table:style-name="ro3">
          <table:table-cell table:style-name="ce16" office:value-type="float" office:value="0" calcext:value-type="float">
            <text:p>0</text:p>
          </table:table-cell>
          <table:table-cell table:style-name="ce26" office:value-type="string" calcext:value-type="string">
            <text:p>XXXX</text:p>
          </table:table-cell>
          <table:table-cell table:style-name="ce16" office:value-type="string" calcext:value-type="string">
            <text:p>X→Default</text:p>
          </table:table-cell>
          <table:table-cell table:style-name="ce42" office:value-type="string" calcext:value-type="string">
            <text:p>X→Default</text:p>
          </table:table-cell>
          <table:table-cell table:style-name="ce42" office:value-type="string" calcext:value-type="string">
            <text:p>X→B or Y</text:p>
          </table:table-cell>
          <table:table-cell table:style-name="ce42" office:value-type="string" calcext:value-type="string">
            <text:p>X→G or R</text:p>
          </table:table-cell>
          <table:table-cell table:style-name="ce42" office:value-type="string" calcext:value-type="string">
            <text:p>G</text:p>
          </table:table-cell>
          <table:table-cell table:style-name="ce44" office:value-type="string" calcext:value-type="string">
            <text:p>B</text:p>
          </table:table-cell>
          <table:table-cell table:style-name="ce42" office:value-type="string" calcext:value-type="string">
            <text:p>Y</text:p>
          </table:table-cell>
          <table:table-cell table:style-name="ce26" office:value-type="string" calcext:value-type="string">
            <text:p>R</text:p>
          </table:table-cell>
          <table:table-cell table:style-name="ce16" office:value-type="string" calcext:value-type="string">
            <text:p>Bottom</text:p>
          </table:table-cell>
          <table:table-cell table:style-name="ce42" office:value-type="string" calcext:value-type="string">
            <text:p>Right</text:p>
          </table:table-cell>
          <table:table-cell table:style-name="ce42" office:value-type="string" calcext:value-type="string">
            <text:p>Top</text:p>
          </table:table-cell>
          <table:table-cell table:style-name="ce26" office:value-type="string" calcext:value-type="string">
            <text:p>Left</text:p>
          </table:table-cell>
          <table:table-cell table:style-name="ce60" office:value-type="string" calcext:value-type="string">
            <text:p>Starting point: default colors – Assume E &amp; P</text:p>
          </table:table-cell>
          <table:table-cell table:number-columns-repeated="1007"/>
        </table:table-row>
        <table:table-row table:style-name="ro4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130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style-name="ce37" office:value-type="string" calcext:value-type="string">
            <text:p>------------</text:p>
          </table:table-cell>
          <table:table-cell table:style-name="ce130" office:value-type="string" calcext:value-type="string">
            <text:p>------------</text:p>
          </table:table-cell>
          <table:table-cell table:style-name="ce37" office:value-type="string" calcext:value-type="string">
            <text:p>------------</text:p>
          </table:table-cell>
          <table:table-cell table:style-name="ce130" office:value-type="string" calcext:value-type="string">
            <text:p>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style-name="ce27" office:value-type="string" calcext:value-type="string">
            <text:p>EXXX</text:p>
          </table:table-cell>
          <table:table-cell table:style-name="ce18" office:value-type="string" calcext:value-type="string">
            <text:p>X→Default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X→B or Y</text:p>
          </table:table-cell>
          <table:table-cell table:style-name="ce43" office:value-type="string" calcext:value-type="string">
            <text:p>X→G or R</text:p>
          </table:table-cell>
          <table:table-cell table:style-name="ce43" office:value-type="string" calcext:value-type="string">
            <text:p>G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Y</text:p>
          </table:table-cell>
          <table:table-cell table:style-name="ce27" office:value-type="string" calcext:value-type="string">
            <text:p>R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IX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XN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N→B, E lines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XS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, E lines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XXF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F→R, E lines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XXT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T→G, E lines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XX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XXX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X→Default</text:p>
          </table:table-cell>
          <table:table-cell table:style-name="ce44" office:value-type="string" calcext:value-type="string">
            <text:p>X→B or Y</text:p>
          </table:table-cell>
          <table:table-cell table:style-name="ce44" office:value-type="string" calcext:value-type="string">
            <text:p>X→G or R</text:p>
          </table:table-cell>
          <table:table-cell table:style-name="ce20" office:value-type="string" calcext:value-type="string">
            <text:p>G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29" office:value-type="string" calcext:value-type="string">
            <text:p>R</text:p>
          </table:table-cell>
          <table:table-cell table:style-name="ce20" office:value-type="string" calcext:value-type="string">
            <text:p>Bottom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Top</text:p>
          </table:table-cell>
          <table:table-cell table:style-name="ce29" office:value-type="string" calcext:value-type="string">
            <text:p>Left</text:p>
          </table:table-cell>
          <table:table-cell table:style-name="ce63" office:value-type="string" calcext:value-type="string">
            <text:p><text:span text:style-name="T9">Default Color</text:span>s, E lines</text:p>
          </table:table-cell>
          <table:table-cell table:number-columns-repeated="1007"/>
        </table:table-row>
        <table:table-row table:style-name="ro5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2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3">
          <table:table-cell table:style-name="ce18" office:value-type="float" office:value="2" calcext:value-type="float">
            <text:p>2</text:p>
          </table:table-cell>
          <table:table-cell table:style-name="ce27" office:value-type="string" calcext:value-type="string">
            <text:p>ENXX</text:p>
          </table:table-cell>
          <table:table-cell table:style-name="ce18" office:value-type="string" calcext:value-type="string">
            <text:p>X→Default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N→B</text:p>
          </table:table-cell>
          <table:table-cell table:style-name="ce27" office:value-type="string" calcext:value-type="string">
            <text:p>X→G or R</text:p>
          </table:table-cell>
          <table:table-cell table:style-name="ce18" office:value-type="string" calcext:value-type="string">
            <text:p>G</text:p>
          </table:table-cell>
          <table:table-cell table:number-columns-repeated="2" table:style-name="ce43" office:value-type="string" calcext:value-type="string">
            <text:p>B</text:p>
          </table:table-cell>
          <table:table-cell table:style-name="ce27" office:value-type="string" calcext:value-type="string">
            <text:p>R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ESXX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IN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table:style-name="ce19"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N→B – Assuming I &amp; Dom→Top &amp; Bot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IS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S→Y – Assuming I &amp; Dom→Top &amp; Bot</text:p>
          </table:table-cell>
          <table:table-cell table:number-columns-repeated="1007"/>
        </table:table-row>
        <table:table-row table:style-name="ro6"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62"/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EXF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EXT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IXF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F→R – Assuming I &amp; Dom→Top &amp; Bot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IXT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T→G – Assuming I &amp; Dom→Top &amp; Bot</text:p>
          </table:table-cell>
          <table:table-cell table:number-columns-repeated="1007"/>
        </table:table-row>
        <table:table-row table:style-name="ro6"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62"/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E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E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I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I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table:style-name="ce46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6"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62"/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NFX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<text:span text:style-name="T9">Known: N→B</text:span>,F→R – Assuming E &amp; P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NTX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N→B,T→G – Assuming E &amp; P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SFX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,F→R – Assuming E &amp; P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STX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,T→G – Assuming E &amp; P</text:p>
          </table:table-cell>
          <table:table-cell table:number-columns-repeated="1007"/>
        </table:table-row>
        <table:table-row table:style-name="ro6"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62"/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NXJ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N→B – Assuming E &amp; Aux→Top &amp; Bot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NXP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SXJ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Aux→Top &amp; Bot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SXP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6"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62"/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XFJ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XFP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Aux→Top &amp; Bot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XXTJ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3"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XXT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X→Default</text:p>
          </table:table-cell>
          <table:table-cell table:style-name="ce44" office:value-type="string" calcext:value-type="string">
            <text:p>X→B or Y</text:p>
          </table:table-cell>
          <table:table-cell table:style-name="ce29" office:value-type="string" calcext:value-type="string">
            <text:p>T→G</text:p>
          </table:table-cell>
          <table:table-cell table:style-name="ce20" office:value-type="string" calcext:value-type="string">
            <text:p>G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29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3" office:value-type="string" calcext:value-type="string">
            <text:p>Known: T→G – Assuming E &amp; Aux→Top &amp; Bot</text:p>
          </table:table-cell>
          <table:table-cell table:number-columns-repeated="1007"/>
        </table:table-row>
        <table:table-row table:style-name="ro5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2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64" office:value-type="string" calcext:value-type="string">
            <text:p>---------------------------------------------------------------------------------------</text:p>
          </table:table-cell>
          <table:table-cell table:style-name="ce163" table:number-columns-repeated="1007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27" office:value-type="string" calcext:value-type="string">
            <text:p>EXFJ</text:p>
          </table:table-cell>
          <table:table-cell table:style-name="ce18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table:style-name="ce43" office:value-type="string" calcext:value-type="string">
            <text:p>X→B or Y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R </text:p>
          </table:table-cell>
          <table:table-cell table:style-name="ce27" office:value-type="string" calcext:value-type="string">
            <text:p>Y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F→R is E &amp; Dom→L &amp; R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XFP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F→R is I &amp; Aux→Top &amp; Bot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XTJ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T→G is E &amp; Dom→L &amp; R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XTP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T→G is I &amp; Aux→Top &amp; Bot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XF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F→R is E &amp; Aux→L &amp; R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XFP</text:p>
          </table:table-cell>
          <table:table-cell table:style-name="ce19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F→R is I &amp; Dom→Top &amp; Bot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XT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T→G is E &amp; Aux→L &amp; R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XTP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T→G is I &amp; Dom→Top &amp; Bot</text:p>
          </table:table-cell>
          <table:table-cell table:number-columns-repeated="1007"/>
        </table:table-row>
        <table:table-row table:style-name="ro6">
          <table:table-cell/>
          <table:table-cell table:style-name="ce28"/>
          <table:table-cell table:style-name="ce19"/>
          <table:table-cell table:number-columns-repeated="2"/>
          <table:table-cell table:style-name="ce46"/>
          <table:table-cell table:style-name="ce19"/>
          <table:table-cell table:style-name="ce46"/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62"/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N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N→B is I &amp; Aux→Top &amp; Bot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NX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N→B is E &amp; Dom→L &amp; R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S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 is I &amp; Aux→Top &amp; Bot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SX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 is E &amp; Dom→L &amp; R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NXJ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N→B is I &amp; Dom→Top &amp; Bot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N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N→B is E &amp; Aux→L &amp; R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SXJ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S→Y is I &amp; Dom→Top &amp; Bot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S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S→Y is E &amp; Aux→L &amp; R</text:p>
          </table:table-cell>
          <table:table-cell table:number-columns-repeated="1007"/>
        </table:table-row>
        <table:table-row table:style-name="ro6">
          <table:table-cell/>
          <table:table-cell table:style-name="ce28"/>
          <table:table-cell table:style-name="ce19"/>
          <table:table-cell table:number-columns-repeated="2"/>
          <table:table-cell table:style-name="ce46"/>
          <table:table-cell table:style-name="ce19"/>
          <table:table-cell table:style-name="ce46"/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62"/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NF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P: N→B is E &amp; Dom, and F→R is I &amp; Aux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NT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P: N→B is E &amp; Dom, and T→G is I &amp; Aux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SF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P: S→Y is E &amp; Dom, and F→R is I &amp; Aux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EST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P: S→Y is E &amp; Dom, and T→G is I &amp; Aux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NFX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Assuming P: N→B is E &amp; Aux, and F→R is I &amp; Dom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NTX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Assuming P: N→B is E &amp; Aux, and T→G is I &amp; Dom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SFX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Assuming P: S→Y is E &amp; Aux, and F→R is I &amp; Dom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ISTX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Assuming P: S→Y is E &amp; Aux, and T→G is I &amp; Dom</text:p>
          </table:table-cell>
          <table:table-cell table:number-columns-repeated="1007"/>
        </table:table-row>
        <table:table-row table:style-name="ro6">
          <table:table-cell/>
          <table:table-cell table:style-name="ce28"/>
          <table:table-cell table:style-name="ce19"/>
          <table:table-cell table:number-columns-repeated="2"/>
          <table:table-cell table:style-name="ce46"/>
          <table:table-cell table:style-name="ce19"/>
          <table:table-cell table:style-name="ce46"/>
          <table:table-cell/>
          <table:table-cell table:style-name="ce28"/>
          <table:table-cell table:style-name="ce19"/>
          <table:table-cell table:number-columns-repeated="2"/>
          <table:table-cell table:style-name="ce28"/>
          <table:table-cell table:style-name="ce62"/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XN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E: F→R is E &amp; Dom and N→B is I <text:s/>&amp; Aux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XNF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E: N→B is E &amp; Dom and F→R is I <text:s/>&amp; Aux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XN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B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E: T→G is E &amp; Dom and N→B is I <text:s/>&amp; Aux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XNT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E: N→B is E &amp; Dom and T→G is I <text:s/>&amp; Aux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XS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E: F→R is E &amp; Dom and S→Y is I <text:s/>&amp; Aux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XSF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E: S→Y is E &amp; Dom and F→R is I <text:s/>&amp; Aux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XS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Assuming E: T→G <text:s/>is E &amp; Dom and S→Y is I <text:s/>&amp; Aux</text:p>
          </table:table-cell>
          <table:table-cell table:number-columns-repeated="1007"/>
        </table:table-row>
        <table:table-row table:style-name="ro3"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XSTP</text:p>
          </table:table-cell>
          <table:table-cell table:style-name="ce20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44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20" office:value-type="string" calcext:value-type="string">
            <text:p>G</text:p>
          </table:table-cell>
          <table:table-cell table:number-columns-repeated="2" table:style-name="ce44" office:value-type="string" calcext:value-type="string">
            <text:p>Y</text:p>
          </table:table-cell>
          <table:table-cell table:style-name="ce29" office:value-type="string" calcext:value-type="string">
            <text:p>G</text:p>
          </table:table-cell>
          <table:table-cell table:style-name="ce20" office:value-type="string" calcext:value-type="string">
            <text:p>Bottom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Top</text:p>
          </table:table-cell>
          <table:table-cell table:style-name="ce29" office:value-type="string" calcext:value-type="string">
            <text:p>Left</text:p>
          </table:table-cell>
          <table:table-cell table:style-name="ce63" office:value-type="string" calcext:value-type="string">
            <text:p>Assuming E: S→Y is E &amp; Dom and T→G is I <text:s/>&amp; Aux</text:p>
          </table:table-cell>
          <table:table-cell table:number-columns-repeated="1007"/>
        </table:table-row>
        <table:table-row table:style-name="ro4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130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2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style-name="ce163" table:number-columns-repeated="1007"/>
        </table:table-row>
        <table:table-row table:style-name="ro3">
          <table:table-cell table:style-name="ce18" office:value-type="float" office:value="4" calcext:value-type="float">
            <text:p>4</text:p>
          </table:table-cell>
          <table:table-cell table:style-name="ce27" office:value-type="string" calcext:value-type="string">
            <text:p>ENFJ</text:p>
          </table:table-cell>
          <table:table-cell table:style-name="ce18" office:value-type="string" calcext:value-type="string">
            <text:p>F→R</text:p>
          </table:table-cell>
          <table:table-cell table:style-name="ce43" office:value-type="string" calcext:value-type="string">
            <text:p>N→B</text:p>
          </table:table-cell>
          <table:table-cell table:style-name="ce43" office:value-type="string" calcext:value-type="string">
            <text:p>F→R</text:p>
          </table:table-cell>
          <table:table-cell table:style-name="ce43" office:value-type="string" calcext:value-type="string">
            <text:p>N→B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R </text:p>
          </table:table-cell>
          <table:table-cell table:style-name="ce27" office:value-type="string" calcext:value-type="string">
            <text:p>B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F→R is E, Dom, Left &amp; Right, N→B is I, Aux, Top &amp; Bottom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ENF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N→B is E, Dom, Left &amp; Right, F→R is I, Aux, Top &amp; Bottom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EN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B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T→G is E, Dom, Left &amp; Right, N→B is I, Aux, Top &amp; Bottom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ENT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N→B is E, Dom, Left &amp; Right, T→G is I, Aux, Top &amp; Bottom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ES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F→R is E, Dom, Left &amp; Right, S→Y is I, Aux, Top &amp; Bottom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ESF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 is E, Dom, Left &amp; Right, F→R is I, Aux, Top &amp; Bottom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ES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T→G is E, Dom, Left &amp; Right, S→Y is I, Aux, Top &amp; Bottom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EST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table:style-name="ce28" office:value-type="string" calcext:value-type="string">
            <text:p>Left</text:p>
          </table:table-cell>
          <table:table-cell table:style-name="ce62" office:value-type="string" calcext:value-type="string">
            <text:p>Known: S→Y is E, Dom, Left &amp; Right, T→G is I, Aux, Top &amp; Bottom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INFJ</text:p>
          </table:table-cell>
          <table:table-cell table:style-name="ce19" office:value-type="string" calcext:value-type="string">
            <text:p>N→B</text:p>
          </table:table-cell>
          <table:table-cell table:number-columns-repeated="2"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N→B is I, Dom, Top &amp; Bottom, F→R is E, Aux, Left &amp; Right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INFP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F→R is I, Dom, Top &amp; Bottom, N→B is E, Aux, Left &amp; Right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INTJ</text:p>
          </table:table-cell>
          <table:table-cell table:style-name="ce19" office:value-type="string" calcext:value-type="string">
            <text:p>N→B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B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N→B is I, Dom, Top &amp; Bottom, T→G is E, Aux, Left &amp; Right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INTP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T→G is I, Dom, Top &amp; Bottom, N→B is E, Aux, Left &amp; Right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ISFJ</text:p>
          </table:table-cell>
          <table:table-cell table:style-name="ce19" office:value-type="string" calcext:value-type="string">
            <text:p>S→Y</text:p>
          </table:table-cell>
          <table:table-cell table:number-columns-repeated="2"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S→Y is I, Dom, Top &amp; Bottom, F→R is E, Aux, Left &amp; Right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ISFP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F→R is I, Dom, Top &amp; Bottom, S→Y is E, Aux, Left &amp; Right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ISTJ</text:p>
          </table:table-cell>
          <table:table-cell table:style-name="ce19" office:value-type="string" calcext:value-type="string">
            <text:p>S→Y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table:style-name="ce19"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table:style-name="ce28" office:value-type="string" calcext:value-type="string">
            <text:p>Bottom</text:p>
          </table:table-cell>
          <table:table-cell table:style-name="ce62" office:value-type="string" calcext:value-type="string">
            <text:p>Known: S→Y is I, Dom, Top &amp; Bottom, T→G is E, Aux, Left &amp; Right</text:p>
          </table:table-cell>
          <table:table-cell table:number-columns-repeated="1007"/>
        </table:table-row>
        <table:table-row table:style-name="ro3"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STP</text:p>
          </table:table-cell>
          <table:table-cell table:style-name="ce20" office:value-type="string" calcext:value-type="string">
            <text:p>T→G</text:p>
          </table:table-cell>
          <table:table-cell table:number-columns-repeated="2" table:style-name="ce44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20" office:value-type="string" calcext:value-type="string">
            <text:p>G</text:p>
          </table:table-cell>
          <table:table-cell table:number-columns-repeated="2" table:style-name="ce44" office:value-type="string" calcext:value-type="string">
            <text:p>Y</text:p>
          </table:table-cell>
          <table:table-cell table:style-name="ce29" office:value-type="string" calcext:value-type="string">
            <text:p>G</text:p>
          </table:table-cell>
          <table:table-cell table:style-name="ce20" office:value-type="string" calcext:value-type="string">
            <text:p>Left</text:p>
          </table:table-cell>
          <table:table-cell table:style-name="ce44" office:value-type="string" calcext:value-type="string">
            <text:p>Top</text:p>
          </table:table-cell>
          <table:table-cell table:style-name="ce44" office:value-type="string" calcext:value-type="string">
            <text:p>Right</text:p>
          </table:table-cell>
          <table:table-cell table:style-name="ce29" office:value-type="string" calcext:value-type="string">
            <text:p>Bottom</text:p>
          </table:table-cell>
          <table:table-cell table:style-name="ce63" office:value-type="string" calcext:value-type="string">
            <text:p>Known: T→G is I, Dom, Top &amp; Bottom, S→Y is E, Aux, Left &amp; Right</text:p>
          </table:table-cell>
          <table:table-cell table:number-columns-repeated="1007"/>
        </table:table-row>
        <table:table-row table:style-name="ro3">
          <table:table-cell table:number-columns-repeated="2" table:style-name="ce17" office:value-type="string" calcext:value-type="string">
            <text:p>-----------</text:p>
          </table:table-cell>
          <table:table-cell table:number-columns-repeated="4" table:style-name="ce37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7">
          <table:table-cell table:style-name="ce21" office:value-type="string" calcext:value-type="string">
            <text:p>Check:</text:p>
          </table:table-cell>
          <table:table-cell table:style-name="ce30"/>
          <table:table-cell table:number-columns-repeated="1020"/>
        </table:table-row>
        <table:table-row table:style-name="ro3">
          <table:table-cell table:style-name="ce22" office:value-type="string" calcext:value-type="string">
            <text:p>0 known: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22" office:value-type="string" calcext:value-type="string">
            <text:p>1 known: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table:style-name="ce22" office:value-type="string" calcext:value-type="string">
            <text:p>2 known: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table:style-name="ce22" office:value-type="string" calcext:value-type="string">
            <text:p>3 known: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table:style-name="ce22" office:value-type="string" calcext:value-type="string">
            <text:p>4 known: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Total:</text:p>
          </table:table-cell>
          <table:table-cell table:style-name="ce32" table:formula="of:=SUM([.B99:.B103])" office:value-type="float" office:value="81" calcext:value-type="float">
            <text:p>81</text:p>
          </table:table-cell>
          <table:table-cell table:style-name="ce39" table:number-columns-repeated="4"/>
          <table:table-cell table:number-columns-repeated="1016"/>
        </table:table-row>
        <table:table-row table:style-name="ro3">
          <table:table-cell table:number-columns-repeated="1022"/>
        </table:table-row>
        <table:table-row table:style-name="ro7">
          <table:table-cell table:style-name="ce11" office:value-type="string" calcext:value-type="string">
            <text:p>Footnotes:</text:p>
          </table:table-cell>
          <table:table-cell table:number-columns-repeated="1021"/>
        </table:table-row>
        <table:table-row table:style-name="ro3">
          <table:table-cell/>
          <table:table-cell table:style-name="ce66" office:value-type="string" calcext:value-type="string">
            <text:p>¹ Assumptions do not apply to Dom and Aux: MUST HAVE <text:s/>E/I, J/P, and ONE OTHER factor.</text:p>
          </table:table-cell>
          <table:table-cell table:number-columns-repeated="1020"/>
        </table:table-row>
        <table:table-row table:style-name="ro3" table:number-rows-repeated="1048468">
          <table:table-cell table:number-columns-repeated="1022"/>
        </table:table-row>
        <table:table-row table:style-name="ro3">
          <table:table-cell table:style-name="ce20"/>
          <table:table-cell table:number-columns-repeated="6"/>
          <table:table-cell table:style-name="ce46"/>
          <table:table-cell/>
          <table:table-cell table:style-name="ce46"/>
          <table:table-cell/>
          <table:table-cell table:style-name="ce46" table:number-columns-repeated="2"/>
          <table:table-cell table:number-columns-repeated="1009"/>
        </table:table-row>
      </table:table>
      <table:table table:name="Line Positions" table:style-name="ta1">
        <table:table-column table:style-name="co12" table:default-cell-style-name="ce163"/>
        <table:table-column table:style-name="co13" table:default-cell-style-name="ce163"/>
        <table:table-column table:style-name="co14" table:default-cell-style-name="ce163"/>
        <table:table-column table:style-name="co15" table:default-cell-style-name="ce68"/>
        <table:table-column table:style-name="co16" table:default-cell-style-name="ce176"/>
        <table:table-column table:style-name="co17" table:default-cell-style-name="ce163"/>
        <table:table-column table:style-name="co16" table:default-cell-style-name="ce176"/>
        <table:table-column table:style-name="co18" table:default-cell-style-name="ce163"/>
        <table:table-column table:style-name="co19" table:default-cell-style-name="ce176"/>
        <table:table-column table:style-name="co20" table:default-cell-style-name="ce163"/>
        <table:table-column table:style-name="co21" table:default-cell-style-name="ce163"/>
        <table:table-column table:style-name="co20" table:default-cell-style-name="ce163"/>
        <table:table-column table:style-name="co12" table:default-cell-style-name="ce163"/>
        <table:table-column table:style-name="co21" table:default-cell-style-name="ce163"/>
        <table:table-column table:style-name="co12" table:default-cell-style-name="ce163"/>
        <table:table-column table:style-name="co22" table:default-cell-style-name="ce163"/>
        <table:table-column table:style-name="co21" table:default-cell-style-name="ce163"/>
        <table:table-column table:style-name="co23" table:default-cell-style-name="ce163"/>
        <table:table-column table:style-name="co21" table:default-cell-style-name="ce163"/>
        <table:table-column table:style-name="co11" table:number-columns-repeated="998" table:default-cell-style-name="ce163"/>
        <table:table-column table:style-name="co11" table:number-columns-repeated="7" table:default-cell-style-name="Default"/>
        <table:table-row table:style-name="ro1">
          <table:table-cell table:style-name="ce105" office:value-type="string" calcext:value-type="string" table:number-columns-spanned="9" table:number-rows-spanned="1">
            <text:p>¹ Line coords: 1-based here, 0-based in the code</text:p>
          </table:table-cell>
          <table:covered-table-cell table:style-name="ce108"/>
          <table:covered-table-cell table:style-name="ce111"/>
          <table:covered-table-cell table:style-name="ce112"/>
          <table:covered-table-cell table:number-columns-repeated="4" table:style-name="ce111"/>
          <table:covered-table-cell table:style-name="ce118"/>
          <table:table-cell table:style-name="ce119" office:value-type="string" calcext:value-type="string" table:number-columns-spanned="10" table:number-rows-spanned="1">
            <text:p>Jungian Composition – Line Positions</text:p>
          </table:table-cell>
          <table:covered-table-cell table:style-name="ce120"/>
          <table:covered-table-cell/>
          <table:covered-table-cell table:style-name="Default"/>
          <table:covered-table-cell table:number-columns-repeated="6"/>
          <table:table-cell table:number-columns-repeated="1005"/>
        </table:table-row>
        <table:table-row table:style-name="ro8">
          <table:table-cell table:style-name="ce86"/>
          <table:table-cell table:style-name="ce86" office:value-type="string" calcext:value-type="string">
            <text:p>Grid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number-columns-repeated="2" table:style-name="ce86" office:value-type="string" calcext:value-type="string">
            <text:p>1st</text:p>
          </table:table-cell>
          <table:table-cell table:number-columns-repeated="2" table:style-name="ce86" office:value-type="string" calcext:value-type="string">
            <text:p>2nd</text:p>
          </table:table-cell>
          <table:table-cell table:style-name="ce86" office:value-type="string" calcext:value-type="string">
            <text:p>3rd</text:p>
          </table:table-cell>
          <table:table-cell table:style-name="ce86" office:value-type="string" calcext:value-type="string">
            <text:p>Check</text:p>
          </table:table-cell>
          <table:table-cell table:style-name="ce86" office:value-type="string" calcext:value-type="string">
            <text:p>1st Gp/</text:p>
          </table:table-cell>
          <table:table-cell table:style-name="ce86" office:value-type="string" calcext:value-type="string">
            <text:p>1st Ln/</text:p>
          </table:table-cell>
          <table:table-cell table:style-name="ce86" office:value-type="string" calcext:value-type="string">
            <text:p>2nd Gp/</text:p>
          </table:table-cell>
          <table:table-cell table:style-name="ce86" office:value-type="string" calcext:value-type="string">
            <text:p>2nd Ln/</text:p>
          </table:table-cell>
          <table:table-cell table:style-name="ce86" office:value-type="string" calcext:value-type="string">
            <text:p>3rd Gp/</text:p>
          </table:table-cell>
          <table:table-cell table:style-name="ce86"/>
          <table:table-cell table:style-name="ce86" office:value-type="string" calcext:value-type="string">
            <text:p>1st Ln/</text:p>
          </table:table-cell>
          <table:table-cell table:number-columns-repeated="2" table:style-name="ce86" office:value-type="string" calcext:value-type="string">
            <text:p>Total/</text:p>
          </table:table-cell>
          <table:table-cell table:style-name="ce86" table:number-columns-repeated="997"/>
          <table:table-cell table:style-name="ce168"/>
          <table:table-cell table:number-columns-repeated="7"/>
        </table:table-row>
        <table:table-row table:style-name="ro2">
          <table:table-cell table:style-name="ce86" office:value-type="string" calcext:value-type="string">
            <text:p>Squares</text:p>
          </table:table-cell>
          <table:table-cell table:style-name="ce86" office:value-type="string" calcext:value-type="string">
            <text:p>Size</text:p>
          </table:table-cell>
          <table:table-cell table:style-name="ce86" office:value-type="string" calcext:value-type="string">
            <text:p>Sqrs</text:p>
          </table:table-cell>
          <table:table-cell table:style-name="ce86" office:value-type="string" calcext:value-type="string">
            <text:p>E/I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Line<text:span text:style-name="T10">¹</text:span>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<text:span text:style-name="T11">Line</text:span><text:span text:style-name="T12">¹</text:span>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Gaps</text:p>
          </table:table-cell>
          <table:table-cell table:number-columns-repeated="5" table:style-name="ce86" office:value-type="string" calcext:value-type="string">
            <text:p>Total</text:p>
          </table:table-cell>
          <table:table-cell table:style-name="ce86"/>
          <table:table-cell table:style-name="ce86" office:value-type="string" calcext:value-type="string">
            <text:p>2nd Ln</text:p>
          </table:table-cell>
          <table:table-cell table:style-name="ce86" office:value-type="string" calcext:value-type="string">
            <text:p>1st Ln</text:p>
          </table:table-cell>
          <table:table-cell table:style-name="ce86" office:value-type="string" calcext:value-type="string">
            <text:p>2nd Ln</text:p>
          </table:table-cell>
          <table:table-cell table:style-name="ce86" table:number-columns-repeated="997"/>
          <table:table-cell table:style-name="ce168"/>
          <table:table-cell table:number-columns-repeated="7"/>
        </table:table-row>
        <table:table-row table:style-name="ro8">
          <table:table-cell table:style-name="ce165" office:value-type="string" calcext:value-type="string">
            <text:p>1x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5" office:value-type="string" calcext:value-type="string">
            <text:p>N/A</text:p>
          </table:table-cell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9"/>
          <table:table-cell table:number-columns-repeated="1006"/>
        </table:table-row>
        <table:table-row table:style-name="ro9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9"/>
          <table:table-cell table:number-columns-repeated="1006"/>
        </table:table-row>
        <table:table-row table:style-name="ro8">
          <table:table-cell table:style-name="ce165" office:value-type="string" calcext:value-type="string">
            <text:p>3x3</text:p>
          </table:table-cell>
          <table:table-cell table:style-name="ce168" office:value-type="float" office:value="3" calcext:value-type="float">
            <text:p>3</text:p>
          </table:table-cell>
          <table:table-cell table:style-name="ce168" table:formula="of:=PRODUCT([.B6];[.B6])" office:value-type="float" office:value="9" calcext:value-type="float">
            <text:p>9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1" calcext:value-type="float">
            <text:p>1</text:p>
          </table:table-cell>
          <table:table-cell table:style-name="ce173" table:formula="of:=SUM([.E6];1)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173"/>
          <table:table-cell table:style-name="ce115"/>
          <table:table-cell table:style-name="ce168" table:formula="of:=SUM([.E6];1;[.G6])" office:value-type="float" office:value="3" calcext:value-type="float">
            <text:p>3</text:p>
          </table:table-cell>
          <table:table-cell table:style-name="ce177" table:formula="of:=[.E6]/[.B6]" office:value-type="float" office:value="0.333333333333333" calcext:value-type="float">
            <text:p>0.33</text:p>
          </table:table-cell>
          <table:table-cell table:style-name="ce123" table:formula="of:=[.F6]/[.B6]" office:value-type="float" office:value="0.666666666666667" calcext:value-type="float">
            <text:p>0.67</text:p>
          </table:table-cell>
          <table:table-cell table:style-name="ce177" table:formula="of:=[.G6]/[.B6]" office:value-type="float" office:value="0.333333333333333" calcext:value-type="float">
            <text:p>0.33</text:p>
          </table:table-cell>
          <table:table-cell table:style-name="ce173"/>
          <table:table-cell table:style-name="ce177" table:number-columns-repeated="3"/>
          <table:table-cell table:style-name="ce168"/>
          <table:table-cell table:number-columns-repeated="1006"/>
        </table:table-row>
        <table:table-row table:style-name="ro6">
          <table:table-cell table:style-name="ce165"/>
          <table:table-cell table:style-name="ce168" table:number-columns-repeated="2"/>
          <table:table-cell table:style-name="ce165"/>
          <table:table-cell table:style-name="ce115"/>
          <table:table-cell table:style-name="ce173"/>
          <table:table-cell table:style-name="ce115"/>
          <table:table-cell table:style-name="ce173"/>
          <table:table-cell table:style-name="ce115"/>
          <table:table-cell table:style-name="ce168" table:number-columns-repeated="2"/>
          <table:table-cell table:style-name="ce124"/>
          <table:table-cell table:style-name="ce181"/>
          <table:table-cell table:style-name="ce173"/>
          <table:table-cell table:style-name="ce181" table:number-columns-repeated="3"/>
          <table:table-cell table:style-name="ce168"/>
          <table:table-cell table:number-columns-repeated="1006"/>
        </table:table-row>
        <table:table-row table:style-name="ro10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8];[.B8])" office:value-type="float" office:value="25" calcext:value-type="float">
            <text:p>25</text:p>
          </table:table-cell>
          <table:table-cell table:style-name="ce165" office:value-type="string" calcext:value-type="string">
            <text:p>E </text:p>
          </table:table-cell>
          <table:table-cell table:style-name="ce115" office:value-type="float" office:value="1" calcext:value-type="float">
            <text:p>1</text:p>
          </table:table-cell>
          <table:table-cell table:style-name="ce173" table:formula="of:=SUM([.E8];1)" office:value-type="float" office:value="2" calcext:value-type="float">
            <text:p>2</text:p>
          </table:table-cell>
          <table:table-cell table:style-name="ce115" office:value-type="float" office:value="3" calcext:value-type="float">
            <text:p>3</text:p>
          </table:table-cell>
          <table:table-cell table:style-name="ce173"/>
          <table:table-cell table:style-name="ce115"/>
          <table:table-cell table:style-name="ce168" table:formula="of:=SUM([.E8];1;[.G8])" office:value-type="float" office:value="5" calcext:value-type="float">
            <text:p>5</text:p>
          </table:table-cell>
          <table:table-cell table:style-name="ce177" table:formula="of:=[.E8]/[.B8]" office:value-type="float" office:value="0.2" calcext:value-type="float">
            <text:p>0.20</text:p>
          </table:table-cell>
          <table:table-cell table:style-name="ce123" table:formula="of:=[.F8]/[.B8]" office:value-type="float" office:value="0.4" calcext:value-type="float">
            <text:p>0.40</text:p>
          </table:table-cell>
          <table:table-cell table:style-name="ce177" table:formula="of:=[.G8]/[.B8]" office:value-type="float" office:value="0.6" calcext:value-type="float">
            <text:p>0.60</text:p>
          </table:table-cell>
          <table:table-cell table:style-name="ce123"/>
          <table:table-cell table:style-name="ce177" table:number-columns-repeated="3"/>
          <table:table-cell table:style-name="ce177" table:formula="of:=[.B8]/[.F8]" office:value-type="float" office:value="2.5" calcext:value-type="float">
            <text:p>2.50</text:p>
          </table:table-cell>
          <table:table-cell table:style-name="ce177"/>
          <table:table-cell table:number-columns-repeated="1005"/>
        </table:table-row>
        <table:table-row table:style-name="ro8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9];[.B9])" office:value-type="float" office:value="25" calcext:value-type="float">
            <text:p>25</text:p>
          </table:table-cell>
          <table:table-cell table:style-name="ce165" office:value-type="string" calcext:value-type="string">
            <text:p>I</text:p>
          </table:table-cell>
          <table:table-cell table:style-name="ce115" office:value-type="float" office:value="3" calcext:value-type="float">
            <text:p>3</text:p>
          </table:table-cell>
          <table:table-cell table:style-name="ce173" office:value-type="float" office:value="4" calcext:value-type="float">
            <text:p>4</text:p>
          </table:table-cell>
          <table:table-cell table:style-name="ce115" office:value-type="float" office:value="1" calcext:value-type="float">
            <text:p>1</text:p>
          </table:table-cell>
          <table:table-cell table:style-name="ce173"/>
          <table:table-cell table:style-name="ce115"/>
          <table:table-cell table:style-name="ce168" table:formula="of:=SUM([.E9];1;[.G9])" office:value-type="float" office:value="5" calcext:value-type="float">
            <text:p>5</text:p>
          </table:table-cell>
          <table:table-cell table:style-name="ce177" table:formula="of:=[.E9]/[.B9]" office:value-type="float" office:value="0.6" calcext:value-type="float">
            <text:p>0.60</text:p>
          </table:table-cell>
          <table:table-cell table:style-name="ce123" table:formula="of:=[.F9]/[.B9]" office:value-type="float" office:value="0.8" calcext:value-type="float">
            <text:p>0.80</text:p>
          </table:table-cell>
          <table:table-cell table:style-name="ce177" table:formula="of:=[.G9]/[.B9]" office:value-type="float" office:value="0.2" calcext:value-type="float">
            <text:p>0.20</text:p>
          </table:table-cell>
          <table:table-cell table:style-name="ce123"/>
          <table:table-cell table:style-name="ce177" table:number-columns-repeated="3"/>
          <table:table-cell table:style-name="ce177" table:formula="of:=[.B9]/[.F9]" office:value-type="float" office:value="1.25" calcext:value-type="float">
            <text:p>1.25</text:p>
          </table:table-cell>
          <table:table-cell table:style-name="ce177"/>
          <table:table-cell table:number-columns-repeated="1005"/>
        </table:table-row>
        <table:table-row table:style-name="ro9">
          <table:table-cell table:style-name="ce165"/>
          <table:table-cell table:style-name="ce168" table:number-columns-repeated="2"/>
          <table:table-cell table:style-name="ce165"/>
          <table:table-cell table:style-name="ce115"/>
          <table:table-cell table:style-name="ce173"/>
          <table:table-cell table:style-name="ce115"/>
          <table:table-cell table:style-name="ce173"/>
          <table:table-cell table:style-name="ce115"/>
          <table:table-cell table:style-name="ce168"/>
          <table:table-cell table:style-name="ce177"/>
          <table:table-cell table:style-name="ce123"/>
          <table:table-cell table:style-name="ce177"/>
          <table:table-cell table:style-name="ce123"/>
          <table:table-cell table:style-name="ce177" table:number-columns-repeated="5"/>
          <table:table-cell table:number-columns-repeated="1005"/>
        </table:table-row>
        <table:table-row table:style-name="ro8">
          <table:table-cell table:style-name="ce165" office:value-type="string" calcext:value-type="string">
            <text:p>7x7</text:p>
          </table:table-cell>
          <table:table-cell table:style-name="ce168" office:value-type="float" office:value="7" calcext:value-type="float">
            <text:p>7</text:p>
          </table:table-cell>
          <table:table-cell table:style-name="ce168" table:formula="of:=PRODUCT([.B11];[.B11])" office:value-type="float" office:value="49" calcext:value-type="float">
            <text:p>49</text:p>
          </table:table-cell>
          <table:table-cell table:style-name="ce165" office:value-type="string" calcext:value-type="string">
            <text:p>E </text:p>
          </table:table-cell>
          <table:table-cell table:style-name="ce115" office:value-type="float" office:value="2" calcext:value-type="float">
            <text:p>2</text:p>
          </table:table-cell>
          <table:table-cell table:style-name="ce173" table:formula="of:=SUM([.E11];1)" office:value-type="float" office:value="3" calcext:value-type="float">
            <text:p>3</text:p>
          </table:table-cell>
          <table:table-cell table:style-name="ce115" office:value-type="float" office:value="4" calcext:value-type="float">
            <text:p>4</text:p>
          </table:table-cell>
          <table:table-cell table:style-name="ce173"/>
          <table:table-cell table:style-name="ce115"/>
          <table:table-cell table:style-name="ce168" table:formula="of:=SUM([.E11];1;[.G11])" office:value-type="float" office:value="7" calcext:value-type="float">
            <text:p>7</text:p>
          </table:table-cell>
          <table:table-cell table:style-name="ce177" table:formula="of:=[.E11]/[.B11]" office:value-type="float" office:value="0.285714285714286" calcext:value-type="float">
            <text:p>0.29</text:p>
          </table:table-cell>
          <table:table-cell table:style-name="ce123" table:formula="of:=[.F11]/[.B11]" office:value-type="float" office:value="0.428571428571429" calcext:value-type="float">
            <text:p>0.43</text:p>
          </table:table-cell>
          <table:table-cell table:style-name="ce177" table:formula="of:=[.G11]/[.B11]" office:value-type="float" office:value="0.571428571428571" calcext:value-type="float">
            <text:p>0.57</text:p>
          </table:table-cell>
          <table:table-cell table:style-name="ce123"/>
          <table:table-cell table:style-name="ce177" table:number-columns-repeated="3"/>
          <table:table-cell table:style-name="ce177" table:formula="of:=[.B11]/[.F11]" office:value-type="float" office:value="2.33333333333333" calcext:value-type="float">
            <text:p>2.33</text:p>
          </table:table-cell>
          <table:table-cell table:style-name="ce177"/>
          <table:table-cell table:number-columns-repeated="1005"/>
        </table:table-row>
        <table:table-row table:style-name="ro8">
          <table:table-cell table:style-name="ce165" office:value-type="string" calcext:value-type="string">
            <text:p>7x7</text:p>
          </table:table-cell>
          <table:table-cell table:style-name="ce168" office:value-type="float" office:value="7" calcext:value-type="float">
            <text:p>7</text:p>
          </table:table-cell>
          <table:table-cell table:style-name="ce168" table:formula="of:=PRODUCT([.B12];[.B12])" office:value-type="float" office:value="49" calcext:value-type="float">
            <text:p>49</text:p>
          </table:table-cell>
          <table:table-cell table:style-name="ce165" office:value-type="string" calcext:value-type="string">
            <text:p>I</text:p>
          </table:table-cell>
          <table:table-cell table:style-name="ce115" office:value-type="float" office:value="4" calcext:value-type="float">
            <text:p>4</text:p>
          </table:table-cell>
          <table:table-cell table:style-name="ce173" table:formula="of:=SUM([.E12];1)" office:value-type="float" office:value="5" calcext:value-type="float">
            <text:p>5</text:p>
          </table:table-cell>
          <table:table-cell table:style-name="ce115" office:value-type="float" office:value="2" calcext:value-type="float">
            <text:p>2</text:p>
          </table:table-cell>
          <table:table-cell table:style-name="ce173"/>
          <table:table-cell table:style-name="ce115"/>
          <table:table-cell table:style-name="ce168" table:formula="of:=SUM([.E12];1;[.G12])" office:value-type="float" office:value="7" calcext:value-type="float">
            <text:p>7</text:p>
          </table:table-cell>
          <table:table-cell table:style-name="ce177" table:formula="of:=[.E12]/[.B12]" office:value-type="float" office:value="0.571428571428571" calcext:value-type="float">
            <text:p>0.57</text:p>
          </table:table-cell>
          <table:table-cell table:style-name="ce123" table:formula="of:=[.F12]/[.B12]" office:value-type="float" office:value="0.714285714285714" calcext:value-type="float">
            <text:p>0.71</text:p>
          </table:table-cell>
          <table:table-cell table:style-name="ce177" table:formula="of:=[.G12]/[.B12]" office:value-type="float" office:value="0.285714285714286" calcext:value-type="float">
            <text:p>0.29</text:p>
          </table:table-cell>
          <table:table-cell table:style-name="ce123"/>
          <table:table-cell table:style-name="ce177" table:number-columns-repeated="3"/>
          <table:table-cell table:style-name="ce177" table:formula="of:=[.B12]/[.F12]" office:value-type="float" office:value="1.4" calcext:value-type="float">
            <text:p>1.40</text:p>
          </table:table-cell>
          <table:table-cell table:style-name="ce177"/>
          <table:table-cell table:number-columns-repeated="1005"/>
        </table:table-row>
        <table:table-row table:style-name="ro9">
          <table:table-cell table:style-name="ce165"/>
          <table:table-cell table:style-name="ce168" table:number-columns-repeated="2"/>
          <table:table-cell table:style-name="ce165"/>
          <table:table-cell table:style-name="ce115"/>
          <table:table-cell table:style-name="ce173"/>
          <table:table-cell table:style-name="ce115"/>
          <table:table-cell table:style-name="ce173"/>
          <table:table-cell table:style-name="ce115"/>
          <table:table-cell table:style-name="ce168"/>
          <table:table-cell table:style-name="ce177"/>
          <table:table-cell table:style-name="ce123"/>
          <table:table-cell table:style-name="ce177"/>
          <table:table-cell table:style-name="ce123"/>
          <table:table-cell table:style-name="ce177" table:number-columns-repeated="5"/>
          <table:table-cell table:number-columns-repeated="1005"/>
        </table:table-row>
        <table:table-row table:style-name="ro8">
          <table:table-cell table:style-name="ce165" office:value-type="string" calcext:value-type="string">
            <text:p>9x9</text:p>
          </table:table-cell>
          <table:table-cell table:style-name="ce168" office:value-type="float" office:value="9" calcext:value-type="float">
            <text:p>9</text:p>
          </table:table-cell>
          <table:table-cell table:style-name="ce168" table:formula="of:=PRODUCT([.B14];[.B14])" office:value-type="float" office:value="81" calcext:value-type="float">
            <text:p>81</text:p>
          </table:table-cell>
          <table:table-cell table:style-name="ce165" office:value-type="string" calcext:value-type="string">
            <text:p>E </text:p>
          </table:table-cell>
          <table:table-cell table:style-name="ce115" office:value-type="float" office:value="2" calcext:value-type="float">
            <text:p>2</text:p>
          </table:table-cell>
          <table:table-cell table:style-name="ce173" table:formula="of:=SUM([.E14];1)" office:value-type="float" office:value="3" calcext:value-type="float">
            <text:p>3</text:p>
          </table:table-cell>
          <table:table-cell table:style-name="ce115" office:value-type="float" office:value="6" calcext:value-type="float">
            <text:p>6</text:p>
          </table:table-cell>
          <table:table-cell table:style-name="ce173"/>
          <table:table-cell table:style-name="ce115"/>
          <table:table-cell table:style-name="ce168" table:formula="of:=SUM([.E14];1;[.G14])" office:value-type="float" office:value="9" calcext:value-type="float">
            <text:p>9</text:p>
          </table:table-cell>
          <table:table-cell table:style-name="ce177" table:formula="of:=[.E14]/[.B14]" office:value-type="float" office:value="0.222222222222222" calcext:value-type="float">
            <text:p>0.22</text:p>
          </table:table-cell>
          <table:table-cell table:style-name="ce123" table:formula="of:=[.F14]/[.B14]" office:value-type="float" office:value="0.333333333333333" calcext:value-type="float">
            <text:p>0.33</text:p>
          </table:table-cell>
          <table:table-cell table:style-name="ce177" table:formula="of:=[.G14]/[.B14]" office:value-type="float" office:value="0.666666666666667" calcext:value-type="float">
            <text:p>0.67</text:p>
          </table:table-cell>
          <table:table-cell table:style-name="ce123"/>
          <table:table-cell table:style-name="ce177" table:number-columns-repeated="3"/>
          <table:table-cell table:style-name="ce177" table:formula="of:=[.B14]/[.F14]" office:value-type="float" office:value="3" calcext:value-type="float">
            <text:p>3.00</text:p>
          </table:table-cell>
          <table:table-cell table:style-name="ce177"/>
          <table:table-cell table:style-name="ce168" table:number-columns-repeated="998"/>
          <table:table-cell table:number-columns-repeated="7"/>
        </table:table-row>
        <table:table-row table:style-name="ro8">
          <table:table-cell table:style-name="ce165" office:value-type="string" calcext:value-type="string">
            <text:p>9x9</text:p>
          </table:table-cell>
          <table:table-cell table:style-name="ce168" office:value-type="float" office:value="9" calcext:value-type="float">
            <text:p>9</text:p>
          </table:table-cell>
          <table:table-cell table:style-name="ce168" table:formula="of:=PRODUCT([.B15];[.B15])" office:value-type="float" office:value="81" calcext:value-type="float">
            <text:p>81</text:p>
          </table:table-cell>
          <table:table-cell table:style-name="ce165" office:value-type="string" calcext:value-type="string">
            <text:p>I</text:p>
          </table:table-cell>
          <table:table-cell table:style-name="ce115" office:value-type="float" office:value="6" calcext:value-type="float">
            <text:p>6</text:p>
          </table:table-cell>
          <table:table-cell table:style-name="ce173" table:formula="of:=SUM([.E15];1)" office:value-type="float" office:value="7" calcext:value-type="float">
            <text:p>7</text:p>
          </table:table-cell>
          <table:table-cell table:style-name="ce115" office:value-type="float" office:value="2" calcext:value-type="float">
            <text:p>2</text:p>
          </table:table-cell>
          <table:table-cell table:style-name="ce173"/>
          <table:table-cell table:style-name="ce115"/>
          <table:table-cell table:style-name="ce168" table:formula="of:=SUM([.E15];1;[.G15])" office:value-type="float" office:value="9" calcext:value-type="float">
            <text:p>9</text:p>
          </table:table-cell>
          <table:table-cell table:style-name="ce177" table:formula="of:=[.E15]/[.B15]" office:value-type="float" office:value="0.666666666666667" calcext:value-type="float">
            <text:p>0.67</text:p>
          </table:table-cell>
          <table:table-cell table:style-name="ce123" table:formula="of:=[.F15]/[.B15]" office:value-type="float" office:value="0.777777777777778" calcext:value-type="float">
            <text:p>0.78</text:p>
          </table:table-cell>
          <table:table-cell table:style-name="ce177" table:formula="of:=[.G15]/[.B15]" office:value-type="float" office:value="0.222222222222222" calcext:value-type="float">
            <text:p>0.22</text:p>
          </table:table-cell>
          <table:table-cell table:style-name="ce123"/>
          <table:table-cell table:style-name="ce177" table:number-columns-repeated="3"/>
          <table:table-cell table:style-name="ce177" table:formula="of:=[.B15]/[.F15]" office:value-type="float" office:value="1.28571428571429" calcext:value-type="float">
            <text:p>1.29</text:p>
          </table:table-cell>
          <table:table-cell table:style-name="ce177"/>
          <table:table-cell table:style-name="ce168" table:number-columns-repeated="998"/>
          <table:table-cell table:number-columns-repeated="7"/>
        </table:table-row>
        <table:table-row table:style-name="ro11">
          <table:table-cell table:style-name="ce165"/>
          <table:table-cell table:style-name="ce168" table:number-columns-repeated="2"/>
          <table:table-cell table:style-name="ce165"/>
          <table:table-cell table:style-name="ce115"/>
          <table:table-cell table:style-name="ce173"/>
          <table:table-cell table:style-name="ce115"/>
          <table:table-cell table:style-name="ce173"/>
          <table:table-cell table:style-name="ce115"/>
          <table:table-cell table:style-name="ce168"/>
          <table:table-cell table:style-name="ce177"/>
          <table:table-cell table:style-name="ce123"/>
          <table:table-cell table:style-name="ce177"/>
          <table:table-cell table:style-name="ce123"/>
          <table:table-cell table:style-name="ce177" table:number-columns-repeated="5"/>
          <table:table-cell table:style-name="ce168" table:number-columns-repeated="998"/>
          <table:table-cell table:number-columns-repeated="7"/>
        </table:table-row>
        <table:table-row table:style-name="ro8">
          <table:table-cell table:style-name="ce165" office:value-type="string" calcext:value-type="string">
            <text:p>11x11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table:formula="of:=PRODUCT([.B17];[.B17])" office:value-type="float" office:value="121" calcext:value-type="float">
            <text:p>121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3" calcext:value-type="float">
            <text:p>3</text:p>
          </table:table-cell>
          <table:table-cell table:style-name="ce173" table:formula="of:=SUM([.E17];1)" office:value-type="float" office:value="4" calcext:value-type="float">
            <text:p>4</text:p>
          </table:table-cell>
          <table:table-cell table:style-name="ce115" office:value-type="float" office:value="3" calcext:value-type="float">
            <text:p>3</text:p>
          </table:table-cell>
          <table:table-cell table:style-name="ce173" table:formula="of:=SUM([.E17];1;[.G17];1)" office:value-type="float" office:value="8" calcext:value-type="float">
            <text:p>8</text:p>
          </table:table-cell>
          <table:table-cell table:style-name="ce115" table:formula="of:=ORG.LIBREOFFICE.RAWSUBTRACT([.B17];SUM([.E17];1;[.G17];1) )" office:value-type="float" office:value="3" calcext:value-type="float">
            <text:p>3</text:p>
          </table:table-cell>
          <table:table-cell table:style-name="ce168" table:formula="of:=SUM([.E17];1;[.G17];1;[.I17])" office:value-type="float" office:value="11" calcext:value-type="float">
            <text:p>11</text:p>
          </table:table-cell>
          <table:table-cell table:style-name="ce177" table:formula="of:=[.E17]/[.B17]" office:value-type="float" office:value="0.272727272727273" calcext:value-type="float">
            <text:p>0.27</text:p>
          </table:table-cell>
          <table:table-cell table:style-name="ce123" table:formula="of:=[.F17]/[.B17]" office:value-type="float" office:value="0.363636363636364" calcext:value-type="float">
            <text:p>0.36</text:p>
          </table:table-cell>
          <table:table-cell table:style-name="ce177" table:formula="of:=[.G17]/[.B17]" office:value-type="float" office:value="0.272727272727273" calcext:value-type="float">
            <text:p>0.27</text:p>
          </table:table-cell>
          <table:table-cell table:style-name="ce123" table:formula="of:=[.H17]/[.B17]" office:value-type="float" office:value="0.727272727272727" calcext:value-type="float">
            <text:p>0.73</text:p>
          </table:table-cell>
          <table:table-cell table:style-name="ce177" table:formula="of:=[.I17]/[.B17]" office:value-type="float" office:value="0.272727272727273" calcext:value-type="float">
            <text:p>0.27</text:p>
          </table:table-cell>
          <table:table-cell table:style-name="ce177"/>
          <table:table-cell table:style-name="ce177" table:formula="of:=[.F17]/[.J17]" office:value-type="float" office:value="0.363636363636364" calcext:value-type="float">
            <text:p>0.36</text:p>
          </table:table-cell>
          <table:table-cell table:style-name="ce177" table:formula="of:=[.B17]/[.F17]" office:value-type="float" office:value="2.75" calcext:value-type="float">
            <text:p>2.75</text:p>
          </table:table-cell>
          <table:table-cell table:style-name="ce177" table:formula="of:=[.B17]/[.H17]" office:value-type="float" office:value="1.375" calcext:value-type="float">
            <text:p>1.38</text:p>
          </table:table-cell>
          <table:table-cell table:style-name="ce168" table:number-columns-repeated="998"/>
          <table:table-cell table:number-columns-repeated="7"/>
        </table:table-row>
        <table:table-row table:style-name="ro8">
          <table:table-cell table:style-name="ce165" office:value-type="string" calcext:value-type="string">
            <text:p>13x13</text:p>
          </table:table-cell>
          <table:table-cell table:style-name="ce168" office:value-type="float" office:value="13" calcext:value-type="float">
            <text:p>13</text:p>
          </table:table-cell>
          <table:table-cell table:style-name="ce168" table:formula="of:=PRODUCT([.B18];[.B18])" office:value-type="float" office:value="169" calcext:value-type="float">
            <text:p>169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3" calcext:value-type="float">
            <text:p>3</text:p>
          </table:table-cell>
          <table:table-cell table:style-name="ce173" table:formula="of:=SUM([.E18];1)" office:value-type="float" office:value="4" calcext:value-type="float">
            <text:p>4</text:p>
          </table:table-cell>
          <table:table-cell table:style-name="ce115" office:value-type="float" office:value="5" calcext:value-type="float">
            <text:p>5</text:p>
          </table:table-cell>
          <table:table-cell table:style-name="ce173" table:formula="of:=SUM([.E18];1;[.G18];1)" office:value-type="float" office:value="10" calcext:value-type="float">
            <text:p>10</text:p>
          </table:table-cell>
          <table:table-cell table:style-name="ce115" table:formula="of:=ORG.LIBREOFFICE.RAWSUBTRACT([.B18];SUM([.E18];1;[.G18];1) )" office:value-type="float" office:value="3" calcext:value-type="float">
            <text:p>3</text:p>
          </table:table-cell>
          <table:table-cell table:style-name="ce168" table:formula="of:=SUM([.E18];1;[.G18];1;[.I18])" office:value-type="float" office:value="13" calcext:value-type="float">
            <text:p>13</text:p>
          </table:table-cell>
          <table:table-cell table:style-name="ce177" table:formula="of:=[.E18]/[.B18]" office:value-type="float" office:value="0.230769230769231" calcext:value-type="float">
            <text:p>0.23</text:p>
          </table:table-cell>
          <table:table-cell table:style-name="ce123" table:formula="of:=[.F18]/[.B18]" office:value-type="float" office:value="0.307692307692308" calcext:value-type="float">
            <text:p>0.31</text:p>
          </table:table-cell>
          <table:table-cell table:style-name="ce177" table:formula="of:=[.G18]/[.B18]" office:value-type="float" office:value="0.384615384615385" calcext:value-type="float">
            <text:p>0.38</text:p>
          </table:table-cell>
          <table:table-cell table:style-name="ce123" table:formula="of:=[.H18]/[.B18]" office:value-type="float" office:value="0.769230769230769" calcext:value-type="float">
            <text:p>0.77</text:p>
          </table:table-cell>
          <table:table-cell table:style-name="ce177" table:formula="of:=[.I18]/[.B18]" office:value-type="float" office:value="0.230769230769231" calcext:value-type="float">
            <text:p>0.23</text:p>
          </table:table-cell>
          <table:table-cell table:style-name="ce177"/>
          <table:table-cell table:style-name="ce177" table:formula="of:=[.F18]/[.J18]" office:value-type="float" office:value="0.307692307692308" calcext:value-type="float">
            <text:p>0.31</text:p>
          </table:table-cell>
          <table:table-cell table:style-name="ce177" table:formula="of:=[.B18]/[.F18]" office:value-type="float" office:value="3.25" calcext:value-type="float">
            <text:p>3.25</text:p>
          </table:table-cell>
          <table:table-cell table:style-name="ce177" table:formula="of:=[.B18]/[.H18]" office:value-type="float" office:value="1.3" calcext:value-type="float">
            <text:p>1.30</text:p>
          </table:table-cell>
          <table:table-cell table:style-name="ce168" table:number-columns-repeated="998"/>
          <table:table-cell table:number-columns-repeated="7"/>
        </table:table-row>
        <table:table-row table:style-name="ro8">
          <table:table-cell table:style-name="ce165" office:value-type="string" calcext:value-type="string">
            <text:p>15x15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table:formula="of:=PRODUCT([.B19];[.B19])" office:value-type="float" office:value="225" calcext:value-type="float">
            <text:p>225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4" calcext:value-type="float">
            <text:p>4</text:p>
          </table:table-cell>
          <table:table-cell table:style-name="ce173" table:formula="of:=SUM([.E19];1)" office:value-type="float" office:value="5" calcext:value-type="float">
            <text:p>5</text:p>
          </table:table-cell>
          <table:table-cell table:style-name="ce115" office:value-type="float" office:value="5" calcext:value-type="float">
            <text:p>5</text:p>
          </table:table-cell>
          <table:table-cell table:style-name="ce173" table:formula="of:=SUM([.E19];1;[.G19];1)" office:value-type="float" office:value="11" calcext:value-type="float">
            <text:p>11</text:p>
          </table:table-cell>
          <table:table-cell table:style-name="ce115" table:formula="of:=ORG.LIBREOFFICE.RAWSUBTRACT([.B19];SUM([.E19];1;[.G19];1) )" office:value-type="float" office:value="4" calcext:value-type="float">
            <text:p>4</text:p>
          </table:table-cell>
          <table:table-cell table:style-name="ce168" table:formula="of:=SUM([.E19];1;[.G19];1;[.I19])" office:value-type="float" office:value="15" calcext:value-type="float">
            <text:p>15</text:p>
          </table:table-cell>
          <table:table-cell table:style-name="ce177" table:formula="of:=[.E19]/[.B19]" office:value-type="float" office:value="0.266666666666667" calcext:value-type="float">
            <text:p>0.27</text:p>
          </table:table-cell>
          <table:table-cell table:style-name="ce123" table:formula="of:=[.F19]/[.B19]" office:value-type="float" office:value="0.333333333333333" calcext:value-type="float">
            <text:p>0.33</text:p>
          </table:table-cell>
          <table:table-cell table:style-name="ce177" table:formula="of:=[.G19]/[.B19]" office:value-type="float" office:value="0.333333333333333" calcext:value-type="float">
            <text:p>0.33</text:p>
          </table:table-cell>
          <table:table-cell table:style-name="ce123" table:formula="of:=[.H19]/[.B19]" office:value-type="float" office:value="0.733333333333333" calcext:value-type="float">
            <text:p>0.73</text:p>
          </table:table-cell>
          <table:table-cell table:style-name="ce177" table:formula="of:=[.I19]/[.B19]" office:value-type="float" office:value="0.266666666666667" calcext:value-type="float">
            <text:p>0.27</text:p>
          </table:table-cell>
          <table:table-cell table:style-name="ce177"/>
          <table:table-cell table:style-name="ce177" table:formula="of:=[.F19]/[.J19]" office:value-type="float" office:value="0.333333333333333" calcext:value-type="float">
            <text:p>0.33</text:p>
          </table:table-cell>
          <table:table-cell table:style-name="ce177" table:formula="of:=[.B19]/[.F19]" office:value-type="float" office:value="3" calcext:value-type="float">
            <text:p>3.00</text:p>
          </table:table-cell>
          <table:table-cell table:style-name="ce177" table:formula="of:=[.B19]/[.H19]" office:value-type="float" office:value="1.36363636363636" calcext:value-type="float">
            <text:p>1.36</text:p>
          </table:table-cell>
          <table:table-cell table:style-name="ce168" table:number-columns-repeated="998"/>
          <table:table-cell table:number-columns-repeated="7"/>
        </table:table-row>
        <table:table-row table:style-name="ro8">
          <table:table-cell table:style-name="ce165" office:value-type="string" calcext:value-type="string">
            <text:p>17x17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table:formula="of:=PRODUCT([.B20];[.B20])" office:value-type="float" office:value="289" calcext:value-type="float">
            <text:p>289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4" calcext:value-type="float">
            <text:p>4</text:p>
          </table:table-cell>
          <table:table-cell table:style-name="ce173" table:formula="of:=SUM([.E20];1)" office:value-type="float" office:value="5" calcext:value-type="float">
            <text:p>5</text:p>
          </table:table-cell>
          <table:table-cell table:style-name="ce115" office:value-type="float" office:value="7" calcext:value-type="float">
            <text:p>7</text:p>
          </table:table-cell>
          <table:table-cell table:style-name="ce173" table:formula="of:=SUM([.E20];1;[.G20];1)" office:value-type="float" office:value="13" calcext:value-type="float">
            <text:p>13</text:p>
          </table:table-cell>
          <table:table-cell table:style-name="ce115" table:formula="of:=ORG.LIBREOFFICE.RAWSUBTRACT([.B20];SUM([.E20];1;[.G20];1) )" office:value-type="float" office:value="4" calcext:value-type="float">
            <text:p>4</text:p>
          </table:table-cell>
          <table:table-cell table:style-name="ce168" table:formula="of:=SUM([.E20];1;[.G20];1;[.I20])" office:value-type="float" office:value="17" calcext:value-type="float">
            <text:p>17</text:p>
          </table:table-cell>
          <table:table-cell table:style-name="ce177" table:formula="of:=[.E20]/[.B20]" office:value-type="float" office:value="0.235294117647059" calcext:value-type="float">
            <text:p>0.24</text:p>
          </table:table-cell>
          <table:table-cell table:style-name="ce123" table:formula="of:=[.F20]/[.B20]" office:value-type="float" office:value="0.294117647058823" calcext:value-type="float">
            <text:p>0.29</text:p>
          </table:table-cell>
          <table:table-cell table:style-name="ce177" table:formula="of:=[.G20]/[.B20]" office:value-type="float" office:value="0.411764705882353" calcext:value-type="float">
            <text:p>0.41</text:p>
          </table:table-cell>
          <table:table-cell table:style-name="ce123" table:formula="of:=[.H20]/[.B20]" office:value-type="float" office:value="0.764705882352941" calcext:value-type="float">
            <text:p>0.76</text:p>
          </table:table-cell>
          <table:table-cell table:style-name="ce177" table:formula="of:=[.I20]/[.B20]" office:value-type="float" office:value="0.235294117647059" calcext:value-type="float">
            <text:p>0.24</text:p>
          </table:table-cell>
          <table:table-cell table:style-name="ce177"/>
          <table:table-cell table:style-name="ce177" table:formula="of:=[.F20]/[.J20]" office:value-type="float" office:value="0.294117647058823" calcext:value-type="float">
            <text:p>0.29</text:p>
          </table:table-cell>
          <table:table-cell table:style-name="ce177" table:formula="of:=[.B20]/[.F20]" office:value-type="float" office:value="3.4" calcext:value-type="float">
            <text:p>3.40</text:p>
          </table:table-cell>
          <table:table-cell table:style-name="ce177" table:formula="of:=[.B20]/[.H20]" office:value-type="float" office:value="1.30769230769231" calcext:value-type="float">
            <text:p>1.31</text:p>
          </table:table-cell>
          <table:table-cell table:style-name="ce168" table:number-columns-repeated="998"/>
          <table:table-cell table:number-columns-repeated="7"/>
        </table:table-row>
        <table:table-row table:style-name="ro1">
          <table:table-cell table:style-name="ce107" office:value-type="string" calcext:value-type="string">
            <text:p>19x19</text:p>
          </table:table-cell>
          <table:table-cell table:style-name="ce110" office:value-type="float" office:value="19" calcext:value-type="float">
            <text:p>19</text:p>
          </table:table-cell>
          <table:table-cell table:style-name="ce110" table:formula="of:=PRODUCT([.B21];[.B21])" office:value-type="float" office:value="361" calcext:value-type="float">
            <text:p>361</text:p>
          </table:table-cell>
          <table:table-cell table:style-name="ce113" office:value-type="string" calcext:value-type="string">
            <text:p>N/A</text:p>
          </table:table-cell>
          <table:table-cell table:style-name="ce116" office:value-type="float" office:value="5" calcext:value-type="float">
            <text:p>5</text:p>
          </table:table-cell>
          <table:table-cell table:style-name="ce110" table:formula="of:=SUM([.E21];1)" office:value-type="float" office:value="6" calcext:value-type="float">
            <text:p>6</text:p>
          </table:table-cell>
          <table:table-cell table:style-name="ce116" office:value-type="float" office:value="7" calcext:value-type="float">
            <text:p>7</text:p>
          </table:table-cell>
          <table:table-cell table:style-name="ce110" table:formula="of:=SUM([.E21];1;[.G21];1)" office:value-type="float" office:value="14" calcext:value-type="float">
            <text:p>14</text:p>
          </table:table-cell>
          <table:table-cell table:style-name="ce116" table:formula="of:=ORG.LIBREOFFICE.RAWSUBTRACT([.B21];SUM([.E21];1;[.G21];1) )" office:value-type="float" office:value="5" calcext:value-type="float">
            <text:p>5</text:p>
          </table:table-cell>
          <table:table-cell table:style-name="ce110" table:formula="of:=SUM([.E21];1;[.G21];1;[.I21])" office:value-type="float" office:value="19" calcext:value-type="float">
            <text:p>19</text:p>
          </table:table-cell>
          <table:table-cell table:style-name="ce122" table:formula="of:=[.E21]/[.B21]" office:value-type="float" office:value="0.263157894736842" calcext:value-type="float">
            <text:p>0.26</text:p>
          </table:table-cell>
          <table:table-cell table:style-name="ce122" table:formula="of:=[.F21]/[.B21]" office:value-type="float" office:value="0.31578947368421" calcext:value-type="float">
            <text:p>0.32</text:p>
          </table:table-cell>
          <table:table-cell table:style-name="ce122" table:formula="of:=[.G21]/[.B21]" office:value-type="float" office:value="0.368421052631579" calcext:value-type="float">
            <text:p>0.37</text:p>
          </table:table-cell>
          <table:table-cell table:style-name="ce122" table:formula="of:=[.H21]/[.B21]" office:value-type="float" office:value="0.736842105263158" calcext:value-type="float">
            <text:p>0.74</text:p>
          </table:table-cell>
          <table:table-cell table:style-name="ce122" table:formula="of:=[.I21]/[.B21]" office:value-type="float" office:value="0.263157894736842" calcext:value-type="float">
            <text:p>0.26</text:p>
          </table:table-cell>
          <table:table-cell table:style-name="ce122"/>
          <table:table-cell table:style-name="ce122" table:formula="of:=[.F21]/[.J21]" office:value-type="float" office:value="0.31578947368421" calcext:value-type="float">
            <text:p>0.32</text:p>
          </table:table-cell>
          <table:table-cell table:style-name="ce122" table:formula="of:=[.B21]/[.F21]" office:value-type="float" office:value="3.16666666666667" calcext:value-type="float">
            <text:p>3.17</text:p>
          </table:table-cell>
          <table:table-cell table:style-name="ce122" table:formula="of:=[.B21]/[.H21]" office:value-type="float" office:value="1.35714285714286" calcext:value-type="float">
            <text:p>1.36</text:p>
          </table:table-cell>
          <table:table-cell table:style-name="ce110" table:number-columns-repeated="998"/>
          <table:table-cell table:style-name="ce126" table:number-columns-repeated="7"/>
        </table:table-row>
        <table:table-row table:style-name="ro8">
          <table:table-cell table:style-name="ce165" office:value-type="string" calcext:value-type="string">
            <text:p>21x21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table:formula="of:=PRODUCT([.B22];[.B22])" office:value-type="float" office:value="441" calcext:value-type="float">
            <text:p>441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5" calcext:value-type="float">
            <text:p>5</text:p>
          </table:table-cell>
          <table:table-cell table:style-name="ce173" table:formula="of:=SUM([.E22];1)" office:value-type="float" office:value="6" calcext:value-type="float">
            <text:p>6</text:p>
          </table:table-cell>
          <table:table-cell table:style-name="ce115" office:value-type="float" office:value="9" calcext:value-type="float">
            <text:p>9</text:p>
          </table:table-cell>
          <table:table-cell table:style-name="ce173" table:formula="of:=SUM([.E22];1;[.G22];1)" office:value-type="float" office:value="16" calcext:value-type="float">
            <text:p>16</text:p>
          </table:table-cell>
          <table:table-cell table:style-name="ce115" table:formula="of:=ORG.LIBREOFFICE.RAWSUBTRACT([.B22];SUM([.E22];1;[.G22];1) )" office:value-type="float" office:value="5" calcext:value-type="float">
            <text:p>5</text:p>
          </table:table-cell>
          <table:table-cell table:style-name="ce168" table:formula="of:=SUM([.E22];1;[.G22];1;[.I22])" office:value-type="float" office:value="21" calcext:value-type="float">
            <text:p>21</text:p>
          </table:table-cell>
          <table:table-cell table:style-name="ce177" table:formula="of:=[.E22]/[.B22]" office:value-type="float" office:value="0.238095238095238" calcext:value-type="float">
            <text:p>0.24</text:p>
          </table:table-cell>
          <table:table-cell table:style-name="ce123" table:formula="of:=[.F22]/[.B22]" office:value-type="float" office:value="0.285714285714286" calcext:value-type="float">
            <text:p>0.29</text:p>
          </table:table-cell>
          <table:table-cell table:style-name="ce177" table:formula="of:=[.G22]/[.B22]" office:value-type="float" office:value="0.428571428571429" calcext:value-type="float">
            <text:p>0.43</text:p>
          </table:table-cell>
          <table:table-cell table:style-name="ce123" table:formula="of:=[.H22]/[.B22]" office:value-type="float" office:value="0.761904761904762" calcext:value-type="float">
            <text:p>0.76</text:p>
          </table:table-cell>
          <table:table-cell table:style-name="ce177" table:formula="of:=[.I22]/[.B22]" office:value-type="float" office:value="0.238095238095238" calcext:value-type="float">
            <text:p>0.24</text:p>
          </table:table-cell>
          <table:table-cell table:style-name="ce177"/>
          <table:table-cell table:style-name="ce177" table:formula="of:=[.F22]/[.J22]" office:value-type="float" office:value="0.285714285714286" calcext:value-type="float">
            <text:p>0.29</text:p>
          </table:table-cell>
          <table:table-cell table:style-name="ce177" table:formula="of:=[.B22]/[.F22]" office:value-type="float" office:value="3.5" calcext:value-type="float">
            <text:p>3.50</text:p>
          </table:table-cell>
          <table:table-cell table:style-name="ce177" table:formula="of:=[.B22]/[.H22]" office:value-type="float" office:value="1.3125" calcext:value-type="float">
            <text:p>1.31</text:p>
          </table:table-cell>
          <table:table-cell table:style-name="ce173" table:number-columns-repeated="998"/>
          <table:table-cell table:style-name="ce67" table:number-columns-repeated="7"/>
        </table:table-row>
        <table:table-row table:style-name="ro8">
          <table:table-cell table:style-name="ce165" office:value-type="string" calcext:value-type="string">
            <text:p>23x23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table:formula="of:=PRODUCT([.B23];[.B23])" office:value-type="float" office:value="529" calcext:value-type="float">
            <text:p>529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6" calcext:value-type="float">
            <text:p>6</text:p>
          </table:table-cell>
          <table:table-cell table:style-name="ce173" table:formula="of:=SUM([.E23];1)" office:value-type="float" office:value="7" calcext:value-type="float">
            <text:p>7</text:p>
          </table:table-cell>
          <table:table-cell table:style-name="ce115" office:value-type="float" office:value="9" calcext:value-type="float">
            <text:p>9</text:p>
          </table:table-cell>
          <table:table-cell table:style-name="ce173" table:formula="of:=SUM([.E23];1;[.G23];1)" office:value-type="float" office:value="17" calcext:value-type="float">
            <text:p>17</text:p>
          </table:table-cell>
          <table:table-cell table:style-name="ce115" table:formula="of:=ORG.LIBREOFFICE.RAWSUBTRACT([.B23];SUM([.E23];1;[.G23];1) )" office:value-type="float" office:value="6" calcext:value-type="float">
            <text:p>6</text:p>
          </table:table-cell>
          <table:table-cell table:style-name="ce168" table:formula="of:=SUM([.E23];1;[.G23];1;[.I23])" office:value-type="float" office:value="23" calcext:value-type="float">
            <text:p>23</text:p>
          </table:table-cell>
          <table:table-cell table:style-name="ce177" table:formula="of:=[.E23]/[.B23]" office:value-type="float" office:value="0.260869565217391" calcext:value-type="float">
            <text:p>0.26</text:p>
          </table:table-cell>
          <table:table-cell table:style-name="ce123" table:formula="of:=[.F23]/[.B23]" office:value-type="float" office:value="0.304347826086957" calcext:value-type="float">
            <text:p>0.30</text:p>
          </table:table-cell>
          <table:table-cell table:style-name="ce177" table:formula="of:=[.G23]/[.B23]" office:value-type="float" office:value="0.391304347826087" calcext:value-type="float">
            <text:p>0.39</text:p>
          </table:table-cell>
          <table:table-cell table:style-name="ce123" table:formula="of:=[.H23]/[.B23]" office:value-type="float" office:value="0.739130434782609" calcext:value-type="float">
            <text:p>0.74</text:p>
          </table:table-cell>
          <table:table-cell table:style-name="ce177" table:formula="of:=[.I23]/[.B23]" office:value-type="float" office:value="0.260869565217391" calcext:value-type="float">
            <text:p>0.26</text:p>
          </table:table-cell>
          <table:table-cell table:style-name="ce177"/>
          <table:table-cell table:style-name="ce177" table:formula="of:=[.F23]/[.J23]" office:value-type="float" office:value="0.304347826086957" calcext:value-type="float">
            <text:p>0.30</text:p>
          </table:table-cell>
          <table:table-cell table:style-name="ce177" table:formula="of:=[.B23]/[.F23]" office:value-type="float" office:value="3.28571428571429" calcext:value-type="float">
            <text:p>3.29</text:p>
          </table:table-cell>
          <table:table-cell table:style-name="ce177" table:formula="of:=[.B23]/[.H23]" office:value-type="float" office:value="1.35294117647059" calcext:value-type="float">
            <text:p>1.35</text:p>
          </table:table-cell>
          <table:table-cell table:style-name="ce168" table:number-columns-repeated="998"/>
          <table:table-cell table:number-columns-repeated="7"/>
        </table:table-row>
        <table:table-row table:style-name="ro8">
          <table:table-cell table:style-name="ce165" office:value-type="string" calcext:value-type="string">
            <text:p>25x25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table:formula="of:=PRODUCT([.B24];[.B24])" office:value-type="float" office:value="625" calcext:value-type="float">
            <text:p>625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6" calcext:value-type="float">
            <text:p>6</text:p>
          </table:table-cell>
          <table:table-cell table:style-name="ce173" table:formula="of:=SUM([.E24];1)" office:value-type="float" office:value="7" calcext:value-type="float">
            <text:p>7</text:p>
          </table:table-cell>
          <table:table-cell table:style-name="ce115" office:value-type="float" office:value="11" calcext:value-type="float">
            <text:p>11</text:p>
          </table:table-cell>
          <table:table-cell table:style-name="ce173" table:formula="of:=SUM([.E24];1;[.G24];1)" office:value-type="float" office:value="19" calcext:value-type="float">
            <text:p>19</text:p>
          </table:table-cell>
          <table:table-cell table:style-name="ce115" table:formula="of:=ORG.LIBREOFFICE.RAWSUBTRACT([.B24];SUM([.E24];1;[.G24];1) )" office:value-type="float" office:value="6" calcext:value-type="float">
            <text:p>6</text:p>
          </table:table-cell>
          <table:table-cell table:style-name="ce168" table:formula="of:=SUM([.E24];1;[.G24];1;[.I24])" office:value-type="float" office:value="25" calcext:value-type="float">
            <text:p>25</text:p>
          </table:table-cell>
          <table:table-cell table:style-name="ce177" table:formula="of:=[.E24]/[.B24]" office:value-type="float" office:value="0.24" calcext:value-type="float">
            <text:p>0.24</text:p>
          </table:table-cell>
          <table:table-cell table:style-name="ce123" table:formula="of:=[.F24]/[.B24]" office:value-type="float" office:value="0.28" calcext:value-type="float">
            <text:p>0.28</text:p>
          </table:table-cell>
          <table:table-cell table:style-name="ce177" table:formula="of:=[.G24]/[.B24]" office:value-type="float" office:value="0.44" calcext:value-type="float">
            <text:p>0.44</text:p>
          </table:table-cell>
          <table:table-cell table:style-name="ce123" table:formula="of:=[.H24]/[.B24]" office:value-type="float" office:value="0.76" calcext:value-type="float">
            <text:p>0.76</text:p>
          </table:table-cell>
          <table:table-cell table:style-name="ce177" table:formula="of:=[.I24]/[.B24]" office:value-type="float" office:value="0.24" calcext:value-type="float">
            <text:p>0.24</text:p>
          </table:table-cell>
          <table:table-cell table:style-name="ce177"/>
          <table:table-cell table:style-name="ce177" table:formula="of:=[.F24]/[.J24]" office:value-type="float" office:value="0.28" calcext:value-type="float">
            <text:p>0.28</text:p>
          </table:table-cell>
          <table:table-cell table:style-name="ce177" table:formula="of:=[.B24]/[.F24]" office:value-type="float" office:value="3.57142857142857" calcext:value-type="float">
            <text:p>3.57</text:p>
          </table:table-cell>
          <table:table-cell table:style-name="ce177" table:formula="of:=[.B24]/[.H24]" office:value-type="float" office:value="1.31578947368421" calcext:value-type="float">
            <text:p>1.32</text:p>
          </table:table-cell>
          <table:table-cell table:style-name="ce168" table:number-columns-repeated="998"/>
          <table:table-cell table:number-columns-repeated="7"/>
        </table:table-row>
        <table:table-row table:style-name="ro8">
          <table:table-cell table:style-name="ce165" office:value-type="string" calcext:value-type="string">
            <text:p>27x27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table:formula="of:=PRODUCT([.B25];[.B25])" office:value-type="float" office:value="729" calcext:value-type="float">
            <text:p>729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7" calcext:value-type="float">
            <text:p>7</text:p>
          </table:table-cell>
          <table:table-cell table:style-name="ce173" table:formula="of:=SUM([.E25];1)" office:value-type="float" office:value="8" calcext:value-type="float">
            <text:p>8</text:p>
          </table:table-cell>
          <table:table-cell table:style-name="ce115" office:value-type="float" office:value="11" calcext:value-type="float">
            <text:p>11</text:p>
          </table:table-cell>
          <table:table-cell table:style-name="ce173" table:formula="of:=SUM([.E25];1;[.G25];1)" office:value-type="float" office:value="20" calcext:value-type="float">
            <text:p>20</text:p>
          </table:table-cell>
          <table:table-cell table:style-name="ce115" table:formula="of:=ORG.LIBREOFFICE.RAWSUBTRACT([.B25];SUM([.E25];1;[.G25];1) )" office:value-type="float" office:value="7" calcext:value-type="float">
            <text:p>7</text:p>
          </table:table-cell>
          <table:table-cell table:style-name="ce168" table:formula="of:=SUM([.E25];1;[.G25];1;[.I25])" office:value-type="float" office:value="27" calcext:value-type="float">
            <text:p>27</text:p>
          </table:table-cell>
          <table:table-cell table:style-name="ce177" table:formula="of:=[.E25]/[.B25]" office:value-type="float" office:value="0.259259259259259" calcext:value-type="float">
            <text:p>0.26</text:p>
          </table:table-cell>
          <table:table-cell table:style-name="ce123" table:formula="of:=[.F25]/[.B25]" office:value-type="float" office:value="0.296296296296296" calcext:value-type="float">
            <text:p>0.30</text:p>
          </table:table-cell>
          <table:table-cell table:style-name="ce177" table:formula="of:=[.G25]/[.B25]" office:value-type="float" office:value="0.407407407407407" calcext:value-type="float">
            <text:p>0.41</text:p>
          </table:table-cell>
          <table:table-cell table:style-name="ce123" table:formula="of:=[.H25]/[.B25]" office:value-type="float" office:value="0.740740740740741" calcext:value-type="float">
            <text:p>0.74</text:p>
          </table:table-cell>
          <table:table-cell table:style-name="ce177" table:formula="of:=[.I25]/[.B25]" office:value-type="float" office:value="0.259259259259259" calcext:value-type="float">
            <text:p>0.26</text:p>
          </table:table-cell>
          <table:table-cell table:style-name="ce177"/>
          <table:table-cell table:style-name="ce177" table:formula="of:=[.F25]/[.J25]" office:value-type="float" office:value="0.296296296296296" calcext:value-type="float">
            <text:p>0.30</text:p>
          </table:table-cell>
          <table:table-cell table:style-name="ce177" table:formula="of:=[.B25]/[.F25]" office:value-type="float" office:value="3.375" calcext:value-type="float">
            <text:p>3.38</text:p>
          </table:table-cell>
          <table:table-cell table:style-name="ce177" table:formula="of:=[.B25]/[.H25]" office:value-type="float" office:value="1.35" calcext:value-type="float">
            <text:p>1.35</text:p>
          </table:table-cell>
          <table:table-cell table:style-name="ce168" table:number-columns-repeated="998"/>
          <table:table-cell table:number-columns-repeated="7"/>
        </table:table-row>
        <table:table-row table:style-name="ro8">
          <table:table-cell table:style-name="ce165" office:value-type="string" calcext:value-type="string">
            <text:p>29x29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table:formula="of:=PRODUCT([.B26];[.B26])" office:value-type="float" office:value="841" calcext:value-type="float">
            <text:p>841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7" calcext:value-type="float">
            <text:p>7</text:p>
          </table:table-cell>
          <table:table-cell table:style-name="ce173" table:formula="of:=SUM([.E26];1)" office:value-type="float" office:value="8" calcext:value-type="float">
            <text:p>8</text:p>
          </table:table-cell>
          <table:table-cell table:style-name="ce115" office:value-type="float" office:value="13" calcext:value-type="float">
            <text:p>13</text:p>
          </table:table-cell>
          <table:table-cell table:style-name="ce173" table:formula="of:=SUM([.E26];1;[.G26];1)" office:value-type="float" office:value="22" calcext:value-type="float">
            <text:p>22</text:p>
          </table:table-cell>
          <table:table-cell table:style-name="ce115" table:formula="of:=ORG.LIBREOFFICE.RAWSUBTRACT([.B26];SUM([.E26];1;[.G26];1) )" office:value-type="float" office:value="7" calcext:value-type="float">
            <text:p>7</text:p>
          </table:table-cell>
          <table:table-cell table:style-name="ce168" table:formula="of:=SUM([.E26];1;[.G26];1;[.I26])" office:value-type="float" office:value="29" calcext:value-type="float">
            <text:p>29</text:p>
          </table:table-cell>
          <table:table-cell table:style-name="ce177" table:formula="of:=[.E26]/[.B26]" office:value-type="float" office:value="0.241379310344828" calcext:value-type="float">
            <text:p>0.24</text:p>
          </table:table-cell>
          <table:table-cell table:style-name="ce123" table:formula="of:=[.F26]/[.B26]" office:value-type="float" office:value="0.275862068965517" calcext:value-type="float">
            <text:p>0.28</text:p>
          </table:table-cell>
          <table:table-cell table:style-name="ce177" table:formula="of:=[.G26]/[.B26]" office:value-type="float" office:value="0.448275862068966" calcext:value-type="float">
            <text:p>0.45</text:p>
          </table:table-cell>
          <table:table-cell table:style-name="ce123" table:formula="of:=[.H26]/[.B26]" office:value-type="float" office:value="0.758620689655172" calcext:value-type="float">
            <text:p>0.76</text:p>
          </table:table-cell>
          <table:table-cell table:style-name="ce177" table:formula="of:=[.I26]/[.B26]" office:value-type="float" office:value="0.241379310344828" calcext:value-type="float">
            <text:p>0.24</text:p>
          </table:table-cell>
          <table:table-cell table:style-name="ce177"/>
          <table:table-cell table:style-name="ce177" table:formula="of:=[.F26]/[.J26]" office:value-type="float" office:value="0.275862068965517" calcext:value-type="float">
            <text:p>0.28</text:p>
          </table:table-cell>
          <table:table-cell table:style-name="ce177" table:formula="of:=[.B26]/[.F26]" office:value-type="float" office:value="3.625" calcext:value-type="float">
            <text:p>3.63</text:p>
          </table:table-cell>
          <table:table-cell table:style-name="ce177" table:formula="of:=[.B26]/[.H26]" office:value-type="float" office:value="1.31818181818182" calcext:value-type="float">
            <text:p>1.32</text:p>
          </table:table-cell>
          <table:table-cell table:style-name="ce168" table:number-columns-repeated="998"/>
          <table:table-cell table:number-columns-repeated="7"/>
        </table:table-row>
        <table:table-row table:style-name="ro9">
          <table:table-cell table:style-name="ce165"/>
          <table:table-cell table:style-name="ce168" table:number-columns-repeated="2"/>
          <table:table-cell table:style-name="ce165"/>
          <table:table-cell table:style-name="ce115"/>
          <table:table-cell table:style-name="ce173"/>
          <table:table-cell table:style-name="ce115"/>
          <table:table-cell table:style-name="ce173"/>
          <table:table-cell table:style-name="ce115"/>
          <table:table-cell table:style-name="ce168"/>
          <table:table-cell table:style-name="ce177"/>
          <table:table-cell table:style-name="ce123"/>
          <table:table-cell table:style-name="ce177"/>
          <table:table-cell table:style-name="ce123"/>
          <table:table-cell table:style-name="ce177" table:number-columns-repeated="5"/>
          <table:table-cell table:style-name="ce168" table:number-columns-repeated="998"/>
          <table:table-cell table:number-columns-repeated="7"/>
        </table:table-row>
        <table:table-row table:style-name="ro8">
          <table:table-cell table:style-name="ce165" office:value-type="string" calcext:value-type="string">
            <text:p>31x31</text:p>
          </table:table-cell>
          <table:table-cell table:style-name="ce168" office:value-type="float" office:value="31" calcext:value-type="float">
            <text:p>31</text:p>
          </table:table-cell>
          <table:table-cell table:style-name="ce168" table:formula="of:=PRODUCT([.B28];[.B28])" office:value-type="float" office:value="961" calcext:value-type="float">
            <text:p>961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8" calcext:value-type="float">
            <text:p>8</text:p>
          </table:table-cell>
          <table:table-cell table:style-name="ce173" table:formula="of:=SUM([.E28];1)" office:value-type="float" office:value="9" calcext:value-type="float">
            <text:p>9</text:p>
          </table:table-cell>
          <table:table-cell table:style-name="ce115" office:value-type="float" office:value="13" calcext:value-type="float">
            <text:p>13</text:p>
          </table:table-cell>
          <table:table-cell table:style-name="ce173" table:formula="of:=SUM([.E28];1;[.G28];1)" office:value-type="float" office:value="23" calcext:value-type="float">
            <text:p>23</text:p>
          </table:table-cell>
          <table:table-cell table:style-name="ce115" table:formula="of:=ORG.LIBREOFFICE.RAWSUBTRACT([.B28];SUM([.E28];1;[.G28];1))" office:value-type="float" office:value="8" calcext:value-type="float">
            <text:p>8</text:p>
          </table:table-cell>
          <table:table-cell table:style-name="ce168" table:formula="of:=SUM([.E28];1;[.G28];1;[.I28])" office:value-type="float" office:value="31" calcext:value-type="float">
            <text:p>31</text:p>
          </table:table-cell>
          <table:table-cell table:style-name="ce177" table:formula="of:=[.E28]/[.B28]" office:value-type="float" office:value="0.258064516129032" calcext:value-type="float">
            <text:p>0.26</text:p>
          </table:table-cell>
          <table:table-cell table:style-name="ce123" table:formula="of:=[.F28]/[.B28]" office:value-type="float" office:value="0.290322580645161" calcext:value-type="float">
            <text:p>0.29</text:p>
          </table:table-cell>
          <table:table-cell table:style-name="ce177" table:formula="of:=[.G28]/[.B28]" office:value-type="float" office:value="0.419354838709677" calcext:value-type="float">
            <text:p>0.42</text:p>
          </table:table-cell>
          <table:table-cell table:style-name="ce123" table:formula="of:=[.H28]/[.B28]" office:value-type="float" office:value="0.741935483870968" calcext:value-type="float">
            <text:p>0.74</text:p>
          </table:table-cell>
          <table:table-cell table:style-name="ce177" table:formula="of:=[.I28]/[.B28]" office:value-type="float" office:value="0.258064516129032" calcext:value-type="float">
            <text:p>0.26</text:p>
          </table:table-cell>
          <table:table-cell table:style-name="ce177"/>
          <table:table-cell table:style-name="ce177" table:formula="of:=[.F28]/[.J28]" office:value-type="float" office:value="0.290322580645161" calcext:value-type="float">
            <text:p>0.29</text:p>
          </table:table-cell>
          <table:table-cell table:style-name="ce177" table:formula="of:=[.B28]/[.F28]" office:value-type="float" office:value="3.44444444444444" calcext:value-type="float">
            <text:p>3.44</text:p>
          </table:table-cell>
          <table:table-cell table:style-name="ce177" table:formula="of:=[.B28]/[.H28]" office:value-type="float" office:value="1.34782608695652" calcext:value-type="float">
            <text:p>1.35</text:p>
          </table:table-cell>
          <table:table-cell table:style-name="ce168" table:number-columns-repeated="998"/>
          <table:table-cell table:style-name="ce67" table:number-columns-repeated="7"/>
        </table:table-row>
        <table:table-row table:style-name="ro8">
          <table:table-cell table:style-name="ce165" office:value-type="string" calcext:value-type="string">
            <text:p>33x33</text:p>
          </table:table-cell>
          <table:table-cell table:style-name="ce168" office:value-type="float" office:value="33" calcext:value-type="float">
            <text:p>33</text:p>
          </table:table-cell>
          <table:table-cell table:style-name="ce168" table:formula="of:=PRODUCT([.B29];[.B29])" office:value-type="float" office:value="1089" calcext:value-type="float">
            <text:p>1089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8" calcext:value-type="float">
            <text:p>8</text:p>
          </table:table-cell>
          <table:table-cell table:style-name="ce173" table:formula="of:=SUM([.E29];1)" office:value-type="float" office:value="9" calcext:value-type="float">
            <text:p>9</text:p>
          </table:table-cell>
          <table:table-cell table:style-name="ce115" office:value-type="float" office:value="15" calcext:value-type="float">
            <text:p>15</text:p>
          </table:table-cell>
          <table:table-cell table:style-name="ce173" table:formula="of:=SUM([.E29];1;[.G29];1)" office:value-type="float" office:value="25" calcext:value-type="float">
            <text:p>25</text:p>
          </table:table-cell>
          <table:table-cell table:style-name="ce115" table:formula="of:=ORG.LIBREOFFICE.RAWSUBTRACT([.B29];SUM([.E29];1;[.G29];1) )" office:value-type="float" office:value="8" calcext:value-type="float">
            <text:p>8</text:p>
          </table:table-cell>
          <table:table-cell table:style-name="ce168" table:formula="of:=SUM([.E29];1;[.G29];1;[.I29])" office:value-type="float" office:value="33" calcext:value-type="float">
            <text:p>33</text:p>
          </table:table-cell>
          <table:table-cell table:style-name="ce177" table:formula="of:=[.E29]/[.B29]" office:value-type="float" office:value="0.242424242424242" calcext:value-type="float">
            <text:p>0.24</text:p>
          </table:table-cell>
          <table:table-cell table:style-name="ce123" table:formula="of:=[.F29]/[.B29]" office:value-type="float" office:value="0.272727272727273" calcext:value-type="float">
            <text:p>0.27</text:p>
          </table:table-cell>
          <table:table-cell table:style-name="ce177" table:formula="of:=[.G29]/[.B29]" office:value-type="float" office:value="0.454545454545455" calcext:value-type="float">
            <text:p>0.45</text:p>
          </table:table-cell>
          <table:table-cell table:style-name="ce123" table:formula="of:=[.H29]/[.B29]" office:value-type="float" office:value="0.757575757575758" calcext:value-type="float">
            <text:p>0.76</text:p>
          </table:table-cell>
          <table:table-cell table:style-name="ce177" table:formula="of:=[.I29]/[.B29]" office:value-type="float" office:value="0.242424242424242" calcext:value-type="float">
            <text:p>0.24</text:p>
          </table:table-cell>
          <table:table-cell table:style-name="ce177"/>
          <table:table-cell table:style-name="ce177" table:formula="of:=[.F29]/[.J29]" office:value-type="float" office:value="0.272727272727273" calcext:value-type="float">
            <text:p>0.27</text:p>
          </table:table-cell>
          <table:table-cell table:style-name="ce177" table:formula="of:=[.B29]/[.F29]" office:value-type="float" office:value="3.66666666666667" calcext:value-type="float">
            <text:p>3.67</text:p>
          </table:table-cell>
          <table:table-cell table:style-name="ce177" table:formula="of:=[.B29]/[.H29]" office:value-type="float" office:value="1.32" calcext:value-type="float">
            <text:p>1.32</text:p>
          </table:table-cell>
          <table:table-cell table:number-columns-repeated="1005"/>
        </table:table-row>
        <table:table-row table:style-name="ro8">
          <table:table-cell table:style-name="ce165" office:value-type="string" calcext:value-type="string">
            <text:p>35x35</text:p>
          </table:table-cell>
          <table:table-cell table:style-name="ce168" office:value-type="float" office:value="35" calcext:value-type="float">
            <text:p>35</text:p>
          </table:table-cell>
          <table:table-cell table:style-name="ce168" table:formula="of:=PRODUCT([.B30];[.B30])" office:value-type="float" office:value="1225" calcext:value-type="float">
            <text:p>1225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9" calcext:value-type="float">
            <text:p>9</text:p>
          </table:table-cell>
          <table:table-cell table:style-name="ce173" table:formula="of:=SUM([.E30];1)" office:value-type="float" office:value="10" calcext:value-type="float">
            <text:p>10</text:p>
          </table:table-cell>
          <table:table-cell table:style-name="ce115" office:value-type="float" office:value="15" calcext:value-type="float">
            <text:p>15</text:p>
          </table:table-cell>
          <table:table-cell table:style-name="ce173" table:formula="of:=SUM([.E30];1;[.G30];1)" office:value-type="float" office:value="26" calcext:value-type="float">
            <text:p>26</text:p>
          </table:table-cell>
          <table:table-cell table:style-name="ce115" table:formula="of:=ORG.LIBREOFFICE.RAWSUBTRACT([.B30];SUM([.E30];1;[.G30];1) )" office:value-type="float" office:value="9" calcext:value-type="float">
            <text:p>9</text:p>
          </table:table-cell>
          <table:table-cell table:style-name="ce168" table:formula="of:=SUM([.E30];1;[.G30];1;[.I30])" office:value-type="float" office:value="35" calcext:value-type="float">
            <text:p>35</text:p>
          </table:table-cell>
          <table:table-cell table:style-name="ce177" table:formula="of:=[.E30]/[.B30]" office:value-type="float" office:value="0.257142857142857" calcext:value-type="float">
            <text:p>0.26</text:p>
          </table:table-cell>
          <table:table-cell table:style-name="ce123" table:formula="of:=[.F30]/[.B30]" office:value-type="float" office:value="0.285714285714286" calcext:value-type="float">
            <text:p>0.29</text:p>
          </table:table-cell>
          <table:table-cell table:style-name="ce177" table:formula="of:=[.G30]/[.B30]" office:value-type="float" office:value="0.428571428571429" calcext:value-type="float">
            <text:p>0.43</text:p>
          </table:table-cell>
          <table:table-cell table:style-name="ce123" table:formula="of:=[.H30]/[.B30]" office:value-type="float" office:value="0.742857142857143" calcext:value-type="float">
            <text:p>0.74</text:p>
          </table:table-cell>
          <table:table-cell table:style-name="ce177" table:formula="of:=[.I30]/[.B30]" office:value-type="float" office:value="0.257142857142857" calcext:value-type="float">
            <text:p>0.26</text:p>
          </table:table-cell>
          <table:table-cell table:style-name="ce177"/>
          <table:table-cell table:style-name="ce177" table:formula="of:=[.F30]/[.J30]" office:value-type="float" office:value="0.285714285714286" calcext:value-type="float">
            <text:p>0.29</text:p>
          </table:table-cell>
          <table:table-cell table:style-name="ce177" table:formula="of:=[.B30]/[.F30]" office:value-type="float" office:value="3.5" calcext:value-type="float">
            <text:p>3.50</text:p>
          </table:table-cell>
          <table:table-cell table:style-name="ce177" table:formula="of:=[.B30]/[.H30]" office:value-type="float" office:value="1.34615384615385" calcext:value-type="float">
            <text:p>1.35</text:p>
          </table:table-cell>
          <table:table-cell table:number-columns-repeated="1005"/>
        </table:table-row>
        <table:table-row table:style-name="ro8">
          <table:table-cell table:style-name="ce165" office:value-type="string" calcext:value-type="string">
            <text:p>37x37</text:p>
          </table:table-cell>
          <table:table-cell table:style-name="ce168" office:value-type="float" office:value="37" calcext:value-type="float">
            <text:p>37</text:p>
          </table:table-cell>
          <table:table-cell table:style-name="ce168" table:formula="of:=PRODUCT([.B31];[.B31])" office:value-type="float" office:value="1369" calcext:value-type="float">
            <text:p>1369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9" calcext:value-type="float">
            <text:p>9</text:p>
          </table:table-cell>
          <table:table-cell table:style-name="ce173" table:formula="of:=SUM([.E31];1)" office:value-type="float" office:value="10" calcext:value-type="float">
            <text:p>10</text:p>
          </table:table-cell>
          <table:table-cell table:style-name="ce115" office:value-type="float" office:value="17" calcext:value-type="float">
            <text:p>17</text:p>
          </table:table-cell>
          <table:table-cell table:style-name="ce173" table:formula="of:=SUM([.E31];1;[.G31];1)" office:value-type="float" office:value="28" calcext:value-type="float">
            <text:p>28</text:p>
          </table:table-cell>
          <table:table-cell table:style-name="ce115" table:formula="of:=ORG.LIBREOFFICE.RAWSUBTRACT([.B31];SUM([.E31];1;[.G31];1) )" office:value-type="float" office:value="9" calcext:value-type="float">
            <text:p>9</text:p>
          </table:table-cell>
          <table:table-cell table:style-name="ce168" table:formula="of:=SUM([.E31];1;[.G31];1;[.I31])" office:value-type="float" office:value="37" calcext:value-type="float">
            <text:p>37</text:p>
          </table:table-cell>
          <table:table-cell table:style-name="ce177" table:formula="of:=[.E31]/[.B31]" office:value-type="float" office:value="0.243243243243243" calcext:value-type="float">
            <text:p>0.24</text:p>
          </table:table-cell>
          <table:table-cell table:style-name="ce123" table:formula="of:=[.F31]/[.B31]" office:value-type="float" office:value="0.27027027027027" calcext:value-type="float">
            <text:p>0.27</text:p>
          </table:table-cell>
          <table:table-cell table:style-name="ce177" table:formula="of:=[.G31]/[.B31]" office:value-type="float" office:value="0.45945945945946" calcext:value-type="float">
            <text:p>0.46</text:p>
          </table:table-cell>
          <table:table-cell table:style-name="ce123" table:formula="of:=[.H31]/[.B31]" office:value-type="float" office:value="0.756756756756757" calcext:value-type="float">
            <text:p>0.76</text:p>
          </table:table-cell>
          <table:table-cell table:style-name="ce177" table:formula="of:=[.I31]/[.B31]" office:value-type="float" office:value="0.243243243243243" calcext:value-type="float">
            <text:p>0.24</text:p>
          </table:table-cell>
          <table:table-cell table:style-name="ce177"/>
          <table:table-cell table:style-name="ce177" table:formula="of:=[.F31]/[.J31]" office:value-type="float" office:value="0.27027027027027" calcext:value-type="float">
            <text:p>0.27</text:p>
          </table:table-cell>
          <table:table-cell table:style-name="ce177" table:formula="of:=[.B31]/[.F31]" office:value-type="float" office:value="3.7" calcext:value-type="float">
            <text:p>3.70</text:p>
          </table:table-cell>
          <table:table-cell table:style-name="ce177" table:formula="of:=[.B31]/[.H31]" office:value-type="float" office:value="1.32142857142857" calcext:value-type="float">
            <text:p>1.32</text:p>
          </table:table-cell>
          <table:table-cell table:number-columns-repeated="1005"/>
        </table:table-row>
        <table:table-row table:style-name="ro8">
          <table:table-cell table:style-name="ce165" office:value-type="string" calcext:value-type="string">
            <text:p>39x39</text:p>
          </table:table-cell>
          <table:table-cell table:style-name="ce168" office:value-type="float" office:value="39" calcext:value-type="float">
            <text:p>39</text:p>
          </table:table-cell>
          <table:table-cell table:style-name="ce168" table:formula="of:=PRODUCT([.B32];[.B32])" office:value-type="float" office:value="1521" calcext:value-type="float">
            <text:p>1521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10" calcext:value-type="float">
            <text:p>10</text:p>
          </table:table-cell>
          <table:table-cell table:style-name="ce173" table:formula="of:=SUM([.E32];1)" office:value-type="float" office:value="11" calcext:value-type="float">
            <text:p>11</text:p>
          </table:table-cell>
          <table:table-cell table:style-name="ce115" office:value-type="float" office:value="17" calcext:value-type="float">
            <text:p>17</text:p>
          </table:table-cell>
          <table:table-cell table:style-name="ce173" table:formula="of:=SUM([.E32];1;[.G32];1)" office:value-type="float" office:value="29" calcext:value-type="float">
            <text:p>29</text:p>
          </table:table-cell>
          <table:table-cell table:style-name="ce115" table:formula="of:=ORG.LIBREOFFICE.RAWSUBTRACT([.B32];SUM([.E32];1;[.G32];1) )" office:value-type="float" office:value="10" calcext:value-type="float">
            <text:p>10</text:p>
          </table:table-cell>
          <table:table-cell table:style-name="ce168" table:formula="of:=SUM([.E32];1;[.G32];1;[.I32])" office:value-type="float" office:value="39" calcext:value-type="float">
            <text:p>39</text:p>
          </table:table-cell>
          <table:table-cell table:style-name="ce177" table:formula="of:=[.E32]/[.B32]" office:value-type="float" office:value="0.256410256410256" calcext:value-type="float">
            <text:p>0.26</text:p>
          </table:table-cell>
          <table:table-cell table:style-name="ce123" table:formula="of:=[.F32]/[.B32]" office:value-type="float" office:value="0.282051282051282" calcext:value-type="float">
            <text:p>0.28</text:p>
          </table:table-cell>
          <table:table-cell table:style-name="ce177" table:formula="of:=[.G32]/[.B32]" office:value-type="float" office:value="0.435897435897436" calcext:value-type="float">
            <text:p>0.44</text:p>
          </table:table-cell>
          <table:table-cell table:style-name="ce123" table:formula="of:=[.H32]/[.B32]" office:value-type="float" office:value="0.743589743589744" calcext:value-type="float">
            <text:p>0.74</text:p>
          </table:table-cell>
          <table:table-cell table:style-name="ce177" table:formula="of:=[.I32]/[.B32]" office:value-type="float" office:value="0.256410256410256" calcext:value-type="float">
            <text:p>0.26</text:p>
          </table:table-cell>
          <table:table-cell table:style-name="ce177"/>
          <table:table-cell table:style-name="ce177" table:formula="of:=[.F32]/[.J32]" office:value-type="float" office:value="0.282051282051282" calcext:value-type="float">
            <text:p>0.28</text:p>
          </table:table-cell>
          <table:table-cell table:style-name="ce177" table:formula="of:=[.B32]/[.F32]" office:value-type="float" office:value="3.54545454545455" calcext:value-type="float">
            <text:p>3.55</text:p>
          </table:table-cell>
          <table:table-cell table:style-name="ce177" table:formula="of:=[.B32]/[.H32]" office:value-type="float" office:value="1.3448275862069" calcext:value-type="float">
            <text:p>1.34</text:p>
          </table:table-cell>
          <table:table-cell table:number-columns-repeated="1005"/>
        </table:table-row>
        <table:table-row table:style-name="ro8">
          <table:table-cell table:style-name="ce165" office:value-type="string" calcext:value-type="string">
            <text:p>41x41</text:p>
          </table:table-cell>
          <table:table-cell table:style-name="ce168" office:value-type="float" office:value="41" calcext:value-type="float">
            <text:p>41</text:p>
          </table:table-cell>
          <table:table-cell table:style-name="ce168" table:formula="of:=PRODUCT([.B33];[.B33])" office:value-type="float" office:value="1681" calcext:value-type="float">
            <text:p>1681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10" calcext:value-type="float">
            <text:p>10</text:p>
          </table:table-cell>
          <table:table-cell table:style-name="ce173" table:formula="of:=SUM([.E33];1)" office:value-type="float" office:value="11" calcext:value-type="float">
            <text:p>11</text:p>
          </table:table-cell>
          <table:table-cell table:style-name="ce115" office:value-type="float" office:value="19" calcext:value-type="float">
            <text:p>19</text:p>
          </table:table-cell>
          <table:table-cell table:style-name="ce173" table:formula="of:=SUM([.E33];1;[.G33];1)" office:value-type="float" office:value="31" calcext:value-type="float">
            <text:p>31</text:p>
          </table:table-cell>
          <table:table-cell table:style-name="ce115" table:formula="of:=ORG.LIBREOFFICE.RAWSUBTRACT([.B33];SUM([.E33];1;[.G33];1) )" office:value-type="float" office:value="10" calcext:value-type="float">
            <text:p>10</text:p>
          </table:table-cell>
          <table:table-cell table:style-name="ce168" table:formula="of:=SUM([.E33];1;[.G33];1;[.I33])" office:value-type="float" office:value="41" calcext:value-type="float">
            <text:p>41</text:p>
          </table:table-cell>
          <table:table-cell table:style-name="ce177" table:formula="of:=[.E33]/[.B33]" office:value-type="float" office:value="0.24390243902439" calcext:value-type="float">
            <text:p>0.24</text:p>
          </table:table-cell>
          <table:table-cell table:style-name="ce123" table:formula="of:=[.F33]/[.B33]" office:value-type="float" office:value="0.268292682926829" calcext:value-type="float">
            <text:p>0.27</text:p>
          </table:table-cell>
          <table:table-cell table:style-name="ce177" table:formula="of:=[.G33]/[.B33]" office:value-type="float" office:value="0.463414634146341" calcext:value-type="float">
            <text:p>0.46</text:p>
          </table:table-cell>
          <table:table-cell table:style-name="ce123" table:formula="of:=[.H33]/[.B33]" office:value-type="float" office:value="0.75609756097561" calcext:value-type="float">
            <text:p>0.76</text:p>
          </table:table-cell>
          <table:table-cell table:style-name="ce177" table:formula="of:=[.I33]/[.B33]" office:value-type="float" office:value="0.24390243902439" calcext:value-type="float">
            <text:p>0.24</text:p>
          </table:table-cell>
          <table:table-cell table:style-name="ce177"/>
          <table:table-cell table:style-name="ce177" table:formula="of:=[.F33]/[.J33]" office:value-type="float" office:value="0.268292682926829" calcext:value-type="float">
            <text:p>0.27</text:p>
          </table:table-cell>
          <table:table-cell table:style-name="ce177" table:formula="of:=[.B33]/[.F33]" office:value-type="float" office:value="3.72727272727273" calcext:value-type="float">
            <text:p>3.73</text:p>
          </table:table-cell>
          <table:table-cell table:style-name="ce177" table:formula="of:=[.B33]/[.H33]" office:value-type="float" office:value="1.32258064516129" calcext:value-type="float">
            <text:p>1.32</text:p>
          </table:table-cell>
          <table:table-cell table:number-columns-repeated="1005"/>
        </table:table-row>
        <table:table-row table:style-name="ro8">
          <table:table-cell table:style-name="ce165" office:value-type="string" calcext:value-type="string">
            <text:p>43x43</text:p>
          </table:table-cell>
          <table:table-cell table:style-name="ce168" office:value-type="float" office:value="43" calcext:value-type="float">
            <text:p>43</text:p>
          </table:table-cell>
          <table:table-cell table:style-name="ce168" table:formula="of:=PRODUCT([.B34];[.B34])" office:value-type="float" office:value="1849" calcext:value-type="float">
            <text:p>1849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11" calcext:value-type="float">
            <text:p>11</text:p>
          </table:table-cell>
          <table:table-cell table:style-name="ce173" table:formula="of:=SUM([.E34];1)" office:value-type="float" office:value="12" calcext:value-type="float">
            <text:p>12</text:p>
          </table:table-cell>
          <table:table-cell table:style-name="ce115" office:value-type="float" office:value="19" calcext:value-type="float">
            <text:p>19</text:p>
          </table:table-cell>
          <table:table-cell table:style-name="ce173" table:formula="of:=SUM([.E34];1;[.G34];1)" office:value-type="float" office:value="32" calcext:value-type="float">
            <text:p>32</text:p>
          </table:table-cell>
          <table:table-cell table:style-name="ce115" table:formula="of:=ORG.LIBREOFFICE.RAWSUBTRACT([.B34];SUM([.E34];1;[.G34];1) )" office:value-type="float" office:value="11" calcext:value-type="float">
            <text:p>11</text:p>
          </table:table-cell>
          <table:table-cell table:style-name="ce168" table:formula="of:=SUM([.E34];1;[.G34];1;[.I34])" office:value-type="float" office:value="43" calcext:value-type="float">
            <text:p>43</text:p>
          </table:table-cell>
          <table:table-cell table:style-name="ce177" table:formula="of:=[.E34]/[.B34]" office:value-type="float" office:value="0.255813953488372" calcext:value-type="float">
            <text:p>0.26</text:p>
          </table:table-cell>
          <table:table-cell table:style-name="ce123" table:formula="of:=[.F34]/[.B34]" office:value-type="float" office:value="0.27906976744186" calcext:value-type="float">
            <text:p>0.28</text:p>
          </table:table-cell>
          <table:table-cell table:style-name="ce177" table:formula="of:=[.G34]/[.B34]" office:value-type="float" office:value="0.441860465116279" calcext:value-type="float">
            <text:p>0.44</text:p>
          </table:table-cell>
          <table:table-cell table:style-name="ce123" table:formula="of:=[.H34]/[.B34]" office:value-type="float" office:value="0.744186046511628" calcext:value-type="float">
            <text:p>0.74</text:p>
          </table:table-cell>
          <table:table-cell table:style-name="ce177" table:formula="of:=[.I34]/[.B34]" office:value-type="float" office:value="0.255813953488372" calcext:value-type="float">
            <text:p>0.26</text:p>
          </table:table-cell>
          <table:table-cell table:style-name="ce177"/>
          <table:table-cell table:style-name="ce177" table:formula="of:=[.F34]/[.J34]" office:value-type="float" office:value="0.27906976744186" calcext:value-type="float">
            <text:p>0.28</text:p>
          </table:table-cell>
          <table:table-cell table:style-name="ce177" table:formula="of:=[.B34]/[.F34]" office:value-type="float" office:value="3.58333333333333" calcext:value-type="float">
            <text:p>3.58</text:p>
          </table:table-cell>
          <table:table-cell table:style-name="ce177" table:formula="of:=[.B34]/[.H34]" office:value-type="float" office:value="1.34375" calcext:value-type="float">
            <text:p>1.34</text:p>
          </table:table-cell>
          <table:table-cell table:number-columns-repeated="1005"/>
        </table:table-row>
        <table:table-row table:style-name="ro8">
          <table:table-cell table:style-name="ce165" office:value-type="string" calcext:value-type="string">
            <text:p>45x45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table:formula="of:=PRODUCT([.B35];[.B35])" office:value-type="float" office:value="2025" calcext:value-type="float">
            <text:p>2025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11" calcext:value-type="float">
            <text:p>11</text:p>
          </table:table-cell>
          <table:table-cell table:style-name="ce173" table:formula="of:=SUM([.E35];1)" office:value-type="float" office:value="12" calcext:value-type="float">
            <text:p>12</text:p>
          </table:table-cell>
          <table:table-cell table:style-name="ce115" office:value-type="float" office:value="21" calcext:value-type="float">
            <text:p>21</text:p>
          </table:table-cell>
          <table:table-cell table:style-name="ce173" table:formula="of:=SUM([.E35];1;[.G35];1)" office:value-type="float" office:value="34" calcext:value-type="float">
            <text:p>34</text:p>
          </table:table-cell>
          <table:table-cell table:style-name="ce115" table:formula="of:=ORG.LIBREOFFICE.RAWSUBTRACT([.B35];SUM([.E35];1;[.G35];1) )" office:value-type="float" office:value="11" calcext:value-type="float">
            <text:p>11</text:p>
          </table:table-cell>
          <table:table-cell table:style-name="ce168" table:formula="of:=SUM([.E35];1;[.G35];1;[.I35])" office:value-type="float" office:value="45" calcext:value-type="float">
            <text:p>45</text:p>
          </table:table-cell>
          <table:table-cell table:style-name="ce177" table:formula="of:=[.E35]/[.B35]" office:value-type="float" office:value="0.244444444444444" calcext:value-type="float">
            <text:p>0.24</text:p>
          </table:table-cell>
          <table:table-cell table:style-name="ce123" table:formula="of:=[.F35]/[.B35]" office:value-type="float" office:value="0.266666666666667" calcext:value-type="float">
            <text:p>0.27</text:p>
          </table:table-cell>
          <table:table-cell table:style-name="ce177" table:formula="of:=[.G35]/[.B35]" office:value-type="float" office:value="0.466666666666667" calcext:value-type="float">
            <text:p>0.47</text:p>
          </table:table-cell>
          <table:table-cell table:style-name="ce123" table:formula="of:=[.H35]/[.B35]" office:value-type="float" office:value="0.755555555555556" calcext:value-type="float">
            <text:p>0.76</text:p>
          </table:table-cell>
          <table:table-cell table:style-name="ce177" table:formula="of:=[.I35]/[.B35]" office:value-type="float" office:value="0.244444444444444" calcext:value-type="float">
            <text:p>0.24</text:p>
          </table:table-cell>
          <table:table-cell table:style-name="ce177"/>
          <table:table-cell table:style-name="ce177" table:formula="of:=[.F35]/[.J35]" office:value-type="float" office:value="0.266666666666667" calcext:value-type="float">
            <text:p>0.27</text:p>
          </table:table-cell>
          <table:table-cell table:style-name="ce177" table:formula="of:=[.B35]/[.F35]" office:value-type="float" office:value="3.75" calcext:value-type="float">
            <text:p>3.75</text:p>
          </table:table-cell>
          <table:table-cell table:style-name="ce177" table:formula="of:=[.B35]/[.H35]" office:value-type="float" office:value="1.32352941176471" calcext:value-type="float">
            <text:p>1.32</text:p>
          </table:table-cell>
          <table:table-cell table:style-name="ce168" table:number-columns-repeated="998"/>
          <table:table-cell table:style-name="ce67" table:number-columns-repeated="7"/>
        </table:table-row>
        <table:table-row table:style-name="ro8">
          <table:table-cell table:style-name="ce165" office:value-type="string" calcext:value-type="string">
            <text:p>47x47</text:p>
          </table:table-cell>
          <table:table-cell table:style-name="ce168" office:value-type="float" office:value="47" calcext:value-type="float">
            <text:p>47</text:p>
          </table:table-cell>
          <table:table-cell table:style-name="ce168" table:formula="of:=PRODUCT([.B36];[.B36])" office:value-type="float" office:value="2209" calcext:value-type="float">
            <text:p>2209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12" calcext:value-type="float">
            <text:p>12</text:p>
          </table:table-cell>
          <table:table-cell table:style-name="ce173" table:formula="of:=SUM([.E36];1)" office:value-type="float" office:value="13" calcext:value-type="float">
            <text:p>13</text:p>
          </table:table-cell>
          <table:table-cell table:style-name="ce115" office:value-type="float" office:value="21" calcext:value-type="float">
            <text:p>21</text:p>
          </table:table-cell>
          <table:table-cell table:style-name="ce173" table:formula="of:=SUM([.E36];1;[.G36];1)" office:value-type="float" office:value="35" calcext:value-type="float">
            <text:p>35</text:p>
          </table:table-cell>
          <table:table-cell table:style-name="ce115" table:formula="of:=ORG.LIBREOFFICE.RAWSUBTRACT([.B36];SUM([.E36];1;[.G36];1) )" office:value-type="float" office:value="12" calcext:value-type="float">
            <text:p>12</text:p>
          </table:table-cell>
          <table:table-cell table:style-name="ce168" table:formula="of:=SUM([.E36];1;[.G36];1;[.I36])" office:value-type="float" office:value="47" calcext:value-type="float">
            <text:p>47</text:p>
          </table:table-cell>
          <table:table-cell table:style-name="ce177" table:formula="of:=[.E36]/[.B36]" office:value-type="float" office:value="0.25531914893617" calcext:value-type="float">
            <text:p>0.26</text:p>
          </table:table-cell>
          <table:table-cell table:style-name="ce123" table:formula="of:=[.F36]/[.B36]" office:value-type="float" office:value="0.276595744680851" calcext:value-type="float">
            <text:p>0.28</text:p>
          </table:table-cell>
          <table:table-cell table:style-name="ce177" table:formula="of:=[.G36]/[.B36]" office:value-type="float" office:value="0.446808510638298" calcext:value-type="float">
            <text:p>0.45</text:p>
          </table:table-cell>
          <table:table-cell table:style-name="ce123" table:formula="of:=[.H36]/[.B36]" office:value-type="float" office:value="0.74468085106383" calcext:value-type="float">
            <text:p>0.74</text:p>
          </table:table-cell>
          <table:table-cell table:style-name="ce177" table:formula="of:=[.I36]/[.B36]" office:value-type="float" office:value="0.25531914893617" calcext:value-type="float">
            <text:p>0.26</text:p>
          </table:table-cell>
          <table:table-cell table:style-name="ce177"/>
          <table:table-cell table:style-name="ce177" table:formula="of:=[.F36]/[.J36]" office:value-type="float" office:value="0.276595744680851" calcext:value-type="float">
            <text:p>0.28</text:p>
          </table:table-cell>
          <table:table-cell table:style-name="ce177" table:formula="of:=[.B36]/[.F36]" office:value-type="float" office:value="3.61538461538462" calcext:value-type="float">
            <text:p>3.62</text:p>
          </table:table-cell>
          <table:table-cell table:style-name="ce177" table:formula="of:=[.B36]/[.H36]" office:value-type="float" office:value="1.34285714285714" calcext:value-type="float">
            <text:p>1.34</text:p>
          </table:table-cell>
          <table:table-cell table:number-columns-repeated="1005"/>
        </table:table-row>
        <table:table-row table:style-name="ro8">
          <table:table-cell table:style-name="ce165" office:value-type="string" calcext:value-type="string">
            <text:p>49x49</text:p>
          </table:table-cell>
          <table:table-cell table:style-name="ce168" office:value-type="float" office:value="49" calcext:value-type="float">
            <text:p>49</text:p>
          </table:table-cell>
          <table:table-cell table:style-name="ce168" table:formula="of:=PRODUCT([.B37];[.B37])" office:value-type="float" office:value="2401" calcext:value-type="float">
            <text:p>2401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12" calcext:value-type="float">
            <text:p>12</text:p>
          </table:table-cell>
          <table:table-cell table:style-name="ce173" table:formula="of:=SUM([.E37];1)" office:value-type="float" office:value="13" calcext:value-type="float">
            <text:p>13</text:p>
          </table:table-cell>
          <table:table-cell table:style-name="ce115" office:value-type="float" office:value="23" calcext:value-type="float">
            <text:p>23</text:p>
          </table:table-cell>
          <table:table-cell table:style-name="ce173" table:formula="of:=SUM([.E37];1;[.G37];1)" office:value-type="float" office:value="37" calcext:value-type="float">
            <text:p>37</text:p>
          </table:table-cell>
          <table:table-cell table:style-name="ce115" table:formula="of:=ORG.LIBREOFFICE.RAWSUBTRACT([.B37];SUM([.E37];1;[.G37];1) )" office:value-type="float" office:value="12" calcext:value-type="float">
            <text:p>12</text:p>
          </table:table-cell>
          <table:table-cell table:style-name="ce168" table:formula="of:=SUM([.E37];1;[.G37];1;[.I37])" office:value-type="float" office:value="49" calcext:value-type="float">
            <text:p>49</text:p>
          </table:table-cell>
          <table:table-cell table:style-name="ce177" table:formula="of:=[.E37]/[.B37]" office:value-type="float" office:value="0.244897959183673" calcext:value-type="float">
            <text:p>0.24</text:p>
          </table:table-cell>
          <table:table-cell table:style-name="ce123" table:formula="of:=[.F37]/[.B37]" office:value-type="float" office:value="0.26530612244898" calcext:value-type="float">
            <text:p>0.27</text:p>
          </table:table-cell>
          <table:table-cell table:style-name="ce177" table:formula="of:=[.G37]/[.B37]" office:value-type="float" office:value="0.469387755102041" calcext:value-type="float">
            <text:p>0.47</text:p>
          </table:table-cell>
          <table:table-cell table:style-name="ce123" table:formula="of:=[.H37]/[.B37]" office:value-type="float" office:value="0.755102040816326" calcext:value-type="float">
            <text:p>0.76</text:p>
          </table:table-cell>
          <table:table-cell table:style-name="ce177" table:formula="of:=[.I37]/[.B37]" office:value-type="float" office:value="0.244897959183673" calcext:value-type="float">
            <text:p>0.24</text:p>
          </table:table-cell>
          <table:table-cell table:style-name="ce177"/>
          <table:table-cell table:style-name="ce177" table:formula="of:=[.F37]/[.J37]" office:value-type="float" office:value="0.26530612244898" calcext:value-type="float">
            <text:p>0.27</text:p>
          </table:table-cell>
          <table:table-cell table:style-name="ce177" table:formula="of:=[.B37]/[.F37]" office:value-type="float" office:value="3.76923076923077" calcext:value-type="float">
            <text:p>3.77</text:p>
          </table:table-cell>
          <table:table-cell table:style-name="ce177" table:formula="of:=[.B37]/[.H37]" office:value-type="float" office:value="1.32432432432432" calcext:value-type="float">
            <text:p>1.32</text:p>
          </table:table-cell>
          <table:table-cell table:style-name="ce168" table:number-columns-repeated="998"/>
          <table:table-cell table:style-name="ce67" table:number-columns-repeated="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ne Lengths" table:style-name="ta1">
        <office:forms form:automatic-focus="false" form:apply-design-mode="false"/>
        <table:table-column table:style-name="co24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26" table:default-cell-style-name="ce135"/>
        <table:table-column table:style-name="co27" table:number-columns-repeated="3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6" table:default-cell-style-name="Default"/>
        <table:table-column table:style-name="co11" table:number-columns-repeated="1002" table:default-cell-style-name="Default"/>
        <table:table-row table:style-name="ro1">
          <table:table-cell table:style-name="ce119" office:value-type="string" calcext:value-type="string" table:number-columns-spanned="22" table:number-rows-spanned="1">
            <text:p>Jungian Composition – Line Lengths</text:p>
          </table:table-cell>
          <table:covered-table-cell table:style-name="ce129"/>
          <table:covered-table-cell table:style-name="ce136"/>
          <table:covered-table-cell table:style-name="ce137"/>
          <table:covered-table-cell table:style-name="ce136"/>
          <table:covered-table-cell/>
          <table:covered-table-cell table:style-name="ce136"/>
          <table:covered-table-cell table:style-name="ce111"/>
          <table:covered-table-cell table:style-name="ce118"/>
          <table:covered-table-cell/>
          <table:covered-table-cell table:style-name="ce120"/>
          <table:covered-table-cell table:number-columns-repeated="9" table:style-name="ce163"/>
          <table:covered-table-cell table:number-columns-repeated="2"/>
          <table:table-cell table:number-columns-repeated="1002"/>
        </table:table-row>
        <table:table-row table:style-name="ro2">
          <table:table-cell table:style-name="ce182"/>
          <table:table-cell table:style-name="ce185"/>
          <table:table-cell table:style-name="ce182"/>
          <table:table-cell table:style-name="ce95"/>
          <table:table-cell table:style-name="ce182"/>
          <table:table-cell table:style-name="ce95"/>
          <table:table-cell table:style-name="ce182" table:number-columns-repeated="2"/>
          <table:table-cell table:style-name="ce86"/>
          <table:table-cell table:style-name="ce182"/>
          <table:table-cell table:style-name="ce185" table:number-columns-repeated="3"/>
          <table:table-cell table:style-name="ce86" office:value-type="string" calcext:value-type="string">
            <text:p>Avail to</text:p>
          </table:table-cell>
          <table:table-cell table:style-name="ce86" office:value-type="string" calcext:value-type="string" table:number-columns-spanned="8" table:number-rows-spanned="1">
            <text:p><text:span text:style-name="T41">←←</text:span><text:span text:style-name="T42">shorter</text:span><text:span text:style-name="T43">←←</text:span><text:span text:style-name="T44">Lengths Avail to Reflect E/I</text:span><text:span text:style-name="T45">⁵</text:span><text:span text:style-name="T46">→→longer</text:span><text:span text:style-name="T47">→→</text:span></text:p>
          </table:table-cell>
          <table:covered-table-cell table:style-name="ce86"/>
          <table:covered-table-cell table:number-columns-repeated="4" table:style-name="ce185"/>
          <table:covered-table-cell table:number-columns-repeated="2" table:style-name="ce182"/>
          <table:table-cell table:style-name="ce182" table:number-columns-repeated="1002"/>
        </table:table-row>
        <table:table-row table:style-name="ro8">
          <table:table-cell table:style-name="ce86"/>
          <table:table-cell table:style-name="ce86" office:value-type="string" calcext:value-type="string">
            <text:p>Grid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number-columns-repeated="2" table:style-name="ce86" office:value-type="string" calcext:value-type="string">
            <text:p>1st</text:p>
          </table:table-cell>
          <table:table-cell table:number-columns-repeated="2" table:style-name="ce86" office:value-type="string" calcext:value-type="string">
            <text:p>2nd</text:p>
          </table:table-cell>
          <table:table-cell table:style-name="ce86" office:value-type="string" calcext:value-type="string">
            <text:p>3rd</text:p>
          </table:table-cell>
          <table:table-cell table:style-name="ce86"/>
          <table:table-cell table:style-name="ce86" office:value-type="string" calcext:value-type="string" table:number-columns-spanned="3" table:number-rows-spanned="1">
            <text:p>Line Length</text:p>
          </table:table-cell>
          <table:covered-table-cell table:number-columns-repeated="2" table:style-name="ce86"/>
          <table:table-cell table:style-name="ce86" office:value-type="string" calcext:value-type="string">
            <text:p>Reflect</text:p>
          </table:table-cell>
          <table:table-cell table:style-name="ce95" office:value-type="string" calcext:value-type="string" table:number-columns-spanned="2" table:number-rows-spanned="1">
            <text:p>1st Line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2nd Line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3rd Line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4th Line</text:p>
          </table:table-cell>
          <table:covered-table-cell table:style-name="ce182"/>
          <table:table-cell table:style-name="ce182" table:number-columns-repeated="1002"/>
        </table:table-row>
        <table:table-row table:style-name="ro2">
          <table:table-cell table:style-name="ce86" office:value-type="string" calcext:value-type="string">
            <text:p>Squares</text:p>
          </table:table-cell>
          <table:table-cell table:style-name="ce86" office:value-type="string" calcext:value-type="string">
            <text:p>Size</text:p>
          </table:table-cell>
          <table:table-cell table:style-name="ce86" office:value-type="string" calcext:value-type="string">
            <text:p>Sqrs</text:p>
          </table:table-cell>
          <table:table-cell table:style-name="ce86" office:value-type="string" calcext:value-type="string">
            <text:p>E/I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Li<text:span text:style-name="T2">ne </text:span><text:span text:style-name="T33">¹</text:span>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<text:span text:style-name="T34">Line </text:span><text:span text:style-name="T35">¹</text:span></text:p>
          </table:table-cell>
          <table:table-cell table:style-name="ce86" office:value-type="string" calcext:value-type="string">
            <text:p>Gap</text:p>
          </table:table-cell>
          <table:table-cell table:style-name="ce86" office:value-type="string" calcext:value-type="string">
            <text:p>Check</text:p>
          </table:table-cell>
          <table:table-cell table:style-name="ce86" office:value-type="string" calcext:value-type="string">
            <text:p>Min ²</text:p>
          </table:table-cell>
          <table:table-cell table:style-name="ce86" office:value-type="string" calcext:value-type="string">
            <text:p><text:span text:style-name="T36">Avg </text:span><text:span text:style-name="T37">³</text:span></text:p>
          </table:table-cell>
          <table:table-cell table:style-name="ce86" office:value-type="string" calcext:value-type="string">
            <text:p><text:span text:style-name="T38">Ma</text:span><text:span text:style-name="T39">x </text:span><text:span text:style-name="T40">⁴</text:span></text:p>
          </table:table-cell>
          <table:table-cell table:style-name="ce86" office:value-type="string" calcext:value-type="string">
            <text:p>E/I</text:p>
          </table:table-cell>
          <table:table-cell table:style-name="ce95" office:value-type="string" calcext:value-type="string">
            <text:p>Lo ²</text:p>
          </table:table-cell>
          <table:table-cell table:style-name="ce95" office:value-type="string" calcext:value-type="string">
            <text:p>Hi</text:p>
          </table:table-cell>
          <table:table-cell table:style-name="ce95" office:value-type="string" calcext:value-type="string">
            <text:p>Lo</text:p>
          </table:table-cell>
          <table:table-cell table:style-name="ce95" office:value-type="string" calcext:value-type="string">
            <text:p><text:span text:style-name="T3">Hi ³</text:span></text:p>
          </table:table-cell>
          <table:table-cell table:style-name="ce95" office:value-type="string" calcext:value-type="string">
            <text:p><text:span text:style-name="T3">Lo ³</text:span></text:p>
          </table:table-cell>
          <table:table-cell table:style-name="ce95" office:value-type="string" calcext:value-type="string">
            <text:p>Hi</text:p>
          </table:table-cell>
          <table:table-cell table:style-name="ce95" office:value-type="string" calcext:value-type="string">
            <text:p>Lo</text:p>
          </table:table-cell>
          <table:table-cell table:style-name="ce95" office:value-type="string" calcext:value-type="string">
            <text:p><text:span text:style-name="T48">Hi </text:span><text:span text:style-name="T49">⁴</text:span></text:p>
          </table:table-cell>
          <table:table-cell table:style-name="ce182" table:number-columns-repeated="1002"/>
        </table:table-row>
        <table:table-row table:style-name="ro8">
          <table:table-cell table:style-name="ce165" office:value-type="string" calcext:value-type="string">
            <text:p>1x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5" office:value-type="string" calcext:value-type="string">
            <text:p>N/A</text:p>
          </table:table-cell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5"/>
          <table:table-cell table:style-name="ce138" table:number-columns-repeated="4"/>
          <table:table-cell table:style-name="ce142" table:number-columns-repeated="2"/>
          <table:table-cell table:style-name="ce143" table:number-columns-repeated="2"/>
          <table:table-cell table:number-columns-repeated="1002"/>
        </table:table-row>
        <table:table-row table:style-name="ro8">
          <table:table-cell table:style-name="ce165" office:value-type="string" calcext:value-type="string">
            <text:p>3x3</text:p>
          </table:table-cell>
          <table:table-cell table:style-name="ce168" office:value-type="float" office:value="3" calcext:value-type="float">
            <text:p>3</text:p>
          </table:table-cell>
          <table:table-cell table:style-name="ce168" table:formula="of:=PRODUCT([.B6];[.B6])" office:value-type="float" office:value="9" calcext:value-type="float">
            <text:p>9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1" calcext:value-type="float">
            <text:p>1</text:p>
          </table:table-cell>
          <table:table-cell table:style-name="ce173" table:formula="of:=SUM([.E6];1)" office:value-type="float" office:value="2" calcext:value-type="float">
            <text:p>2</text:p>
          </table:table-cell>
          <table:table-cell table:style-name="ce115" office:value-type="float" office:value="1" calcext:value-type="float">
            <text:p>1</text:p>
          </table:table-cell>
          <table:table-cell table:style-name="ce173"/>
          <table:table-cell table:style-name="ce115"/>
          <table:table-cell table:style-name="ce168" table:formula="of:=SUM([.E6];1;[.G6])" office:value-type="float" office:value="3" calcext:value-type="float">
            <text:p>3</text:p>
          </table:table-cell>
          <table:table-cell table:style-name="ce138" table:formula="of:=SUM([.B6])" office:value-type="float" office:value="3" calcext:value-type="float">
            <text:p>3</text:p>
          </table:table-cell>
          <table:table-cell table:style-name="ce138" table:formula="of:=QUOTIENT(SUM([.K6];[.M6]);2)" office:value-type="float" office:value="3" calcext:value-type="float">
            <text:p>3</text:p>
          </table:table-cell>
          <table:table-cell table:style-name="ce138" table:formula="of:=SUM([.B6])" office:value-type="float" office:value="3" calcext:value-type="float">
            <text:p>3</text:p>
          </table:table-cell>
          <table:table-cell table:style-name="ce140" table:formula="of:=ORG.LIBREOFFICE.RAWSUBTRACT([.M6];[.K6])" office:value-type="float" office:value="0" calcext:value-type="float">
            <text:p>0</text:p>
          </table:table-cell>
          <table:table-cell table:style-name="ce138" table:number-columns-repeated="4"/>
          <table:table-cell table:style-name="ce142" table:number-columns-repeated="2"/>
          <table:table-cell table:style-name="ce143" table:number-columns-repeated="2"/>
          <table:table-cell table:number-columns-repeated="1002"/>
        </table:table-row>
        <table:table-row table:style-name="ro9">
          <table:table-cell table:style-name="ce165"/>
          <table:table-cell table:style-name="ce168" table:number-columns-repeated="2"/>
          <table:table-cell/>
          <table:table-cell table:style-name="ce115"/>
          <table:table-cell table:style-name="ce173"/>
          <table:table-cell table:style-name="ce115"/>
          <table:table-cell table:style-name="ce173"/>
          <table:table-cell table:style-name="ce115"/>
          <table:table-cell table:style-name="ce168" table:number-columns-repeated="2"/>
          <table:table-cell table:style-name="ce173"/>
          <table:table-cell table:style-name="ce181"/>
          <table:table-cell table:style-name="ce124"/>
          <table:table-cell table:style-name="ce138" table:number-columns-repeated="4"/>
          <table:table-cell table:style-name="ce142" table:number-columns-repeated="2"/>
          <table:table-cell table:style-name="ce143" table:number-columns-repeated="2"/>
          <table:table-cell table:number-columns-repeated="1002"/>
        </table:table-row>
        <table:table-row table:style-name="ro8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8];[.B8])" office:value-type="float" office:value="25" calcext:value-type="float">
            <text:p>25</text:p>
          </table:table-cell>
          <table:table-cell table:style-name="ce165" office:value-type="string" calcext:value-type="string">
            <text:p>E </text:p>
          </table:table-cell>
          <table:table-cell table:style-name="ce115" office:value-type="float" office:value="1" calcext:value-type="float">
            <text:p>1</text:p>
          </table:table-cell>
          <table:table-cell table:style-name="ce173" table:formula="of:=SUM([.E8];1)" office:value-type="float" office:value="2" calcext:value-type="float">
            <text:p>2</text:p>
          </table:table-cell>
          <table:table-cell table:style-name="ce115" office:value-type="float" office:value="3" calcext:value-type="float">
            <text:p>3</text:p>
          </table:table-cell>
          <table:table-cell table:style-name="ce173"/>
          <table:table-cell table:style-name="ce115"/>
          <table:table-cell table:style-name="ce168" table:formula="of:=SUM([.E8];1;[.G8])" office:value-type="float" office:value="5" calcext:value-type="float">
            <text:p>5</text:p>
          </table:table-cell>
          <table:table-cell table:style-name="ce138" table:formula="of:=SUM([.B8])" office:value-type="float" office:value="5" calcext:value-type="float">
            <text:p>5</text:p>
          </table:table-cell>
          <table:table-cell table:style-name="ce138" table:formula="of:=QUOTIENT(SUM([.K8];[.M8]);2)" office:value-type="float" office:value="5" calcext:value-type="float">
            <text:p>5</text:p>
          </table:table-cell>
          <table:table-cell table:style-name="ce138" table:formula="of:=SUM([.B8])" office:value-type="float" office:value="5" calcext:value-type="float">
            <text:p>5</text:p>
          </table:table-cell>
          <table:table-cell table:style-name="ce140" table:formula="of:=ORG.LIBREOFFICE.RAWSUBTRACT([.M8];[.K8])" office:value-type="float" office:value="0" calcext:value-type="float">
            <text:p>0</text:p>
          </table:table-cell>
          <table:table-cell table:style-name="ce138" table:number-columns-repeated="6"/>
          <table:table-cell table:style-name="ce143" table:number-columns-repeated="2"/>
          <table:table-cell table:number-columns-repeated="1002"/>
        </table:table-row>
        <table:table-row table:style-name="ro8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9];[.B9])" office:value-type="float" office:value="25" calcext:value-type="float">
            <text:p>25</text:p>
          </table:table-cell>
          <table:table-cell table:style-name="ce165" office:value-type="string" calcext:value-type="string">
            <text:p>I</text:p>
          </table:table-cell>
          <table:table-cell table:style-name="ce115" office:value-type="float" office:value="3" calcext:value-type="float">
            <text:p>3</text:p>
          </table:table-cell>
          <table:table-cell table:style-name="ce173" table:formula="of:=SUM([.E9];1)" office:value-type="float" office:value="4" calcext:value-type="float">
            <text:p>4</text:p>
          </table:table-cell>
          <table:table-cell table:style-name="ce115" office:value-type="float" office:value="1" calcext:value-type="float">
            <text:p>1</text:p>
          </table:table-cell>
          <table:table-cell table:style-name="ce173"/>
          <table:table-cell table:style-name="ce115"/>
          <table:table-cell table:style-name="ce168" table:formula="of:=SUM([.E9];1;[.G9])" office:value-type="float" office:value="5" calcext:value-type="float">
            <text:p>5</text:p>
          </table:table-cell>
          <table:table-cell table:style-name="ce138" table:formula="of:=SUM([.B9])" office:value-type="float" office:value="5" calcext:value-type="float">
            <text:p>5</text:p>
          </table:table-cell>
          <table:table-cell table:style-name="ce138" table:formula="of:=QUOTIENT(SUM([.K9];[.M9]);2)" office:value-type="float" office:value="5" calcext:value-type="float">
            <text:p>5</text:p>
          </table:table-cell>
          <table:table-cell table:style-name="ce138" table:formula="of:=SUM([.B9])" office:value-type="float" office:value="5" calcext:value-type="float">
            <text:p>5</text:p>
          </table:table-cell>
          <table:table-cell table:style-name="ce140" table:formula="of:=ORG.LIBREOFFICE.RAWSUBTRACT([.M9];[.K9])" office:value-type="float" office:value="0" calcext:value-type="float">
            <text:p>0</text:p>
          </table:table-cell>
          <table:table-cell table:style-name="ce138" table:number-columns-repeated="6"/>
          <table:table-cell table:style-name="ce143" table:number-columns-repeated="2"/>
          <table:table-cell table:number-columns-repeated="1002"/>
        </table:table-row>
        <table:table-row table:style-name="ro9">
          <table:table-cell table:style-name="ce165"/>
          <table:table-cell table:style-name="ce168" table:number-columns-repeated="2"/>
          <table:table-cell/>
          <table:table-cell table:style-name="ce115"/>
          <table:table-cell table:style-name="ce173"/>
          <table:table-cell table:style-name="ce115"/>
          <table:table-cell table:style-name="ce173"/>
          <table:table-cell table:style-name="ce115"/>
          <table:table-cell table:style-name="ce168"/>
          <table:table-cell table:style-name="ce138" table:number-columns-repeated="3"/>
          <table:table-cell table:style-name="ce140"/>
          <table:table-cell table:style-name="ce138" table:number-columns-repeated="6"/>
          <table:table-cell table:style-name="ce143" table:number-columns-repeated="2"/>
          <table:table-cell table:number-columns-repeated="1002"/>
        </table:table-row>
        <table:table-row table:style-name="ro8">
          <table:table-cell table:style-name="ce165" office:value-type="string" calcext:value-type="string">
            <text:p>7x7</text:p>
          </table:table-cell>
          <table:table-cell table:style-name="ce168" office:value-type="float" office:value="7" calcext:value-type="float">
            <text:p>7</text:p>
          </table:table-cell>
          <table:table-cell table:style-name="ce168" table:formula="of:=PRODUCT([.B11];[.B11])" office:value-type="float" office:value="49" calcext:value-type="float">
            <text:p>49</text:p>
          </table:table-cell>
          <table:table-cell table:style-name="ce165" office:value-type="string" calcext:value-type="string">
            <text:p>E </text:p>
          </table:table-cell>
          <table:table-cell table:style-name="ce115" office:value-type="float" office:value="2" calcext:value-type="float">
            <text:p>2</text:p>
          </table:table-cell>
          <table:table-cell table:style-name="ce173" table:formula="of:=SUM([.E11];1)" office:value-type="float" office:value="3" calcext:value-type="float">
            <text:p>3</text:p>
          </table:table-cell>
          <table:table-cell table:style-name="ce115" office:value-type="float" office:value="4" calcext:value-type="float">
            <text:p>4</text:p>
          </table:table-cell>
          <table:table-cell table:style-name="ce173"/>
          <table:table-cell table:style-name="ce115"/>
          <table:table-cell table:style-name="ce168" table:formula="of:=SUM([.E11];1;[.G11])" office:value-type="float" office:value="7" calcext:value-type="float">
            <text:p>7</text:p>
          </table:table-cell>
          <table:table-cell table:style-name="ce138" table:formula="of:=SUM([.B11])" office:value-type="float" office:value="7" calcext:value-type="float">
            <text:p>7</text:p>
          </table:table-cell>
          <table:table-cell table:style-name="ce138" table:formula="of:=QUOTIENT(SUM([.K11];[.M11]);2)" office:value-type="float" office:value="7" calcext:value-type="float">
            <text:p>7</text:p>
          </table:table-cell>
          <table:table-cell table:style-name="ce138" table:formula="of:=SUM([.B11])" office:value-type="float" office:value="7" calcext:value-type="float">
            <text:p>7</text:p>
          </table:table-cell>
          <table:table-cell table:style-name="ce140" table:formula="of:=ORG.LIBREOFFICE.RAWSUBTRACT([.M11];[.K11])" office:value-type="float" office:value="0" calcext:value-type="float">
            <text:p>0</text:p>
          </table:table-cell>
          <table:table-cell table:style-name="ce138" table:number-columns-repeated="6"/>
          <table:table-cell table:style-name="ce143" table:number-columns-repeated="2"/>
          <table:table-cell table:number-columns-repeated="1002"/>
        </table:table-row>
        <table:table-row table:style-name="ro8">
          <table:table-cell table:style-name="ce165" office:value-type="string" calcext:value-type="string">
            <text:p>7x7</text:p>
          </table:table-cell>
          <table:table-cell table:style-name="ce168" office:value-type="float" office:value="7" calcext:value-type="float">
            <text:p>7</text:p>
          </table:table-cell>
          <table:table-cell table:style-name="ce168" table:formula="of:=PRODUCT([.B12];[.B12])" office:value-type="float" office:value="49" calcext:value-type="float">
            <text:p>49</text:p>
          </table:table-cell>
          <table:table-cell table:style-name="ce165" office:value-type="string" calcext:value-type="string">
            <text:p>I</text:p>
          </table:table-cell>
          <table:table-cell table:style-name="ce115" office:value-type="float" office:value="4" calcext:value-type="float">
            <text:p>4</text:p>
          </table:table-cell>
          <table:table-cell table:style-name="ce173" table:formula="of:=SUM([.E12];1)" office:value-type="float" office:value="5" calcext:value-type="float">
            <text:p>5</text:p>
          </table:table-cell>
          <table:table-cell table:style-name="ce115" office:value-type="float" office:value="2" calcext:value-type="float">
            <text:p>2</text:p>
          </table:table-cell>
          <table:table-cell table:style-name="ce173"/>
          <table:table-cell table:style-name="ce115"/>
          <table:table-cell table:style-name="ce168" table:formula="of:=SUM([.E12];1;[.G12])" office:value-type="float" office:value="7" calcext:value-type="float">
            <text:p>7</text:p>
          </table:table-cell>
          <table:table-cell table:style-name="ce138" table:formula="of:=SUM([.B12])" office:value-type="float" office:value="7" calcext:value-type="float">
            <text:p>7</text:p>
          </table:table-cell>
          <table:table-cell table:style-name="ce138" table:formula="of:=QUOTIENT(SUM([.K12];[.M12]);2)" office:value-type="float" office:value="7" calcext:value-type="float">
            <text:p>7</text:p>
          </table:table-cell>
          <table:table-cell table:style-name="ce138" table:formula="of:=SUM([.B12])" office:value-type="float" office:value="7" calcext:value-type="float">
            <text:p>7</text:p>
          </table:table-cell>
          <table:table-cell table:style-name="ce140" table:formula="of:=ORG.LIBREOFFICE.RAWSUBTRACT([.M12];[.K12])" office:value-type="float" office:value="0" calcext:value-type="float">
            <text:p>0</text:p>
          </table:table-cell>
          <table:table-cell table:style-name="ce138" table:number-columns-repeated="6"/>
          <table:table-cell table:style-name="ce143" table:number-columns-repeated="2"/>
          <table:table-cell table:number-columns-repeated="1002"/>
        </table:table-row>
        <table:table-row table:style-name="ro9">
          <table:table-cell table:style-name="ce165"/>
          <table:table-cell table:style-name="ce168" table:number-columns-repeated="2"/>
          <table:table-cell/>
          <table:table-cell table:style-name="ce115"/>
          <table:table-cell table:style-name="ce173"/>
          <table:table-cell table:style-name="ce115"/>
          <table:table-cell table:style-name="ce173"/>
          <table:table-cell table:style-name="ce115"/>
          <table:table-cell table:style-name="ce168"/>
          <table:table-cell table:style-name="ce138" table:number-columns-repeated="3"/>
          <table:table-cell table:style-name="ce140"/>
          <table:table-cell table:style-name="ce138" table:number-columns-repeated="6"/>
          <table:table-cell table:style-name="ce143" table:number-columns-repeated="2"/>
          <table:table-cell table:number-columns-repeated="1002"/>
        </table:table-row>
        <table:table-row table:style-name="ro8">
          <table:table-cell table:style-name="ce165" office:value-type="string" calcext:value-type="string">
            <text:p>9x9</text:p>
          </table:table-cell>
          <table:table-cell table:style-name="ce168" office:value-type="float" office:value="9" calcext:value-type="float">
            <text:p>9</text:p>
          </table:table-cell>
          <table:table-cell table:style-name="ce168" table:formula="of:=PRODUCT([.B14];[.B14])" office:value-type="float" office:value="81" calcext:value-type="float">
            <text:p>81</text:p>
          </table:table-cell>
          <table:table-cell table:style-name="ce165" office:value-type="string" calcext:value-type="string">
            <text:p>E </text:p>
          </table:table-cell>
          <table:table-cell table:style-name="ce115" office:value-type="float" office:value="2" calcext:value-type="float">
            <text:p>2</text:p>
          </table:table-cell>
          <table:table-cell table:style-name="ce173" table:formula="of:=SUM([.E14];1)" office:value-type="float" office:value="3" calcext:value-type="float">
            <text:p>3</text:p>
          </table:table-cell>
          <table:table-cell table:style-name="ce115" office:value-type="float" office:value="6" calcext:value-type="float">
            <text:p>6</text:p>
          </table:table-cell>
          <table:table-cell table:style-name="ce173"/>
          <table:table-cell table:style-name="ce115"/>
          <table:table-cell table:style-name="ce168" table:formula="of:=SUM([.E14];1;[.G14])" office:value-type="float" office:value="9" calcext:value-type="float">
            <text:p>9</text:p>
          </table:table-cell>
          <table:table-cell table:style-name="ce138" table:formula="of:=SUM([.B14])" office:value-type="float" office:value="9" calcext:value-type="float">
            <text:p>9</text:p>
          </table:table-cell>
          <table:table-cell table:style-name="ce138" table:formula="of:=QUOTIENT(SUM([.K14];[.M14]);2)" office:value-type="float" office:value="9" calcext:value-type="float">
            <text:p>9</text:p>
          </table:table-cell>
          <table:table-cell table:style-name="ce138" table:formula="of:=SUM([.B14])" office:value-type="float" office:value="9" calcext:value-type="float">
            <text:p>9</text:p>
          </table:table-cell>
          <table:table-cell table:style-name="ce140" table:formula="of:=ORG.LIBREOFFICE.RAWSUBTRACT([.M14];[.K14])" office:value-type="float" office:value="0" calcext:value-type="float">
            <text:p>0</text:p>
          </table:table-cell>
          <table:table-cell table:style-name="ce138" table:number-columns-repeated="6"/>
          <table:table-cell table:style-name="ce143" table:number-columns-repeated="2"/>
          <table:table-cell table:number-columns-repeated="1002"/>
        </table:table-row>
        <table:table-row table:style-name="ro8">
          <table:table-cell table:style-name="ce165" office:value-type="string" calcext:value-type="string">
            <text:p>9x9</text:p>
          </table:table-cell>
          <table:table-cell table:style-name="ce168" office:value-type="float" office:value="9" calcext:value-type="float">
            <text:p>9</text:p>
          </table:table-cell>
          <table:table-cell table:style-name="ce168" table:formula="of:=PRODUCT([.B15];[.B15])" office:value-type="float" office:value="81" calcext:value-type="float">
            <text:p>81</text:p>
          </table:table-cell>
          <table:table-cell table:style-name="ce165" office:value-type="string" calcext:value-type="string">
            <text:p>I</text:p>
          </table:table-cell>
          <table:table-cell table:style-name="ce115" office:value-type="float" office:value="6" calcext:value-type="float">
            <text:p>6</text:p>
          </table:table-cell>
          <table:table-cell table:style-name="ce173" table:formula="of:=SUM([.E15];1)" office:value-type="float" office:value="7" calcext:value-type="float">
            <text:p>7</text:p>
          </table:table-cell>
          <table:table-cell table:style-name="ce115" office:value-type="float" office:value="2" calcext:value-type="float">
            <text:p>2</text:p>
          </table:table-cell>
          <table:table-cell table:style-name="ce173"/>
          <table:table-cell table:style-name="ce115"/>
          <table:table-cell table:style-name="ce168" table:formula="of:=SUM([.E15];1;[.G15])" office:value-type="float" office:value="9" calcext:value-type="float">
            <text:p>9</text:p>
          </table:table-cell>
          <table:table-cell table:style-name="ce138" table:formula="of:=SUM([.B15])" office:value-type="float" office:value="9" calcext:value-type="float">
            <text:p>9</text:p>
          </table:table-cell>
          <table:table-cell table:style-name="ce138" table:formula="of:=QUOTIENT(SUM([.K15];[.M15]);2)" office:value-type="float" office:value="9" calcext:value-type="float">
            <text:p>9</text:p>
          </table:table-cell>
          <table:table-cell table:style-name="ce138" table:formula="of:=SUM([.B15])" office:value-type="float" office:value="9" calcext:value-type="float">
            <text:p>9</text:p>
          </table:table-cell>
          <table:table-cell table:style-name="ce140" table:formula="of:=ORG.LIBREOFFICE.RAWSUBTRACT([.M15];[.K15])" office:value-type="float" office:value="0" calcext:value-type="float">
            <text:p>0</text:p>
          </table:table-cell>
          <table:table-cell table:style-name="ce138" table:number-columns-repeated="6"/>
          <table:table-cell table:style-name="ce143" table:number-columns-repeated="2"/>
          <table:table-cell table:number-columns-repeated="1002"/>
        </table:table-row>
        <table:table-row table:style-name="ro8">
          <table:table-cell table:style-name="ce165"/>
          <table:table-cell table:style-name="ce168" table:number-columns-repeated="2"/>
          <table:table-cell table:style-name="ce165"/>
          <table:table-cell table:style-name="ce115"/>
          <table:table-cell table:style-name="ce173"/>
          <table:table-cell table:style-name="ce115"/>
          <table:table-cell table:style-name="ce173"/>
          <table:table-cell table:style-name="ce115"/>
          <table:table-cell table:style-name="ce168"/>
          <table:table-cell table:style-name="ce138" table:number-columns-repeated="3"/>
          <table:table-cell table:style-name="ce140"/>
          <table:table-cell table:style-name="ce138" table:number-columns-repeated="6"/>
          <table:table-cell table:style-name="ce143" table:number-columns-repeated="2"/>
          <table:table-cell table:number-columns-repeated="1002"/>
        </table:table-row>
        <table:table-row table:style-name="ro8">
          <table:table-cell table:style-name="ce165" office:value-type="string" calcext:value-type="string">
            <text:p>11x11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table:formula="of:=PRODUCT([.B17];[.B17])" office:value-type="float" office:value="121" calcext:value-type="float">
            <text:p>121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3" calcext:value-type="float">
            <text:p>3</text:p>
          </table:table-cell>
          <table:table-cell table:style-name="ce173" table:formula="of:=SUM([.E17];1)" office:value-type="float" office:value="4" calcext:value-type="float">
            <text:p>4</text:p>
          </table:table-cell>
          <table:table-cell table:style-name="ce115" office:value-type="float" office:value="3" calcext:value-type="float">
            <text:p>3</text:p>
          </table:table-cell>
          <table:table-cell table:style-name="ce173" table:formula="of:=SUM([.E17];1;[.G17];1)" office:value-type="float" office:value="8" calcext:value-type="float">
            <text:p>8</text:p>
          </table:table-cell>
          <table:table-cell table:style-name="ce115" table:formula="of:=ORG.LIBREOFFICE.RAWSUBTRACT([.B17];SUM([.E17];1;[.G17];1) )" office:value-type="float" office:value="3" calcext:value-type="float">
            <text:p>3</text:p>
          </table:table-cell>
          <table:table-cell table:style-name="ce168" table:formula="of:=SUM([.E17];1;[.G17];1;[.I17])" office:value-type="float" office:value="11" calcext:value-type="float">
            <text:p>11</text:p>
          </table:table-cell>
          <table:table-cell table:style-name="ce138" table:formula="of:=SUM(1;[.G17];1)" office:value-type="float" office:value="5" calcext:value-type="float">
            <text:p>5</text:p>
          </table:table-cell>
          <table:table-cell table:style-name="ce138" table:formula="of:=AVERAGE([.K17];[.M17])" office:value-type="float" office:value="8" calcext:value-type="float">
            <text:p>8</text:p>
          </table:table-cell>
          <table:table-cell table:style-name="ce138" table:formula="of:=SUM([.B17])" office:value-type="float" office:value="11" calcext:value-type="float">
            <text:p>11</text:p>
          </table:table-cell>
          <table:table-cell table:style-name="ce140" table:formula="of:=ORG.LIBREOFFICE.RAWSUBTRACT([.M17];[.K17])" office:value-type="float" office:value="6" calcext:value-type="float">
            <text:p>6</text:p>
          </table:table-cell>
          <table:table-cell table:style-name="ce138" table:formula="of:=SUM([.K17])" office:value-type="float" office:value="5" calcext:value-type="float">
            <text:p>5</text:p>
          </table:table-cell>
          <table:table-cell table:style-name="ce138" table:formula="of:=FLOOR(AVERAGE([.K17];[.L17]);1)" office:value-type="float" office:value="6" calcext:value-type="float">
            <text:p>6</text:p>
          </table:table-cell>
          <table:table-cell table:style-name="ce138" table:formula="of:=CEILING(AVERAGE([.K17];[.L17]))" office:value-type="float" office:value="7" calcext:value-type="float">
            <text:p>7</text:p>
          </table:table-cell>
          <table:table-cell table:style-name="ce138" table:formula="of:=SUM([.L17])" office:value-type="float" office:value="8" calcext:value-type="float">
            <text:p>8</text:p>
          </table:table-cell>
          <table:table-cell table:style-name="ce138" table:formula="of:=SUM([.L17])" office:value-type="float" office:value="8" calcext:value-type="float">
            <text:p>8</text:p>
          </table:table-cell>
          <table:table-cell table:style-name="ce138" table:formula="of:=FLOOR(AVERAGE([.L17];[.M17]))" office:value-type="float" office:value="9" calcext:value-type="float">
            <text:p>9</text:p>
          </table:table-cell>
          <table:table-cell table:style-name="ce138" table:formula="of:=CEILING(AVERAGE([.L17];[.M17]))" office:value-type="float" office:value="10" calcext:value-type="float">
            <text:p>10</text:p>
          </table:table-cell>
          <table:table-cell table:style-name="ce143" table:formula="of:=SUM([.M17])" office:value-type="float" office:value="11" calcext:value-type="float">
            <text:p>11</text:p>
          </table:table-cell>
          <table:table-cell table:number-columns-repeated="1002"/>
        </table:table-row>
        <table:table-row table:style-name="ro8">
          <table:table-cell table:style-name="ce165" office:value-type="string" calcext:value-type="string">
            <text:p>13x13</text:p>
          </table:table-cell>
          <table:table-cell table:style-name="ce168" office:value-type="float" office:value="13" calcext:value-type="float">
            <text:p>13</text:p>
          </table:table-cell>
          <table:table-cell table:style-name="ce168" table:formula="of:=PRODUCT([.B18];[.B18])" office:value-type="float" office:value="169" calcext:value-type="float">
            <text:p>169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3" calcext:value-type="float">
            <text:p>3</text:p>
          </table:table-cell>
          <table:table-cell table:style-name="ce173" table:formula="of:=SUM([.E18];1)" office:value-type="float" office:value="4" calcext:value-type="float">
            <text:p>4</text:p>
          </table:table-cell>
          <table:table-cell table:style-name="ce115" office:value-type="float" office:value="5" calcext:value-type="float">
            <text:p>5</text:p>
          </table:table-cell>
          <table:table-cell table:style-name="ce173" table:formula="of:=SUM([.E18];1;[.G18];1)" office:value-type="float" office:value="10" calcext:value-type="float">
            <text:p>10</text:p>
          </table:table-cell>
          <table:table-cell table:style-name="ce115" table:formula="of:=ORG.LIBREOFFICE.RAWSUBTRACT([.B18];SUM([.E18];1;[.G18];1) )" office:value-type="float" office:value="3" calcext:value-type="float">
            <text:p>3</text:p>
          </table:table-cell>
          <table:table-cell table:style-name="ce168" table:formula="of:=SUM([.E18];1;[.G18];1;[.I18])" office:value-type="float" office:value="13" calcext:value-type="float">
            <text:p>13</text:p>
          </table:table-cell>
          <table:table-cell table:style-name="ce138" table:formula="of:=SUM(1;[.G18];1)" office:value-type="float" office:value="7" calcext:value-type="float">
            <text:p>7</text:p>
          </table:table-cell>
          <table:table-cell table:style-name="ce138" table:formula="of:=AVERAGE([.K18];[.M18])" office:value-type="float" office:value="10" calcext:value-type="float">
            <text:p>10</text:p>
          </table:table-cell>
          <table:table-cell table:style-name="ce138" table:formula="of:=SUM([.B18])" office:value-type="float" office:value="13" calcext:value-type="float">
            <text:p>13</text:p>
          </table:table-cell>
          <table:table-cell table:style-name="ce140" table:formula="of:=ORG.LIBREOFFICE.RAWSUBTRACT([.M18];[.K18])" office:value-type="float" office:value="6" calcext:value-type="float">
            <text:p>6</text:p>
          </table:table-cell>
          <table:table-cell table:style-name="ce138" table:formula="of:=SUM([.K18])" office:value-type="float" office:value="7" calcext:value-type="float">
            <text:p>7</text:p>
          </table:table-cell>
          <table:table-cell table:style-name="ce138" table:formula="of:=FLOOR(AVERAGE([.K18];[.L18]);1)" office:value-type="float" office:value="8" calcext:value-type="float">
            <text:p>8</text:p>
          </table:table-cell>
          <table:table-cell table:style-name="ce138" table:formula="of:=CEILING(AVERAGE([.K18];[.L18]))" office:value-type="float" office:value="9" calcext:value-type="float">
            <text:p>9</text:p>
          </table:table-cell>
          <table:table-cell table:style-name="ce138" table:formula="of:=SUM([.L18])" office:value-type="float" office:value="10" calcext:value-type="float">
            <text:p>10</text:p>
          </table:table-cell>
          <table:table-cell table:style-name="ce138" table:formula="of:=SUM([.L18])" office:value-type="float" office:value="10" calcext:value-type="float">
            <text:p>10</text:p>
          </table:table-cell>
          <table:table-cell table:style-name="ce138" table:formula="of:=FLOOR(AVERAGE([.L18];[.M18]))" office:value-type="float" office:value="11" calcext:value-type="float">
            <text:p>11</text:p>
          </table:table-cell>
          <table:table-cell table:style-name="ce138" table:formula="of:=CEILING(AVERAGE([.L18];[.M18]))" office:value-type="float" office:value="12" calcext:value-type="float">
            <text:p>12</text:p>
          </table:table-cell>
          <table:table-cell table:style-name="ce143" table:formula="of:=SUM([.M18])" office:value-type="float" office:value="13" calcext:value-type="float">
            <text:p>13</text:p>
          </table:table-cell>
          <table:table-cell table:number-columns-repeated="1002"/>
        </table:table-row>
        <table:table-row table:style-name="ro8">
          <table:table-cell table:style-name="ce165" office:value-type="string" calcext:value-type="string">
            <text:p>15x15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table:formula="of:=PRODUCT([.B19];[.B19])" office:value-type="float" office:value="225" calcext:value-type="float">
            <text:p>225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4" calcext:value-type="float">
            <text:p>4</text:p>
          </table:table-cell>
          <table:table-cell table:style-name="ce173" table:formula="of:=SUM([.E19];1)" office:value-type="float" office:value="5" calcext:value-type="float">
            <text:p>5</text:p>
          </table:table-cell>
          <table:table-cell table:style-name="ce115" office:value-type="float" office:value="5" calcext:value-type="float">
            <text:p>5</text:p>
          </table:table-cell>
          <table:table-cell table:style-name="ce173" table:formula="of:=SUM([.E19];1;[.G19];1)" office:value-type="float" office:value="11" calcext:value-type="float">
            <text:p>11</text:p>
          </table:table-cell>
          <table:table-cell table:style-name="ce115" table:formula="of:=ORG.LIBREOFFICE.RAWSUBTRACT([.B19];SUM([.E19];1;[.G19];1) )" office:value-type="float" office:value="4" calcext:value-type="float">
            <text:p>4</text:p>
          </table:table-cell>
          <table:table-cell table:style-name="ce168" table:formula="of:=SUM([.E19];1;[.G19];1;[.I19])" office:value-type="float" office:value="15" calcext:value-type="float">
            <text:p>15</text:p>
          </table:table-cell>
          <table:table-cell table:style-name="ce138" table:formula="of:=SUM(1;[.G19];1)" office:value-type="float" office:value="7" calcext:value-type="float">
            <text:p>7</text:p>
          </table:table-cell>
          <table:table-cell table:style-name="ce138" table:formula="of:=AVERAGE([.K19];[.M19])" office:value-type="float" office:value="11" calcext:value-type="float">
            <text:p>11</text:p>
          </table:table-cell>
          <table:table-cell table:style-name="ce138" table:formula="of:=SUM([.B19])" office:value-type="float" office:value="15" calcext:value-type="float">
            <text:p>15</text:p>
          </table:table-cell>
          <table:table-cell table:style-name="ce140" table:formula="of:=ORG.LIBREOFFICE.RAWSUBTRACT([.M19];[.K19])" office:value-type="float" office:value="8" calcext:value-type="float">
            <text:p>8</text:p>
          </table:table-cell>
          <table:table-cell table:style-name="ce138" table:formula="of:=SUM([.K19])" office:value-type="float" office:value="7" calcext:value-type="float">
            <text:p>7</text:p>
          </table:table-cell>
          <table:table-cell table:style-name="ce138" table:formula="of:=FLOOR(AVERAGE([.K19];[.L19]);1)" office:value-type="float" office:value="9" calcext:value-type="float">
            <text:p>9</text:p>
          </table:table-cell>
          <table:table-cell table:style-name="ce138" table:formula="of:=CEILING(AVERAGE([.K19];[.L19]))" office:value-type="float" office:value="9" calcext:value-type="float">
            <text:p>9</text:p>
          </table:table-cell>
          <table:table-cell table:style-name="ce138" table:formula="of:=SUM([.L19])" office:value-type="float" office:value="11" calcext:value-type="float">
            <text:p>11</text:p>
          </table:table-cell>
          <table:table-cell table:style-name="ce138" table:formula="of:=SUM([.L19])" office:value-type="float" office:value="11" calcext:value-type="float">
            <text:p>11</text:p>
          </table:table-cell>
          <table:table-cell table:style-name="ce138" table:formula="of:=FLOOR(AVERAGE([.L19];[.M19]))" office:value-type="float" office:value="13" calcext:value-type="float">
            <text:p>13</text:p>
          </table:table-cell>
          <table:table-cell table:style-name="ce138" table:formula="of:=CEILING(AVERAGE([.L19];[.M19]))" office:value-type="float" office:value="13" calcext:value-type="float">
            <text:p>13</text:p>
          </table:table-cell>
          <table:table-cell table:style-name="ce143" table:formula="of:=SUM([.M19])" office:value-type="float" office:value="15" calcext:value-type="float">
            <text:p>15</text:p>
          </table:table-cell>
          <table:table-cell table:number-columns-repeated="1002"/>
        </table:table-row>
        <table:table-row table:style-name="ro8">
          <table:table-cell table:style-name="ce165" office:value-type="string" calcext:value-type="string">
            <text:p>17x17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table:formula="of:=PRODUCT([.B20];[.B20])" office:value-type="float" office:value="289" calcext:value-type="float">
            <text:p>289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4" calcext:value-type="float">
            <text:p>4</text:p>
          </table:table-cell>
          <table:table-cell table:style-name="ce173" table:formula="of:=SUM([.E20];1)" office:value-type="float" office:value="5" calcext:value-type="float">
            <text:p>5</text:p>
          </table:table-cell>
          <table:table-cell table:style-name="ce115" office:value-type="float" office:value="7" calcext:value-type="float">
            <text:p>7</text:p>
          </table:table-cell>
          <table:table-cell table:style-name="ce173" table:formula="of:=SUM([.E20];1;[.G20];1)" office:value-type="float" office:value="13" calcext:value-type="float">
            <text:p>13</text:p>
          </table:table-cell>
          <table:table-cell table:style-name="ce115" table:formula="of:=ORG.LIBREOFFICE.RAWSUBTRACT([.B20];SUM([.E20];1;[.G20];1) )" office:value-type="float" office:value="4" calcext:value-type="float">
            <text:p>4</text:p>
          </table:table-cell>
          <table:table-cell table:style-name="ce168" table:formula="of:=SUM([.E20];1;[.G20];1;[.I20])" office:value-type="float" office:value="17" calcext:value-type="float">
            <text:p>17</text:p>
          </table:table-cell>
          <table:table-cell table:style-name="ce138" table:formula="of:=SUM(1;[.G20];1)" office:value-type="float" office:value="9" calcext:value-type="float">
            <text:p>9</text:p>
          </table:table-cell>
          <table:table-cell table:style-name="ce138" table:formula="of:=AVERAGE([.K20];[.M20])" office:value-type="float" office:value="13" calcext:value-type="float">
            <text:p>13</text:p>
          </table:table-cell>
          <table:table-cell table:style-name="ce138" table:formula="of:=SUM([.B20])" office:value-type="float" office:value="17" calcext:value-type="float">
            <text:p>17</text:p>
          </table:table-cell>
          <table:table-cell table:style-name="ce140" table:formula="of:=ORG.LIBREOFFICE.RAWSUBTRACT([.M20];[.K20])" office:value-type="float" office:value="8" calcext:value-type="float">
            <text:p>8</text:p>
          </table:table-cell>
          <table:table-cell table:style-name="ce138" table:formula="of:=SUM([.K20])" office:value-type="float" office:value="9" calcext:value-type="float">
            <text:p>9</text:p>
          </table:table-cell>
          <table:table-cell table:style-name="ce138" table:formula="of:=FLOOR(AVERAGE([.K20];[.L20]);1)" office:value-type="float" office:value="11" calcext:value-type="float">
            <text:p>11</text:p>
          </table:table-cell>
          <table:table-cell table:style-name="ce138" table:formula="of:=CEILING(AVERAGE([.K20];[.L20]))" office:value-type="float" office:value="11" calcext:value-type="float">
            <text:p>11</text:p>
          </table:table-cell>
          <table:table-cell table:style-name="ce138" table:formula="of:=SUM([.L20])" office:value-type="float" office:value="13" calcext:value-type="float">
            <text:p>13</text:p>
          </table:table-cell>
          <table:table-cell table:style-name="ce138" table:formula="of:=SUM([.L20])" office:value-type="float" office:value="13" calcext:value-type="float">
            <text:p>13</text:p>
          </table:table-cell>
          <table:table-cell table:style-name="ce138" table:formula="of:=FLOOR(AVERAGE([.L20];[.M20]))" office:value-type="float" office:value="15" calcext:value-type="float">
            <text:p>15</text:p>
          </table:table-cell>
          <table:table-cell table:style-name="ce138" table:formula="of:=CEILING(AVERAGE([.L20];[.M20]))" office:value-type="float" office:value="15" calcext:value-type="float">
            <text:p>15</text:p>
          </table:table-cell>
          <table:table-cell table:style-name="ce143" table:formula="of:=SUM([.M20])" office:value-type="float" office:value="17" calcext:value-type="float">
            <text:p>17</text:p>
          </table:table-cell>
          <table:table-cell table:number-columns-repeated="1002"/>
        </table:table-row>
        <table:table-row table:style-name="ro1">
          <table:table-cell table:style-name="ce107" office:value-type="string" calcext:value-type="string">
            <text:p>19x19</text:p>
          </table:table-cell>
          <table:table-cell table:style-name="ce110" office:value-type="float" office:value="19" calcext:value-type="float">
            <text:p>19</text:p>
          </table:table-cell>
          <table:table-cell table:style-name="ce110" table:formula="of:=PRODUCT([.B21];[.B21])" office:value-type="float" office:value="361" calcext:value-type="float">
            <text:p>361</text:p>
          </table:table-cell>
          <table:table-cell table:style-name="ce107" office:value-type="string" calcext:value-type="string">
            <text:p>N/A</text:p>
          </table:table-cell>
          <table:table-cell table:style-name="ce110" office:value-type="float" office:value="5" calcext:value-type="float">
            <text:p>5</text:p>
          </table:table-cell>
          <table:table-cell table:style-name="ce110" table:formula="of:=SUM([.E21];1)" office:value-type="float" office:value="6" calcext:value-type="float">
            <text:p>6</text:p>
          </table:table-cell>
          <table:table-cell table:style-name="ce110" office:value-type="float" office:value="7" calcext:value-type="float">
            <text:p>7</text:p>
          </table:table-cell>
          <table:table-cell table:style-name="ce110" table:formula="of:=SUM([.E21];1;[.G21];1)" office:value-type="float" office:value="14" calcext:value-type="float">
            <text:p>14</text:p>
          </table:table-cell>
          <table:table-cell table:style-name="ce110" table:formula="of:=ORG.LIBREOFFICE.RAWSUBTRACT([.B21];SUM([.E21];1;[.G21];1) )" office:value-type="float" office:value="5" calcext:value-type="float">
            <text:p>5</text:p>
          </table:table-cell>
          <table:table-cell table:style-name="ce110" table:formula="of:=SUM([.E21];1;[.G21];1;[.I21])" office:value-type="float" office:value="19" calcext:value-type="float">
            <text:p>19</text:p>
          </table:table-cell>
          <table:table-cell table:style-name="ce139" table:formula="of:=SUM(1;[.G21];1)" office:value-type="float" office:value="9" calcext:value-type="float">
            <text:p>9</text:p>
          </table:table-cell>
          <table:table-cell table:style-name="ce139" table:formula="of:=AVERAGE([.K21];[.M21])" office:value-type="float" office:value="14" calcext:value-type="float">
            <text:p>14</text:p>
          </table:table-cell>
          <table:table-cell table:style-name="ce139" table:formula="of:=SUM([.B21])" office:value-type="float" office:value="19" calcext:value-type="float">
            <text:p>19</text:p>
          </table:table-cell>
          <table:table-cell table:style-name="ce139" table:formula="of:=ORG.LIBREOFFICE.RAWSUBTRACT([.M21];[.K21])" office:value-type="float" office:value="10" calcext:value-type="float">
            <text:p>10</text:p>
          </table:table-cell>
          <table:table-cell table:style-name="ce139" table:formula="of:=SUM([.K21])" office:value-type="float" office:value="9" calcext:value-type="float">
            <text:p>9</text:p>
          </table:table-cell>
          <table:table-cell table:style-name="ce139" table:formula="of:=FLOOR(AVERAGE([.K21];[.L21]);1)" office:value-type="float" office:value="11" calcext:value-type="float">
            <text:p>11</text:p>
          </table:table-cell>
          <table:table-cell table:style-name="ce139" table:formula="of:=CEILING(AVERAGE([.K21];[.L21]))" office:value-type="float" office:value="12" calcext:value-type="float">
            <text:p>12</text:p>
          </table:table-cell>
          <table:table-cell table:style-name="ce139" table:formula="of:=SUM([.L21])" office:value-type="float" office:value="14" calcext:value-type="float">
            <text:p>14</text:p>
          </table:table-cell>
          <table:table-cell table:style-name="ce139" table:formula="of:=SUM([.L21])" office:value-type="float" office:value="14" calcext:value-type="float">
            <text:p>14</text:p>
          </table:table-cell>
          <table:table-cell table:style-name="ce139" table:formula="of:=FLOOR(AVERAGE([.L21];[.M21]))" office:value-type="float" office:value="16" calcext:value-type="float">
            <text:p>16</text:p>
          </table:table-cell>
          <table:table-cell table:style-name="ce139" table:formula="of:=CEILING(AVERAGE([.L21];[.M21]))" office:value-type="float" office:value="17" calcext:value-type="float">
            <text:p>17</text:p>
          </table:table-cell>
          <table:table-cell table:style-name="ce144" table:formula="of:=SUM([.M21])" office:value-type="float" office:value="19" calcext:value-type="float">
            <text:p>19</text:p>
          </table:table-cell>
          <table:table-cell table:style-name="ce145" table:number-columns-repeated="1002"/>
        </table:table-row>
        <table:table-row table:style-name="ro8">
          <table:table-cell table:style-name="ce165" office:value-type="string" calcext:value-type="string">
            <text:p>21x21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table:formula="of:=PRODUCT([.B22];[.B22])" office:value-type="float" office:value="441" calcext:value-type="float">
            <text:p>441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5" calcext:value-type="float">
            <text:p>5</text:p>
          </table:table-cell>
          <table:table-cell table:style-name="ce173" table:formula="of:=SUM([.E22];1)" office:value-type="float" office:value="6" calcext:value-type="float">
            <text:p>6</text:p>
          </table:table-cell>
          <table:table-cell table:style-name="ce115" office:value-type="float" office:value="9" calcext:value-type="float">
            <text:p>9</text:p>
          </table:table-cell>
          <table:table-cell table:style-name="ce173" table:formula="of:=SUM([.E22];1;[.G22];1)" office:value-type="float" office:value="16" calcext:value-type="float">
            <text:p>16</text:p>
          </table:table-cell>
          <table:table-cell table:style-name="ce115" table:formula="of:=ORG.LIBREOFFICE.RAWSUBTRACT([.B22];SUM([.E22];1;[.G22];1) )" office:value-type="float" office:value="5" calcext:value-type="float">
            <text:p>5</text:p>
          </table:table-cell>
          <table:table-cell table:style-name="ce168" table:formula="of:=SUM([.E22];1;[.G22];1;[.I22])" office:value-type="float" office:value="21" calcext:value-type="float">
            <text:p>21</text:p>
          </table:table-cell>
          <table:table-cell table:style-name="ce138" table:formula="of:=SUM(1;[.G22];1)" office:value-type="float" office:value="11" calcext:value-type="float">
            <text:p>11</text:p>
          </table:table-cell>
          <table:table-cell table:style-name="ce138" table:formula="of:=AVERAGE([.K22];[.M22])" office:value-type="float" office:value="16" calcext:value-type="float">
            <text:p>16</text:p>
          </table:table-cell>
          <table:table-cell table:style-name="ce138" table:formula="of:=SUM([.B22])" office:value-type="float" office:value="21" calcext:value-type="float">
            <text:p>21</text:p>
          </table:table-cell>
          <table:table-cell table:style-name="ce140" table:formula="of:=ORG.LIBREOFFICE.RAWSUBTRACT([.M22];[.K22])" office:value-type="float" office:value="10" calcext:value-type="float">
            <text:p>10</text:p>
          </table:table-cell>
          <table:table-cell table:style-name="ce138" table:formula="of:=SUM([.K22])" office:value-type="float" office:value="11" calcext:value-type="float">
            <text:p>11</text:p>
          </table:table-cell>
          <table:table-cell table:style-name="ce138" table:formula="of:=FLOOR(AVERAGE([.K22];[.L22]);1)" office:value-type="float" office:value="13" calcext:value-type="float">
            <text:p>13</text:p>
          </table:table-cell>
          <table:table-cell table:style-name="ce138" table:formula="of:=CEILING(AVERAGE([.K22];[.L22]))" office:value-type="float" office:value="14" calcext:value-type="float">
            <text:p>14</text:p>
          </table:table-cell>
          <table:table-cell table:style-name="ce138" table:formula="of:=SUM([.L22])" office:value-type="float" office:value="16" calcext:value-type="float">
            <text:p>16</text:p>
          </table:table-cell>
          <table:table-cell table:style-name="ce138" table:formula="of:=SUM([.L22])" office:value-type="float" office:value="16" calcext:value-type="float">
            <text:p>16</text:p>
          </table:table-cell>
          <table:table-cell table:style-name="ce138" table:formula="of:=FLOOR(AVERAGE([.L22];[.M22]))" office:value-type="float" office:value="18" calcext:value-type="float">
            <text:p>18</text:p>
          </table:table-cell>
          <table:table-cell table:style-name="ce138" table:formula="of:=CEILING(AVERAGE([.L22];[.M22]))" office:value-type="float" office:value="19" calcext:value-type="float">
            <text:p>19</text:p>
          </table:table-cell>
          <table:table-cell table:style-name="ce143" table:formula="of:=SUM([.M22])" office:value-type="float" office:value="21" calcext:value-type="float">
            <text:p>21</text:p>
          </table:table-cell>
          <table:table-cell table:number-columns-repeated="1002"/>
        </table:table-row>
        <table:table-row table:style-name="ro8">
          <table:table-cell table:style-name="ce165" office:value-type="string" calcext:value-type="string">
            <text:p>23x23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table:formula="of:=PRODUCT([.B23];[.B23])" office:value-type="float" office:value="529" calcext:value-type="float">
            <text:p>529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6" calcext:value-type="float">
            <text:p>6</text:p>
          </table:table-cell>
          <table:table-cell table:style-name="ce173" table:formula="of:=SUM([.E23];1)" office:value-type="float" office:value="7" calcext:value-type="float">
            <text:p>7</text:p>
          </table:table-cell>
          <table:table-cell table:style-name="ce115" office:value-type="float" office:value="9" calcext:value-type="float">
            <text:p>9</text:p>
          </table:table-cell>
          <table:table-cell table:style-name="ce173" table:formula="of:=SUM([.E23];1;[.G23];1)" office:value-type="float" office:value="17" calcext:value-type="float">
            <text:p>17</text:p>
          </table:table-cell>
          <table:table-cell table:style-name="ce115" table:formula="of:=ORG.LIBREOFFICE.RAWSUBTRACT([.B23];SUM([.E23];1;[.G23];1) )" office:value-type="float" office:value="6" calcext:value-type="float">
            <text:p>6</text:p>
          </table:table-cell>
          <table:table-cell table:style-name="ce168" table:formula="of:=SUM([.E23];1;[.G23];1;[.I23])" office:value-type="float" office:value="23" calcext:value-type="float">
            <text:p>23</text:p>
          </table:table-cell>
          <table:table-cell table:style-name="ce138" table:formula="of:=SUM(1;[.G23];1)" office:value-type="float" office:value="11" calcext:value-type="float">
            <text:p>11</text:p>
          </table:table-cell>
          <table:table-cell table:style-name="ce138" table:formula="of:=AVERAGE([.K23];[.M23])" office:value-type="float" office:value="17" calcext:value-type="float">
            <text:p>17</text:p>
          </table:table-cell>
          <table:table-cell table:style-name="ce138" table:formula="of:=SUM([.B23])" office:value-type="float" office:value="23" calcext:value-type="float">
            <text:p>23</text:p>
          </table:table-cell>
          <table:table-cell table:style-name="ce140" table:formula="of:=ORG.LIBREOFFICE.RAWSUBTRACT([.M23];[.K23])" office:value-type="float" office:value="12" calcext:value-type="float">
            <text:p>12</text:p>
          </table:table-cell>
          <table:table-cell table:style-name="ce138" table:formula="of:=SUM([.K23])" office:value-type="float" office:value="11" calcext:value-type="float">
            <text:p>11</text:p>
          </table:table-cell>
          <table:table-cell table:style-name="ce138" table:formula="of:=FLOOR(AVERAGE([.K23];[.L23]);1)" office:value-type="float" office:value="14" calcext:value-type="float">
            <text:p>14</text:p>
          </table:table-cell>
          <table:table-cell table:style-name="ce138" table:formula="of:=CEILING(AVERAGE([.K23];[.L23]))" office:value-type="float" office:value="14" calcext:value-type="float">
            <text:p>14</text:p>
          </table:table-cell>
          <table:table-cell table:style-name="ce138" table:formula="of:=SUM([.L23])" office:value-type="float" office:value="17" calcext:value-type="float">
            <text:p>17</text:p>
          </table:table-cell>
          <table:table-cell table:style-name="ce138" table:formula="of:=SUM([.L23])" office:value-type="float" office:value="17" calcext:value-type="float">
            <text:p>17</text:p>
          </table:table-cell>
          <table:table-cell table:style-name="ce138" table:formula="of:=FLOOR(AVERAGE([.L23];[.M23]))" office:value-type="float" office:value="20" calcext:value-type="float">
            <text:p>20</text:p>
          </table:table-cell>
          <table:table-cell table:style-name="ce138" table:formula="of:=CEILING(AVERAGE([.L23];[.M23]))" office:value-type="float" office:value="20" calcext:value-type="float">
            <text:p>20</text:p>
          </table:table-cell>
          <table:table-cell table:style-name="ce143" table:formula="of:=SUM([.M23])" office:value-type="float" office:value="23" calcext:value-type="float">
            <text:p>23</text:p>
          </table:table-cell>
          <table:table-cell table:number-columns-repeated="1002"/>
        </table:table-row>
        <table:table-row table:style-name="ro8">
          <table:table-cell table:style-name="ce165" office:value-type="string" calcext:value-type="string">
            <text:p>25x25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table:formula="of:=PRODUCT([.B24];[.B24])" office:value-type="float" office:value="625" calcext:value-type="float">
            <text:p>625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6" calcext:value-type="float">
            <text:p>6</text:p>
          </table:table-cell>
          <table:table-cell table:style-name="ce173" table:formula="of:=SUM([.E24];1)" office:value-type="float" office:value="7" calcext:value-type="float">
            <text:p>7</text:p>
          </table:table-cell>
          <table:table-cell table:style-name="ce115" office:value-type="float" office:value="11" calcext:value-type="float">
            <text:p>11</text:p>
          </table:table-cell>
          <table:table-cell table:style-name="ce173" table:formula="of:=SUM([.E24];1;[.G24];1)" office:value-type="float" office:value="19" calcext:value-type="float">
            <text:p>19</text:p>
          </table:table-cell>
          <table:table-cell table:style-name="ce115" table:formula="of:=ORG.LIBREOFFICE.RAWSUBTRACT([.B24];SUM([.E24];1;[.G24];1) )" office:value-type="float" office:value="6" calcext:value-type="float">
            <text:p>6</text:p>
          </table:table-cell>
          <table:table-cell table:style-name="ce168" table:formula="of:=SUM([.E24];1;[.G24];1;[.I24])" office:value-type="float" office:value="25" calcext:value-type="float">
            <text:p>25</text:p>
          </table:table-cell>
          <table:table-cell table:style-name="ce138" table:formula="of:=SUM(1;[.G24];1)" office:value-type="float" office:value="13" calcext:value-type="float">
            <text:p>13</text:p>
          </table:table-cell>
          <table:table-cell table:style-name="ce138" table:formula="of:=AVERAGE([.K24];[.M24])" office:value-type="float" office:value="19" calcext:value-type="float">
            <text:p>19</text:p>
          </table:table-cell>
          <table:table-cell table:style-name="ce138" table:formula="of:=SUM([.B24])" office:value-type="float" office:value="25" calcext:value-type="float">
            <text:p>25</text:p>
          </table:table-cell>
          <table:table-cell table:style-name="ce140" table:formula="of:=ORG.LIBREOFFICE.RAWSUBTRACT([.M24];[.K24])" office:value-type="float" office:value="12" calcext:value-type="float">
            <text:p>12</text:p>
          </table:table-cell>
          <table:table-cell table:style-name="ce138" table:formula="of:=SUM([.K24])" office:value-type="float" office:value="13" calcext:value-type="float">
            <text:p>13</text:p>
          </table:table-cell>
          <table:table-cell table:style-name="ce138" table:formula="of:=FLOOR(AVERAGE([.K24];[.L24]);1)" office:value-type="float" office:value="16" calcext:value-type="float">
            <text:p>16</text:p>
          </table:table-cell>
          <table:table-cell table:style-name="ce138" table:formula="of:=CEILING(AVERAGE([.K24];[.L24]))" office:value-type="float" office:value="16" calcext:value-type="float">
            <text:p>16</text:p>
          </table:table-cell>
          <table:table-cell table:style-name="ce138" table:formula="of:=SUM([.L24])" office:value-type="float" office:value="19" calcext:value-type="float">
            <text:p>19</text:p>
          </table:table-cell>
          <table:table-cell table:style-name="ce138" table:formula="of:=SUM([.L24])" office:value-type="float" office:value="19" calcext:value-type="float">
            <text:p>19</text:p>
          </table:table-cell>
          <table:table-cell table:style-name="ce138" table:formula="of:=FLOOR(AVERAGE([.L24];[.M24]))" office:value-type="float" office:value="22" calcext:value-type="float">
            <text:p>22</text:p>
          </table:table-cell>
          <table:table-cell table:style-name="ce138" table:formula="of:=CEILING(AVERAGE([.L24];[.M24]))" office:value-type="float" office:value="22" calcext:value-type="float">
            <text:p>22</text:p>
          </table:table-cell>
          <table:table-cell table:style-name="ce143" table:formula="of:=SUM([.M24])" office:value-type="float" office:value="25" calcext:value-type="float">
            <text:p>25</text:p>
          </table:table-cell>
          <table:table-cell table:number-columns-repeated="1002"/>
        </table:table-row>
        <table:table-row table:style-name="ro8">
          <table:table-cell table:style-name="ce165" office:value-type="string" calcext:value-type="string">
            <text:p>27x27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table:formula="of:=PRODUCT([.B25];[.B25])" office:value-type="float" office:value="729" calcext:value-type="float">
            <text:p>729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7" calcext:value-type="float">
            <text:p>7</text:p>
          </table:table-cell>
          <table:table-cell table:style-name="ce173" table:formula="of:=SUM([.E25];1)" office:value-type="float" office:value="8" calcext:value-type="float">
            <text:p>8</text:p>
          </table:table-cell>
          <table:table-cell table:style-name="ce115" office:value-type="float" office:value="11" calcext:value-type="float">
            <text:p>11</text:p>
          </table:table-cell>
          <table:table-cell table:style-name="ce173" table:formula="of:=SUM([.E25];1;[.G25];1)" office:value-type="float" office:value="20" calcext:value-type="float">
            <text:p>20</text:p>
          </table:table-cell>
          <table:table-cell table:style-name="ce115" table:formula="of:=ORG.LIBREOFFICE.RAWSUBTRACT([.B25];SUM([.E25];1;[.G25];1) )" office:value-type="float" office:value="7" calcext:value-type="float">
            <text:p>7</text:p>
          </table:table-cell>
          <table:table-cell table:style-name="ce168" table:formula="of:=SUM([.E25];1;[.G25];1;[.I25])" office:value-type="float" office:value="27" calcext:value-type="float">
            <text:p>27</text:p>
          </table:table-cell>
          <table:table-cell table:style-name="ce138" table:formula="of:=SUM(1;[.G25];1)" office:value-type="float" office:value="13" calcext:value-type="float">
            <text:p>13</text:p>
          </table:table-cell>
          <table:table-cell table:style-name="ce138" table:formula="of:=AVERAGE([.K25];[.M25])" office:value-type="float" office:value="20" calcext:value-type="float">
            <text:p>20</text:p>
          </table:table-cell>
          <table:table-cell table:style-name="ce138" table:formula="of:=SUM([.B25])" office:value-type="float" office:value="27" calcext:value-type="float">
            <text:p>27</text:p>
          </table:table-cell>
          <table:table-cell table:style-name="ce140" table:formula="of:=ORG.LIBREOFFICE.RAWSUBTRACT([.M25];[.K25])" office:value-type="float" office:value="14" calcext:value-type="float">
            <text:p>14</text:p>
          </table:table-cell>
          <table:table-cell table:style-name="ce138" table:formula="of:=SUM([.K25])" office:value-type="float" office:value="13" calcext:value-type="float">
            <text:p>13</text:p>
          </table:table-cell>
          <table:table-cell table:style-name="ce138" table:formula="of:=FLOOR(AVERAGE([.K25];[.L25]);1)" office:value-type="float" office:value="16" calcext:value-type="float">
            <text:p>16</text:p>
          </table:table-cell>
          <table:table-cell table:style-name="ce138" table:formula="of:=CEILING(AVERAGE([.K25];[.L25]))" office:value-type="float" office:value="17" calcext:value-type="float">
            <text:p>17</text:p>
          </table:table-cell>
          <table:table-cell table:style-name="ce138" table:formula="of:=SUM([.L25])" office:value-type="float" office:value="20" calcext:value-type="float">
            <text:p>20</text:p>
          </table:table-cell>
          <table:table-cell table:style-name="ce138" table:formula="of:=SUM([.L25])" office:value-type="float" office:value="20" calcext:value-type="float">
            <text:p>20</text:p>
          </table:table-cell>
          <table:table-cell table:style-name="ce138" table:formula="of:=FLOOR(AVERAGE([.L25];[.M25]))" office:value-type="float" office:value="23" calcext:value-type="float">
            <text:p>23</text:p>
          </table:table-cell>
          <table:table-cell table:style-name="ce138" table:formula="of:=CEILING(AVERAGE([.L25];[.M25]))" office:value-type="float" office:value="24" calcext:value-type="float">
            <text:p>24</text:p>
          </table:table-cell>
          <table:table-cell table:style-name="ce143" table:formula="of:=SUM([.M25])" office:value-type="float" office:value="27" calcext:value-type="float">
            <text:p>27</text:p>
          </table:table-cell>
          <table:table-cell table:number-columns-repeated="1002"/>
        </table:table-row>
        <table:table-row table:style-name="ro8">
          <table:table-cell table:style-name="ce165" office:value-type="string" calcext:value-type="string">
            <text:p>29x29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table:formula="of:=PRODUCT([.B26];[.B26])" office:value-type="float" office:value="841" calcext:value-type="float">
            <text:p>841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7" calcext:value-type="float">
            <text:p>7</text:p>
          </table:table-cell>
          <table:table-cell table:style-name="ce173" table:formula="of:=SUM([.E26];1)" office:value-type="float" office:value="8" calcext:value-type="float">
            <text:p>8</text:p>
          </table:table-cell>
          <table:table-cell table:style-name="ce115" office:value-type="float" office:value="13" calcext:value-type="float">
            <text:p>13</text:p>
          </table:table-cell>
          <table:table-cell table:style-name="ce173" table:formula="of:=SUM([.E26];1;[.G26];1)" office:value-type="float" office:value="22" calcext:value-type="float">
            <text:p>22</text:p>
          </table:table-cell>
          <table:table-cell table:style-name="ce115" table:formula="of:=ORG.LIBREOFFICE.RAWSUBTRACT([.B26];SUM([.E26];1;[.G26];1) )" office:value-type="float" office:value="7" calcext:value-type="float">
            <text:p>7</text:p>
          </table:table-cell>
          <table:table-cell table:style-name="ce168" table:formula="of:=SUM([.E26];1;[.G26];1;[.I26])" office:value-type="float" office:value="29" calcext:value-type="float">
            <text:p>29</text:p>
          </table:table-cell>
          <table:table-cell table:style-name="ce138" table:formula="of:=SUM(1;[.G26];1)" office:value-type="float" office:value="15" calcext:value-type="float">
            <text:p>15</text:p>
          </table:table-cell>
          <table:table-cell table:style-name="ce138" table:formula="of:=AVERAGE([.K26];[.M26])" office:value-type="float" office:value="22" calcext:value-type="float">
            <text:p>22</text:p>
          </table:table-cell>
          <table:table-cell table:style-name="ce138" table:formula="of:=SUM([.B26])" office:value-type="float" office:value="29" calcext:value-type="float">
            <text:p>29</text:p>
          </table:table-cell>
          <table:table-cell table:style-name="ce140" table:formula="of:=ORG.LIBREOFFICE.RAWSUBTRACT([.M26];[.K26])" office:value-type="float" office:value="14" calcext:value-type="float">
            <text:p>14</text:p>
          </table:table-cell>
          <table:table-cell table:style-name="ce138" table:formula="of:=SUM([.K26])" office:value-type="float" office:value="15" calcext:value-type="float">
            <text:p>15</text:p>
          </table:table-cell>
          <table:table-cell table:style-name="ce138" table:formula="of:=FLOOR(AVERAGE([.K26];[.L26]);1)" office:value-type="float" office:value="18" calcext:value-type="float">
            <text:p>18</text:p>
          </table:table-cell>
          <table:table-cell table:style-name="ce138" table:formula="of:=CEILING(AVERAGE([.K26];[.L26]))" office:value-type="float" office:value="19" calcext:value-type="float">
            <text:p>19</text:p>
          </table:table-cell>
          <table:table-cell table:style-name="ce138" table:formula="of:=SUM([.L26])" office:value-type="float" office:value="22" calcext:value-type="float">
            <text:p>22</text:p>
          </table:table-cell>
          <table:table-cell table:style-name="ce138" table:formula="of:=SUM([.L26])" office:value-type="float" office:value="22" calcext:value-type="float">
            <text:p>22</text:p>
          </table:table-cell>
          <table:table-cell table:style-name="ce138" table:formula="of:=FLOOR(AVERAGE([.L26];[.M26]))" office:value-type="float" office:value="25" calcext:value-type="float">
            <text:p>25</text:p>
          </table:table-cell>
          <table:table-cell table:style-name="ce138" table:formula="of:=CEILING(AVERAGE([.L26];[.M26]))" office:value-type="float" office:value="26" calcext:value-type="float">
            <text:p>26</text:p>
          </table:table-cell>
          <table:table-cell table:style-name="ce143" table:formula="of:=SUM([.M26])" office:value-type="float" office:value="29" calcext:value-type="float">
            <text:p>29</text:p>
          </table:table-cell>
          <table:table-cell table:number-columns-repeated="1002"/>
        </table:table-row>
        <table:table-row table:style-name="ro9">
          <table:table-cell table:style-name="ce165"/>
          <table:table-cell table:style-name="ce168" table:number-columns-repeated="2"/>
          <table:table-cell table:style-name="ce165"/>
          <table:table-cell table:style-name="ce115"/>
          <table:table-cell table:style-name="ce173"/>
          <table:table-cell table:style-name="ce115"/>
          <table:table-cell table:style-name="ce173"/>
          <table:table-cell table:style-name="ce115"/>
          <table:table-cell table:style-name="ce168"/>
          <table:table-cell table:style-name="ce138" table:number-columns-repeated="3"/>
          <table:table-cell table:style-name="ce140"/>
          <table:table-cell table:style-name="ce138" table:number-columns-repeated="6"/>
          <table:table-cell table:style-name="ce143" table:number-columns-repeated="2"/>
          <table:table-cell table:number-columns-repeated="1002"/>
        </table:table-row>
        <table:table-row table:style-name="ro8">
          <table:table-cell table:style-name="ce165" office:value-type="string" calcext:value-type="string">
            <text:p>31x31</text:p>
          </table:table-cell>
          <table:table-cell table:style-name="ce168" office:value-type="float" office:value="31" calcext:value-type="float">
            <text:p>31</text:p>
          </table:table-cell>
          <table:table-cell table:style-name="ce168" table:formula="of:=PRODUCT([.B28];[.B28])" office:value-type="float" office:value="961" calcext:value-type="float">
            <text:p>961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8" calcext:value-type="float">
            <text:p>8</text:p>
          </table:table-cell>
          <table:table-cell table:style-name="ce173" table:formula="of:=SUM([.E28];1)" office:value-type="float" office:value="9" calcext:value-type="float">
            <text:p>9</text:p>
          </table:table-cell>
          <table:table-cell table:style-name="ce115" office:value-type="float" office:value="13" calcext:value-type="float">
            <text:p>13</text:p>
          </table:table-cell>
          <table:table-cell table:style-name="ce173" table:formula="of:=SUM([.E28];1;[.G28];1)" office:value-type="float" office:value="23" calcext:value-type="float">
            <text:p>23</text:p>
          </table:table-cell>
          <table:table-cell table:style-name="ce115" table:formula="of:=ORG.LIBREOFFICE.RAWSUBTRACT([.B28];SUM([.E28];1;[.G28];1))" office:value-type="float" office:value="8" calcext:value-type="float">
            <text:p>8</text:p>
          </table:table-cell>
          <table:table-cell table:style-name="ce168" table:formula="of:=SUM([.E28];1;[.G28];1;[.I28])" office:value-type="float" office:value="31" calcext:value-type="float">
            <text:p>31</text:p>
          </table:table-cell>
          <table:table-cell table:style-name="ce138" table:formula="of:=SUM(1;[.G28];1)" office:value-type="float" office:value="15" calcext:value-type="float">
            <text:p>15</text:p>
          </table:table-cell>
          <table:table-cell table:style-name="ce138" table:formula="of:=AVERAGE([.K28];[.M28])" office:value-type="float" office:value="23" calcext:value-type="float">
            <text:p>23</text:p>
          </table:table-cell>
          <table:table-cell table:style-name="ce138" table:formula="of:=SUM([.B28])" office:value-type="float" office:value="31" calcext:value-type="float">
            <text:p>31</text:p>
          </table:table-cell>
          <table:table-cell table:style-name="ce140" table:formula="of:=ORG.LIBREOFFICE.RAWSUBTRACT([.M28];[.K28])" office:value-type="float" office:value="16" calcext:value-type="float">
            <text:p>16</text:p>
          </table:table-cell>
          <table:table-cell table:style-name="ce138" table:formula="of:=SUM([.K28])" office:value-type="float" office:value="15" calcext:value-type="float">
            <text:p>15</text:p>
          </table:table-cell>
          <table:table-cell table:style-name="ce138" table:formula="of:=FLOOR(AVERAGE([.K28];[.L28]);1)" office:value-type="float" office:value="19" calcext:value-type="float">
            <text:p>19</text:p>
          </table:table-cell>
          <table:table-cell table:style-name="ce138" table:formula="of:=CEILING(AVERAGE([.K28];[.L28]))" office:value-type="float" office:value="19" calcext:value-type="float">
            <text:p>19</text:p>
          </table:table-cell>
          <table:table-cell table:style-name="ce138" table:formula="of:=SUM([.L28])" office:value-type="float" office:value="23" calcext:value-type="float">
            <text:p>23</text:p>
          </table:table-cell>
          <table:table-cell table:style-name="ce138" table:formula="of:=SUM([.L28])" office:value-type="float" office:value="23" calcext:value-type="float">
            <text:p>23</text:p>
          </table:table-cell>
          <table:table-cell table:style-name="ce138" table:formula="of:=FLOOR(AVERAGE([.L28];[.M28]))" office:value-type="float" office:value="27" calcext:value-type="float">
            <text:p>27</text:p>
          </table:table-cell>
          <table:table-cell table:style-name="ce138" table:formula="of:=CEILING(AVERAGE([.L28];[.M28]))" office:value-type="float" office:value="27" calcext:value-type="float">
            <text:p>27</text:p>
          </table:table-cell>
          <table:table-cell table:style-name="ce143" table:formula="of:=SUM([.M28])" office:value-type="float" office:value="31" calcext:value-type="float">
            <text:p>31</text:p>
          </table:table-cell>
          <table:table-cell table:number-columns-repeated="1002"/>
        </table:table-row>
        <table:table-row table:style-name="ro8">
          <table:table-cell table:style-name="ce165" office:value-type="string" calcext:value-type="string">
            <text:p>33x33</text:p>
          </table:table-cell>
          <table:table-cell table:style-name="ce168" office:value-type="float" office:value="33" calcext:value-type="float">
            <text:p>33</text:p>
          </table:table-cell>
          <table:table-cell table:style-name="ce168" table:formula="of:=PRODUCT([.B29];[.B29])" office:value-type="float" office:value="1089" calcext:value-type="float">
            <text:p>1089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8" calcext:value-type="float">
            <text:p>8</text:p>
          </table:table-cell>
          <table:table-cell table:style-name="ce173" table:formula="of:=SUM([.E29];1)" office:value-type="float" office:value="9" calcext:value-type="float">
            <text:p>9</text:p>
          </table:table-cell>
          <table:table-cell table:style-name="ce115" office:value-type="float" office:value="15" calcext:value-type="float">
            <text:p>15</text:p>
          </table:table-cell>
          <table:table-cell table:style-name="ce173" table:formula="of:=SUM([.E29];1;[.G29];1)" office:value-type="float" office:value="25" calcext:value-type="float">
            <text:p>25</text:p>
          </table:table-cell>
          <table:table-cell table:style-name="ce115" table:formula="of:=ORG.LIBREOFFICE.RAWSUBTRACT([.B29];SUM([.E29];1;[.G29];1) )" office:value-type="float" office:value="8" calcext:value-type="float">
            <text:p>8</text:p>
          </table:table-cell>
          <table:table-cell table:style-name="ce168" table:formula="of:=SUM([.E29];1;[.G29];1;[.I29])" office:value-type="float" office:value="33" calcext:value-type="float">
            <text:p>33</text:p>
          </table:table-cell>
          <table:table-cell table:style-name="ce138" table:formula="of:=SUM(1;[.G29];1)" office:value-type="float" office:value="17" calcext:value-type="float">
            <text:p>17</text:p>
          </table:table-cell>
          <table:table-cell table:style-name="ce138" table:formula="of:=AVERAGE([.K29];[.M29])" office:value-type="float" office:value="25" calcext:value-type="float">
            <text:p>25</text:p>
          </table:table-cell>
          <table:table-cell table:style-name="ce138" table:formula="of:=SUM([.B29])" office:value-type="float" office:value="33" calcext:value-type="float">
            <text:p>33</text:p>
          </table:table-cell>
          <table:table-cell table:style-name="ce140" table:formula="of:=ORG.LIBREOFFICE.RAWSUBTRACT([.M29];[.K29])" office:value-type="float" office:value="16" calcext:value-type="float">
            <text:p>16</text:p>
          </table:table-cell>
          <table:table-cell table:style-name="ce138" table:formula="of:=SUM([.K29])" office:value-type="float" office:value="17" calcext:value-type="float">
            <text:p>17</text:p>
          </table:table-cell>
          <table:table-cell table:style-name="ce138" table:formula="of:=FLOOR(AVERAGE([.K29];[.L29]);1)" office:value-type="float" office:value="21" calcext:value-type="float">
            <text:p>21</text:p>
          </table:table-cell>
          <table:table-cell table:style-name="ce138" table:formula="of:=CEILING(AVERAGE([.K29];[.L29]))" office:value-type="float" office:value="21" calcext:value-type="float">
            <text:p>21</text:p>
          </table:table-cell>
          <table:table-cell table:style-name="ce138" table:formula="of:=SUM([.L29])" office:value-type="float" office:value="25" calcext:value-type="float">
            <text:p>25</text:p>
          </table:table-cell>
          <table:table-cell table:style-name="ce138" table:formula="of:=SUM([.L29])" office:value-type="float" office:value="25" calcext:value-type="float">
            <text:p>25</text:p>
          </table:table-cell>
          <table:table-cell table:style-name="ce138" table:formula="of:=FLOOR(AVERAGE([.L29];[.M29]))" office:value-type="float" office:value="29" calcext:value-type="float">
            <text:p>29</text:p>
          </table:table-cell>
          <table:table-cell table:style-name="ce138" table:formula="of:=CEILING(AVERAGE([.L29];[.M29]))" office:value-type="float" office:value="29" calcext:value-type="float">
            <text:p>29</text:p>
          </table:table-cell>
          <table:table-cell table:style-name="ce143" table:formula="of:=SUM([.M29])" office:value-type="float" office:value="33" calcext:value-type="float">
            <text:p>33</text:p>
          </table:table-cell>
          <table:table-cell table:number-columns-repeated="1002"/>
        </table:table-row>
        <table:table-row table:style-name="ro8">
          <table:table-cell table:style-name="ce165" office:value-type="string" calcext:value-type="string">
            <text:p>35x35</text:p>
          </table:table-cell>
          <table:table-cell table:style-name="ce168" office:value-type="float" office:value="35" calcext:value-type="float">
            <text:p>35</text:p>
          </table:table-cell>
          <table:table-cell table:style-name="ce168" table:formula="of:=PRODUCT([.B30];[.B30])" office:value-type="float" office:value="1225" calcext:value-type="float">
            <text:p>1225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9" calcext:value-type="float">
            <text:p>9</text:p>
          </table:table-cell>
          <table:table-cell table:style-name="ce173" table:formula="of:=SUM([.E30];1)" office:value-type="float" office:value="10" calcext:value-type="float">
            <text:p>10</text:p>
          </table:table-cell>
          <table:table-cell table:style-name="ce115" office:value-type="float" office:value="15" calcext:value-type="float">
            <text:p>15</text:p>
          </table:table-cell>
          <table:table-cell table:style-name="ce173" table:formula="of:=SUM([.E30];1;[.G30];1)" office:value-type="float" office:value="26" calcext:value-type="float">
            <text:p>26</text:p>
          </table:table-cell>
          <table:table-cell table:style-name="ce115" table:formula="of:=ORG.LIBREOFFICE.RAWSUBTRACT([.B30];SUM([.E30];1;[.G30];1) )" office:value-type="float" office:value="9" calcext:value-type="float">
            <text:p>9</text:p>
          </table:table-cell>
          <table:table-cell table:style-name="ce168" table:formula="of:=SUM([.E30];1;[.G30];1;[.I30])" office:value-type="float" office:value="35" calcext:value-type="float">
            <text:p>35</text:p>
          </table:table-cell>
          <table:table-cell table:style-name="ce138" table:formula="of:=SUM(1;[.G30];1)" office:value-type="float" office:value="17" calcext:value-type="float">
            <text:p>17</text:p>
          </table:table-cell>
          <table:table-cell table:style-name="ce138" table:formula="of:=AVERAGE([.K30];[.M30])" office:value-type="float" office:value="26" calcext:value-type="float">
            <text:p>26</text:p>
          </table:table-cell>
          <table:table-cell table:style-name="ce138" table:formula="of:=SUM([.B30])" office:value-type="float" office:value="35" calcext:value-type="float">
            <text:p>35</text:p>
          </table:table-cell>
          <table:table-cell table:style-name="ce140" table:formula="of:=ORG.LIBREOFFICE.RAWSUBTRACT([.M30];[.K30])" office:value-type="float" office:value="18" calcext:value-type="float">
            <text:p>18</text:p>
          </table:table-cell>
          <table:table-cell table:style-name="ce138" table:formula="of:=SUM([.K30])" office:value-type="float" office:value="17" calcext:value-type="float">
            <text:p>17</text:p>
          </table:table-cell>
          <table:table-cell table:style-name="ce138" table:formula="of:=FLOOR(AVERAGE([.K30];[.L30]);1)" office:value-type="float" office:value="21" calcext:value-type="float">
            <text:p>21</text:p>
          </table:table-cell>
          <table:table-cell table:style-name="ce138" table:formula="of:=CEILING(AVERAGE([.K30];[.L30]))" office:value-type="float" office:value="22" calcext:value-type="float">
            <text:p>22</text:p>
          </table:table-cell>
          <table:table-cell table:style-name="ce138" table:formula="of:=SUM([.L30])" office:value-type="float" office:value="26" calcext:value-type="float">
            <text:p>26</text:p>
          </table:table-cell>
          <table:table-cell table:style-name="ce138" table:formula="of:=SUM([.L30])" office:value-type="float" office:value="26" calcext:value-type="float">
            <text:p>26</text:p>
          </table:table-cell>
          <table:table-cell table:style-name="ce138" table:formula="of:=FLOOR(AVERAGE([.L30];[.M30]))" office:value-type="float" office:value="30" calcext:value-type="float">
            <text:p>30</text:p>
          </table:table-cell>
          <table:table-cell table:style-name="ce138" table:formula="of:=CEILING(AVERAGE([.L30];[.M30]))" office:value-type="float" office:value="31" calcext:value-type="float">
            <text:p>31</text:p>
          </table:table-cell>
          <table:table-cell table:style-name="ce143" table:formula="of:=SUM([.M30])" office:value-type="float" office:value="35" calcext:value-type="float">
            <text:p>35</text:p>
          </table:table-cell>
          <table:table-cell table:number-columns-repeated="1002"/>
        </table:table-row>
        <table:table-row table:style-name="ro8">
          <table:table-cell table:style-name="ce165" office:value-type="string" calcext:value-type="string">
            <text:p>37x37</text:p>
          </table:table-cell>
          <table:table-cell table:style-name="ce168" office:value-type="float" office:value="37" calcext:value-type="float">
            <text:p>37</text:p>
          </table:table-cell>
          <table:table-cell table:style-name="ce168" table:formula="of:=PRODUCT([.B31];[.B31])" office:value-type="float" office:value="1369" calcext:value-type="float">
            <text:p>1369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9" calcext:value-type="float">
            <text:p>9</text:p>
          </table:table-cell>
          <table:table-cell table:style-name="ce173" table:formula="of:=SUM([.E31];1)" office:value-type="float" office:value="10" calcext:value-type="float">
            <text:p>10</text:p>
          </table:table-cell>
          <table:table-cell table:style-name="ce115" office:value-type="float" office:value="17" calcext:value-type="float">
            <text:p>17</text:p>
          </table:table-cell>
          <table:table-cell table:style-name="ce173" table:formula="of:=SUM([.E31];1;[.G31];1)" office:value-type="float" office:value="28" calcext:value-type="float">
            <text:p>28</text:p>
          </table:table-cell>
          <table:table-cell table:style-name="ce115" table:formula="of:=ORG.LIBREOFFICE.RAWSUBTRACT([.B31];SUM([.E31];1;[.G31];1) )" office:value-type="float" office:value="9" calcext:value-type="float">
            <text:p>9</text:p>
          </table:table-cell>
          <table:table-cell table:style-name="ce168" table:formula="of:=SUM([.E31];1;[.G31];1;[.I31])" office:value-type="float" office:value="37" calcext:value-type="float">
            <text:p>37</text:p>
          </table:table-cell>
          <table:table-cell table:style-name="ce138" table:formula="of:=SUM(1;[.G31];1)" office:value-type="float" office:value="19" calcext:value-type="float">
            <text:p>19</text:p>
          </table:table-cell>
          <table:table-cell table:style-name="ce138" table:formula="of:=AVERAGE([.K31];[.M31])" office:value-type="float" office:value="28" calcext:value-type="float">
            <text:p>28</text:p>
          </table:table-cell>
          <table:table-cell table:style-name="ce138" table:formula="of:=SUM([.B31])" office:value-type="float" office:value="37" calcext:value-type="float">
            <text:p>37</text:p>
          </table:table-cell>
          <table:table-cell table:style-name="ce140" table:formula="of:=ORG.LIBREOFFICE.RAWSUBTRACT([.M31];[.K31])" office:value-type="float" office:value="18" calcext:value-type="float">
            <text:p>18</text:p>
          </table:table-cell>
          <table:table-cell table:style-name="ce138" table:formula="of:=SUM([.K31])" office:value-type="float" office:value="19" calcext:value-type="float">
            <text:p>19</text:p>
          </table:table-cell>
          <table:table-cell table:style-name="ce138" table:formula="of:=FLOOR(AVERAGE([.K31];[.L31]);1)" office:value-type="float" office:value="23" calcext:value-type="float">
            <text:p>23</text:p>
          </table:table-cell>
          <table:table-cell table:style-name="ce138" table:formula="of:=CEILING(AVERAGE([.K31];[.L31]))" office:value-type="float" office:value="24" calcext:value-type="float">
            <text:p>24</text:p>
          </table:table-cell>
          <table:table-cell table:style-name="ce138" table:formula="of:=SUM([.L31])" office:value-type="float" office:value="28" calcext:value-type="float">
            <text:p>28</text:p>
          </table:table-cell>
          <table:table-cell table:style-name="ce138" table:formula="of:=SUM([.L31])" office:value-type="float" office:value="28" calcext:value-type="float">
            <text:p>28</text:p>
          </table:table-cell>
          <table:table-cell table:style-name="ce138" table:formula="of:=FLOOR(AVERAGE([.L31];[.M31]))" office:value-type="float" office:value="32" calcext:value-type="float">
            <text:p>32</text:p>
          </table:table-cell>
          <table:table-cell table:style-name="ce138" table:formula="of:=CEILING(AVERAGE([.L31];[.M31]))" office:value-type="float" office:value="33" calcext:value-type="float">
            <text:p>33</text:p>
          </table:table-cell>
          <table:table-cell table:style-name="ce143" table:formula="of:=SUM([.M31])" office:value-type="float" office:value="37" calcext:value-type="float">
            <text:p>37</text:p>
          </table:table-cell>
          <table:table-cell table:number-columns-repeated="1002"/>
        </table:table-row>
        <table:table-row table:style-name="ro8">
          <table:table-cell table:style-name="ce165" office:value-type="string" calcext:value-type="string">
            <text:p>39x39</text:p>
          </table:table-cell>
          <table:table-cell table:style-name="ce168" office:value-type="float" office:value="39" calcext:value-type="float">
            <text:p>39</text:p>
          </table:table-cell>
          <table:table-cell table:style-name="ce168" table:formula="of:=PRODUCT([.B32];[.B32])" office:value-type="float" office:value="1521" calcext:value-type="float">
            <text:p>1521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10" calcext:value-type="float">
            <text:p>10</text:p>
          </table:table-cell>
          <table:table-cell table:style-name="ce173" table:formula="of:=SUM([.E32];1)" office:value-type="float" office:value="11" calcext:value-type="float">
            <text:p>11</text:p>
          </table:table-cell>
          <table:table-cell table:style-name="ce115" office:value-type="float" office:value="17" calcext:value-type="float">
            <text:p>17</text:p>
          </table:table-cell>
          <table:table-cell table:style-name="ce173" table:formula="of:=SUM([.E32];1;[.G32];1)" office:value-type="float" office:value="29" calcext:value-type="float">
            <text:p>29</text:p>
          </table:table-cell>
          <table:table-cell table:style-name="ce115" table:formula="of:=ORG.LIBREOFFICE.RAWSUBTRACT([.B32];SUM([.E32];1;[.G32];1) )" office:value-type="float" office:value="10" calcext:value-type="float">
            <text:p>10</text:p>
          </table:table-cell>
          <table:table-cell table:style-name="ce168" table:formula="of:=SUM([.E32];1;[.G32];1;[.I32])" office:value-type="float" office:value="39" calcext:value-type="float">
            <text:p>39</text:p>
          </table:table-cell>
          <table:table-cell table:style-name="ce138" table:formula="of:=SUM(1;[.G32];1)" office:value-type="float" office:value="19" calcext:value-type="float">
            <text:p>19</text:p>
          </table:table-cell>
          <table:table-cell table:style-name="ce138" table:formula="of:=AVERAGE([.K32];[.M32])" office:value-type="float" office:value="29" calcext:value-type="float">
            <text:p>29</text:p>
          </table:table-cell>
          <table:table-cell table:style-name="ce138" table:formula="of:=SUM([.B32])" office:value-type="float" office:value="39" calcext:value-type="float">
            <text:p>39</text:p>
          </table:table-cell>
          <table:table-cell table:style-name="ce140" table:formula="of:=ORG.LIBREOFFICE.RAWSUBTRACT([.M32];[.K32])" office:value-type="float" office:value="20" calcext:value-type="float">
            <text:p>20</text:p>
          </table:table-cell>
          <table:table-cell table:style-name="ce138" table:formula="of:=SUM([.K32])" office:value-type="float" office:value="19" calcext:value-type="float">
            <text:p>19</text:p>
          </table:table-cell>
          <table:table-cell table:style-name="ce138" table:formula="of:=FLOOR(AVERAGE([.K32];[.L32]);1)" office:value-type="float" office:value="24" calcext:value-type="float">
            <text:p>24</text:p>
          </table:table-cell>
          <table:table-cell table:style-name="ce138" table:formula="of:=CEILING(AVERAGE([.K32];[.L32]))" office:value-type="float" office:value="24" calcext:value-type="float">
            <text:p>24</text:p>
          </table:table-cell>
          <table:table-cell table:style-name="ce138" table:formula="of:=SUM([.L32])" office:value-type="float" office:value="29" calcext:value-type="float">
            <text:p>29</text:p>
          </table:table-cell>
          <table:table-cell table:style-name="ce138" table:formula="of:=SUM([.L32])" office:value-type="float" office:value="29" calcext:value-type="float">
            <text:p>29</text:p>
          </table:table-cell>
          <table:table-cell table:style-name="ce138" table:formula="of:=FLOOR(AVERAGE([.L32];[.M32]))" office:value-type="float" office:value="34" calcext:value-type="float">
            <text:p>34</text:p>
          </table:table-cell>
          <table:table-cell table:style-name="ce138" table:formula="of:=CEILING(AVERAGE([.L32];[.M32]))" office:value-type="float" office:value="34" calcext:value-type="float">
            <text:p>34</text:p>
          </table:table-cell>
          <table:table-cell table:style-name="ce143" table:formula="of:=SUM([.M32])" office:value-type="float" office:value="39" calcext:value-type="float">
            <text:p>39</text:p>
          </table:table-cell>
          <table:table-cell table:number-columns-repeated="1002"/>
        </table:table-row>
        <table:table-row table:style-name="ro8">
          <table:table-cell table:style-name="ce165" office:value-type="string" calcext:value-type="string">
            <text:p>41x41</text:p>
          </table:table-cell>
          <table:table-cell table:style-name="ce168" office:value-type="float" office:value="41" calcext:value-type="float">
            <text:p>41</text:p>
          </table:table-cell>
          <table:table-cell table:style-name="ce168" table:formula="of:=PRODUCT([.B33];[.B33])" office:value-type="float" office:value="1681" calcext:value-type="float">
            <text:p>1681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10" calcext:value-type="float">
            <text:p>10</text:p>
          </table:table-cell>
          <table:table-cell table:style-name="ce173" table:formula="of:=SUM([.E33];1)" office:value-type="float" office:value="11" calcext:value-type="float">
            <text:p>11</text:p>
          </table:table-cell>
          <table:table-cell table:style-name="ce115" office:value-type="float" office:value="19" calcext:value-type="float">
            <text:p>19</text:p>
          </table:table-cell>
          <table:table-cell table:style-name="ce173" table:formula="of:=SUM([.E33];1;[.G33];1)" office:value-type="float" office:value="31" calcext:value-type="float">
            <text:p>31</text:p>
          </table:table-cell>
          <table:table-cell table:style-name="ce115" table:formula="of:=ORG.LIBREOFFICE.RAWSUBTRACT([.B33];SUM([.E33];1;[.G33];1) )" office:value-type="float" office:value="10" calcext:value-type="float">
            <text:p>10</text:p>
          </table:table-cell>
          <table:table-cell table:style-name="ce168" table:formula="of:=SUM([.E33];1;[.G33];1;[.I33])" office:value-type="float" office:value="41" calcext:value-type="float">
            <text:p>41</text:p>
          </table:table-cell>
          <table:table-cell table:style-name="ce138" table:formula="of:=SUM(1;[.G33];1)" office:value-type="float" office:value="21" calcext:value-type="float">
            <text:p>21</text:p>
          </table:table-cell>
          <table:table-cell table:style-name="ce138" table:formula="of:=AVERAGE([.K33];[.M33])" office:value-type="float" office:value="31" calcext:value-type="float">
            <text:p>31</text:p>
          </table:table-cell>
          <table:table-cell table:style-name="ce138" table:formula="of:=SUM([.B33])" office:value-type="float" office:value="41" calcext:value-type="float">
            <text:p>41</text:p>
          </table:table-cell>
          <table:table-cell table:style-name="ce140" table:formula="of:=ORG.LIBREOFFICE.RAWSUBTRACT([.M33];[.K33])" office:value-type="float" office:value="20" calcext:value-type="float">
            <text:p>20</text:p>
          </table:table-cell>
          <table:table-cell table:style-name="ce138" table:formula="of:=SUM([.K33])" office:value-type="float" office:value="21" calcext:value-type="float">
            <text:p>21</text:p>
          </table:table-cell>
          <table:table-cell table:style-name="ce138" table:formula="of:=FLOOR(AVERAGE([.K33];[.L33]);1)" office:value-type="float" office:value="26" calcext:value-type="float">
            <text:p>26</text:p>
          </table:table-cell>
          <table:table-cell table:style-name="ce138" table:formula="of:=CEILING(AVERAGE([.K33];[.L33]))" office:value-type="float" office:value="26" calcext:value-type="float">
            <text:p>26</text:p>
          </table:table-cell>
          <table:table-cell table:style-name="ce138" table:formula="of:=SUM([.L33])" office:value-type="float" office:value="31" calcext:value-type="float">
            <text:p>31</text:p>
          </table:table-cell>
          <table:table-cell table:style-name="ce138" table:formula="of:=SUM([.L33])" office:value-type="float" office:value="31" calcext:value-type="float">
            <text:p>31</text:p>
          </table:table-cell>
          <table:table-cell table:style-name="ce138" table:formula="of:=FLOOR(AVERAGE([.L33];[.M33]))" office:value-type="float" office:value="36" calcext:value-type="float">
            <text:p>36</text:p>
          </table:table-cell>
          <table:table-cell table:style-name="ce138" table:formula="of:=CEILING(AVERAGE([.L33];[.M33]))" office:value-type="float" office:value="36" calcext:value-type="float">
            <text:p>36</text:p>
          </table:table-cell>
          <table:table-cell table:style-name="ce143" table:formula="of:=SUM([.M33])" office:value-type="float" office:value="41" calcext:value-type="float">
            <text:p>41</text:p>
          </table:table-cell>
          <table:table-cell table:number-columns-repeated="1002"/>
        </table:table-row>
        <table:table-row table:style-name="ro8">
          <table:table-cell table:style-name="ce165" office:value-type="string" calcext:value-type="string">
            <text:p>43x43</text:p>
          </table:table-cell>
          <table:table-cell table:style-name="ce168" office:value-type="float" office:value="43" calcext:value-type="float">
            <text:p>43</text:p>
          </table:table-cell>
          <table:table-cell table:style-name="ce168" table:formula="of:=PRODUCT([.B34];[.B34])" office:value-type="float" office:value="1849" calcext:value-type="float">
            <text:p>1849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11" calcext:value-type="float">
            <text:p>11</text:p>
          </table:table-cell>
          <table:table-cell table:style-name="ce173" table:formula="of:=SUM([.E34];1)" office:value-type="float" office:value="12" calcext:value-type="float">
            <text:p>12</text:p>
          </table:table-cell>
          <table:table-cell table:style-name="ce115" office:value-type="float" office:value="19" calcext:value-type="float">
            <text:p>19</text:p>
          </table:table-cell>
          <table:table-cell table:style-name="ce173" table:formula="of:=SUM([.E34];1;[.G34];1)" office:value-type="float" office:value="32" calcext:value-type="float">
            <text:p>32</text:p>
          </table:table-cell>
          <table:table-cell table:style-name="ce115" table:formula="of:=ORG.LIBREOFFICE.RAWSUBTRACT([.B34];SUM([.E34];1;[.G34];1) )" office:value-type="float" office:value="11" calcext:value-type="float">
            <text:p>11</text:p>
          </table:table-cell>
          <table:table-cell table:style-name="ce168" table:formula="of:=SUM([.E34];1;[.G34];1;[.I34])" office:value-type="float" office:value="43" calcext:value-type="float">
            <text:p>43</text:p>
          </table:table-cell>
          <table:table-cell table:style-name="ce138" table:formula="of:=SUM(1;[.G34];1)" office:value-type="float" office:value="21" calcext:value-type="float">
            <text:p>21</text:p>
          </table:table-cell>
          <table:table-cell table:style-name="ce138" table:formula="of:=AVERAGE([.K34];[.M34])" office:value-type="float" office:value="32" calcext:value-type="float">
            <text:p>32</text:p>
          </table:table-cell>
          <table:table-cell table:style-name="ce138" table:formula="of:=SUM([.B34])" office:value-type="float" office:value="43" calcext:value-type="float">
            <text:p>43</text:p>
          </table:table-cell>
          <table:table-cell table:style-name="ce140" table:formula="of:=ORG.LIBREOFFICE.RAWSUBTRACT([.M34];[.K34])" office:value-type="float" office:value="22" calcext:value-type="float">
            <text:p>22</text:p>
          </table:table-cell>
          <table:table-cell table:style-name="ce138" table:formula="of:=SUM([.K34])" office:value-type="float" office:value="21" calcext:value-type="float">
            <text:p>21</text:p>
          </table:table-cell>
          <table:table-cell table:style-name="ce138" table:formula="of:=FLOOR(AVERAGE([.K34];[.L34]);1)" office:value-type="float" office:value="26" calcext:value-type="float">
            <text:p>26</text:p>
          </table:table-cell>
          <table:table-cell table:style-name="ce138" table:formula="of:=CEILING(AVERAGE([.K34];[.L34]))" office:value-type="float" office:value="27" calcext:value-type="float">
            <text:p>27</text:p>
          </table:table-cell>
          <table:table-cell table:style-name="ce138" table:formula="of:=SUM([.L34])" office:value-type="float" office:value="32" calcext:value-type="float">
            <text:p>32</text:p>
          </table:table-cell>
          <table:table-cell table:style-name="ce138" table:formula="of:=SUM([.L34])" office:value-type="float" office:value="32" calcext:value-type="float">
            <text:p>32</text:p>
          </table:table-cell>
          <table:table-cell table:style-name="ce138" table:formula="of:=FLOOR(AVERAGE([.L34];[.M34]))" office:value-type="float" office:value="37" calcext:value-type="float">
            <text:p>37</text:p>
          </table:table-cell>
          <table:table-cell table:style-name="ce138" table:formula="of:=CEILING(AVERAGE([.L34];[.M34]))" office:value-type="float" office:value="38" calcext:value-type="float">
            <text:p>38</text:p>
          </table:table-cell>
          <table:table-cell table:style-name="ce143" table:formula="of:=SUM([.M34])" office:value-type="float" office:value="43" calcext:value-type="float">
            <text:p>43</text:p>
          </table:table-cell>
          <table:table-cell table:number-columns-repeated="1002"/>
        </table:table-row>
        <table:table-row table:style-name="ro8">
          <table:table-cell table:style-name="ce165" office:value-type="string" calcext:value-type="string">
            <text:p>45x45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table:formula="of:=PRODUCT([.B35];[.B35])" office:value-type="float" office:value="2025" calcext:value-type="float">
            <text:p>2025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11" calcext:value-type="float">
            <text:p>11</text:p>
          </table:table-cell>
          <table:table-cell table:style-name="ce173" table:formula="of:=SUM([.E35];1)" office:value-type="float" office:value="12" calcext:value-type="float">
            <text:p>12</text:p>
          </table:table-cell>
          <table:table-cell table:style-name="ce115" office:value-type="float" office:value="21" calcext:value-type="float">
            <text:p>21</text:p>
          </table:table-cell>
          <table:table-cell table:style-name="ce173" table:formula="of:=SUM([.E35];1;[.G35];1)" office:value-type="float" office:value="34" calcext:value-type="float">
            <text:p>34</text:p>
          </table:table-cell>
          <table:table-cell table:style-name="ce115" table:formula="of:=ORG.LIBREOFFICE.RAWSUBTRACT([.B35];SUM([.E35];1;[.G35];1) )" office:value-type="float" office:value="11" calcext:value-type="float">
            <text:p>11</text:p>
          </table:table-cell>
          <table:table-cell table:style-name="ce168" table:formula="of:=SUM([.E35];1;[.G35];1;[.I35])" office:value-type="float" office:value="45" calcext:value-type="float">
            <text:p>45</text:p>
          </table:table-cell>
          <table:table-cell table:style-name="ce138" table:formula="of:=SUM(1;[.G35];1)" office:value-type="float" office:value="23" calcext:value-type="float">
            <text:p>23</text:p>
          </table:table-cell>
          <table:table-cell table:style-name="ce138" table:formula="of:=AVERAGE([.K35];[.M35])" office:value-type="float" office:value="34" calcext:value-type="float">
            <text:p>34</text:p>
          </table:table-cell>
          <table:table-cell table:style-name="ce138" table:formula="of:=SUM([.B35])" office:value-type="float" office:value="45" calcext:value-type="float">
            <text:p>45</text:p>
          </table:table-cell>
          <table:table-cell table:style-name="ce140" table:formula="of:=ORG.LIBREOFFICE.RAWSUBTRACT([.M35];[.K35])" office:value-type="float" office:value="22" calcext:value-type="float">
            <text:p>22</text:p>
          </table:table-cell>
          <table:table-cell table:style-name="ce138" table:formula="of:=SUM([.K35])" office:value-type="float" office:value="23" calcext:value-type="float">
            <text:p>23</text:p>
          </table:table-cell>
          <table:table-cell table:style-name="ce138" table:formula="of:=FLOOR(AVERAGE([.K35];[.L35]);1)" office:value-type="float" office:value="28" calcext:value-type="float">
            <text:p>28</text:p>
          </table:table-cell>
          <table:table-cell table:style-name="ce138" table:formula="of:=CEILING(AVERAGE([.K35];[.L35]))" office:value-type="float" office:value="29" calcext:value-type="float">
            <text:p>29</text:p>
          </table:table-cell>
          <table:table-cell table:style-name="ce138" table:formula="of:=SUM([.L35])" office:value-type="float" office:value="34" calcext:value-type="float">
            <text:p>34</text:p>
          </table:table-cell>
          <table:table-cell table:style-name="ce138" table:formula="of:=SUM([.L35])" office:value-type="float" office:value="34" calcext:value-type="float">
            <text:p>34</text:p>
          </table:table-cell>
          <table:table-cell table:style-name="ce138" table:formula="of:=FLOOR(AVERAGE([.L35];[.M35]))" office:value-type="float" office:value="39" calcext:value-type="float">
            <text:p>39</text:p>
          </table:table-cell>
          <table:table-cell table:style-name="ce138" table:formula="of:=CEILING(AVERAGE([.L35];[.M35]))" office:value-type="float" office:value="40" calcext:value-type="float">
            <text:p>40</text:p>
          </table:table-cell>
          <table:table-cell table:style-name="ce143" table:formula="of:=SUM([.M35])" office:value-type="float" office:value="45" calcext:value-type="float">
            <text:p>45</text:p>
          </table:table-cell>
          <table:table-cell table:number-columns-repeated="1002"/>
        </table:table-row>
        <table:table-row table:style-name="ro8">
          <table:table-cell table:style-name="ce165" office:value-type="string" calcext:value-type="string">
            <text:p>47x47</text:p>
          </table:table-cell>
          <table:table-cell table:style-name="ce168" office:value-type="float" office:value="47" calcext:value-type="float">
            <text:p>47</text:p>
          </table:table-cell>
          <table:table-cell table:style-name="ce168" table:formula="of:=PRODUCT([.B36];[.B36])" office:value-type="float" office:value="2209" calcext:value-type="float">
            <text:p>2209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12" calcext:value-type="float">
            <text:p>12</text:p>
          </table:table-cell>
          <table:table-cell table:style-name="ce173" table:formula="of:=SUM([.E36];1)" office:value-type="float" office:value="13" calcext:value-type="float">
            <text:p>13</text:p>
          </table:table-cell>
          <table:table-cell table:style-name="ce115" office:value-type="float" office:value="21" calcext:value-type="float">
            <text:p>21</text:p>
          </table:table-cell>
          <table:table-cell table:style-name="ce173" table:formula="of:=SUM([.E36];1;[.G36];1)" office:value-type="float" office:value="35" calcext:value-type="float">
            <text:p>35</text:p>
          </table:table-cell>
          <table:table-cell table:style-name="ce115" table:formula="of:=ORG.LIBREOFFICE.RAWSUBTRACT([.B36];SUM([.E36];1;[.G36];1) )" office:value-type="float" office:value="12" calcext:value-type="float">
            <text:p>12</text:p>
          </table:table-cell>
          <table:table-cell table:style-name="ce168" table:formula="of:=SUM([.E36];1;[.G36];1;[.I36])" office:value-type="float" office:value="47" calcext:value-type="float">
            <text:p>47</text:p>
          </table:table-cell>
          <table:table-cell table:style-name="ce138" table:formula="of:=SUM(1;[.G36];1)" office:value-type="float" office:value="23" calcext:value-type="float">
            <text:p>23</text:p>
          </table:table-cell>
          <table:table-cell table:style-name="ce138" table:formula="of:=AVERAGE([.K36];[.M36])" office:value-type="float" office:value="35" calcext:value-type="float">
            <text:p>35</text:p>
          </table:table-cell>
          <table:table-cell table:style-name="ce138" table:formula="of:=SUM([.B36])" office:value-type="float" office:value="47" calcext:value-type="float">
            <text:p>47</text:p>
          </table:table-cell>
          <table:table-cell table:style-name="ce140" table:formula="of:=ORG.LIBREOFFICE.RAWSUBTRACT([.M36];[.K36])" office:value-type="float" office:value="24" calcext:value-type="float">
            <text:p>24</text:p>
          </table:table-cell>
          <table:table-cell table:style-name="ce138" table:formula="of:=SUM([.K36])" office:value-type="float" office:value="23" calcext:value-type="float">
            <text:p>23</text:p>
          </table:table-cell>
          <table:table-cell table:style-name="ce138" table:formula="of:=FLOOR(AVERAGE([.K36];[.L36]);1)" office:value-type="float" office:value="29" calcext:value-type="float">
            <text:p>29</text:p>
          </table:table-cell>
          <table:table-cell table:style-name="ce138" table:formula="of:=CEILING(AVERAGE([.K36];[.L36]))" office:value-type="float" office:value="29" calcext:value-type="float">
            <text:p>29</text:p>
          </table:table-cell>
          <table:table-cell table:style-name="ce138" table:formula="of:=SUM([.L36])" office:value-type="float" office:value="35" calcext:value-type="float">
            <text:p>35</text:p>
          </table:table-cell>
          <table:table-cell table:style-name="ce138" table:formula="of:=SUM([.L36])" office:value-type="float" office:value="35" calcext:value-type="float">
            <text:p>35</text:p>
          </table:table-cell>
          <table:table-cell table:style-name="ce138" table:formula="of:=FLOOR(AVERAGE([.L36];[.M36]))" office:value-type="float" office:value="41" calcext:value-type="float">
            <text:p>41</text:p>
          </table:table-cell>
          <table:table-cell table:style-name="ce138" table:formula="of:=CEILING(AVERAGE([.L36];[.M36]))" office:value-type="float" office:value="41" calcext:value-type="float">
            <text:p>41</text:p>
          </table:table-cell>
          <table:table-cell table:style-name="ce143" table:formula="of:=SUM([.M36])" office:value-type="float" office:value="47" calcext:value-type="float">
            <text:p>47</text:p>
          </table:table-cell>
          <table:table-cell table:number-columns-repeated="1002"/>
        </table:table-row>
        <table:table-row table:style-name="ro8">
          <table:table-cell table:style-name="ce165" office:value-type="string" calcext:value-type="string">
            <text:p>49x49</text:p>
          </table:table-cell>
          <table:table-cell table:style-name="ce168" office:value-type="float" office:value="49" calcext:value-type="float">
            <text:p>49</text:p>
          </table:table-cell>
          <table:table-cell table:style-name="ce168" table:formula="of:=PRODUCT([.B37];[.B37])" office:value-type="float" office:value="2401" calcext:value-type="float">
            <text:p>2401</text:p>
          </table:table-cell>
          <table:table-cell table:style-name="ce165" office:value-type="string" calcext:value-type="string">
            <text:p>N/A</text:p>
          </table:table-cell>
          <table:table-cell table:style-name="ce115" office:value-type="float" office:value="12" calcext:value-type="float">
            <text:p>12</text:p>
          </table:table-cell>
          <table:table-cell table:style-name="ce173" table:formula="of:=SUM([.E37];1)" office:value-type="float" office:value="13" calcext:value-type="float">
            <text:p>13</text:p>
          </table:table-cell>
          <table:table-cell table:style-name="ce115" office:value-type="float" office:value="23" calcext:value-type="float">
            <text:p>23</text:p>
          </table:table-cell>
          <table:table-cell table:style-name="ce173" table:formula="of:=SUM([.E37];1;[.G37];1)" office:value-type="float" office:value="37" calcext:value-type="float">
            <text:p>37</text:p>
          </table:table-cell>
          <table:table-cell table:style-name="ce115" table:formula="of:=ORG.LIBREOFFICE.RAWSUBTRACT([.B37];SUM([.E37];1;[.G37];1) )" office:value-type="float" office:value="12" calcext:value-type="float">
            <text:p>12</text:p>
          </table:table-cell>
          <table:table-cell table:style-name="ce168" table:formula="of:=SUM([.E37];1;[.G37];1;[.I37])" office:value-type="float" office:value="49" calcext:value-type="float">
            <text:p>49</text:p>
          </table:table-cell>
          <table:table-cell table:style-name="ce138" table:formula="of:=SUM(1;[.G37];1)" office:value-type="float" office:value="25" calcext:value-type="float">
            <text:p>25</text:p>
          </table:table-cell>
          <table:table-cell table:style-name="ce138" table:formula="of:=AVERAGE([.K37];[.M37])" office:value-type="float" office:value="37" calcext:value-type="float">
            <text:p>37</text:p>
          </table:table-cell>
          <table:table-cell table:style-name="ce138" table:formula="of:=SUM([.B37])" office:value-type="float" office:value="49" calcext:value-type="float">
            <text:p>49</text:p>
          </table:table-cell>
          <table:table-cell table:style-name="ce140" table:formula="of:=ORG.LIBREOFFICE.RAWSUBTRACT([.M37];[.K37])" office:value-type="float" office:value="24" calcext:value-type="float">
            <text:p>24</text:p>
          </table:table-cell>
          <table:table-cell table:style-name="ce138" table:formula="of:=SUM([.K37])" office:value-type="float" office:value="25" calcext:value-type="float">
            <text:p>25</text:p>
          </table:table-cell>
          <table:table-cell table:style-name="ce138" table:formula="of:=FLOOR(AVERAGE([.K37];[.L37]);1)" office:value-type="float" office:value="31" calcext:value-type="float">
            <text:p>31</text:p>
          </table:table-cell>
          <table:table-cell table:style-name="ce138" table:formula="of:=CEILING(AVERAGE([.K37];[.L37]))" office:value-type="float" office:value="31" calcext:value-type="float">
            <text:p>31</text:p>
          </table:table-cell>
          <table:table-cell table:style-name="ce138" table:formula="of:=SUM([.L37])" office:value-type="float" office:value="37" calcext:value-type="float">
            <text:p>37</text:p>
          </table:table-cell>
          <table:table-cell table:style-name="ce138" table:formula="of:=SUM([.L37])" office:value-type="float" office:value="37" calcext:value-type="float">
            <text:p>37</text:p>
          </table:table-cell>
          <table:table-cell table:style-name="ce138" table:formula="of:=FLOOR(AVERAGE([.L37];[.M37]))" office:value-type="float" office:value="43" calcext:value-type="float">
            <text:p>43</text:p>
          </table:table-cell>
          <table:table-cell table:style-name="ce138" table:formula="of:=CEILING(AVERAGE([.L37];[.M37]))" office:value-type="float" office:value="43" calcext:value-type="float">
            <text:p>43</text:p>
          </table:table-cell>
          <table:table-cell table:style-name="ce143" table:formula="of:=SUM([.M37])" office:value-type="float" office:value="49" calcext:value-type="float">
            <text:p>49</text:p>
          </table:table-cell>
          <table:table-cell table:number-columns-repeated="1002"/>
        </table:table-row>
        <table:table-row table:style-name="ro8">
          <table:table-cell table:style-name="ce165"/>
          <table:table-cell table:style-name="ce168" table:number-columns-repeated="2"/>
          <table:table-cell table:style-name="ce165"/>
          <table:table-cell table:style-name="ce115"/>
          <table:table-cell table:style-name="ce173"/>
          <table:table-cell table:style-name="ce115"/>
          <table:table-cell table:style-name="ce173"/>
          <table:table-cell table:style-name="ce115"/>
          <table:table-cell table:style-name="ce168"/>
          <table:table-cell table:style-name="ce138" table:number-columns-repeated="3"/>
          <table:table-cell table:style-name="ce140"/>
          <table:table-cell table:style-name="ce177" table:number-columns-repeated="6"/>
          <table:table-cell table:number-columns-repeated="1004"/>
        </table:table-row>
        <table:table-row table:style-name="ro7">
          <table:table-cell table:style-name="ce128" office:value-type="string" calcext:value-type="string" table:number-columns-spanned="2" table:number-rows-spanned="1">
            <text:p>Line Types:</text:p>
          </table:table-cell>
          <table:covered-table-cell table:style-name="ce168"/>
          <table:table-cell table:style-name="ce168"/>
          <table:table-cell table:style-name="ce165"/>
          <table:table-cell table:style-name="ce115"/>
          <table:table-cell table:style-name="ce173"/>
          <table:table-cell table:style-name="ce115"/>
          <table:table-cell table:style-name="ce173"/>
          <table:table-cell table:style-name="ce115"/>
          <table:table-cell table:style-name="ce168"/>
          <table:table-cell table:style-name="ce138" table:number-columns-repeated="3"/>
          <table:table-cell table:style-name="ce140"/>
          <table:table-cell table:style-name="ce177" table:number-columns-repeated="6"/>
          <table:table-cell table:number-columns-repeated="1004"/>
        </table:table-row>
        <table:table-row table:style-name="ro2">
          <table:table-cell table:style-name="ce165"/>
          <table:table-cell table:style-name="ce168" office:value-type="string" calcext:value-type="string">
            <text:p><text:span text:style-name="T13">Short line:</text:span> <text:span text:style-name="T14">R</text:span>ight and <text:span text:style-name="T14">B</text:span>ottom lines for <text:span text:style-name="T14">E</text:span>xtraverts, <text:span text:style-name="T14">L</text:span>eft and <text:span text:style-name="T14">T</text:span>op lines for <text:span text:style-name="T14">I</text:span>ntroverts</text:p>
          </table:table-cell>
          <table:table-cell table:style-name="ce168"/>
          <table:table-cell table:style-name="ce165"/>
          <table:table-cell table:style-name="ce115"/>
          <table:table-cell table:style-name="ce173"/>
          <table:table-cell table:style-name="ce115"/>
          <table:table-cell table:style-name="ce173"/>
          <table:table-cell table:style-name="ce115"/>
          <table:table-cell table:style-name="ce168"/>
          <table:table-cell table:style-name="ce138" table:number-columns-repeated="3"/>
          <table:table-cell table:style-name="ce140"/>
          <table:table-cell table:style-name="ce177" table:number-columns-repeated="6"/>
          <table:table-cell table:number-columns-repeated="1004"/>
        </table:table-row>
        <table:table-row table:style-name="ro2">
          <table:table-cell table:style-name="ce165"/>
          <table:table-cell table:style-name="ce168" office:value-type="string" calcext:value-type="string">
            <text:p><text:span text:style-name="T15">Long line:</text:span><text:span text:style-name="T16"> </text:span><text:span text:style-name="T17">L</text:span><text:span text:style-name="T18">eft and </text:span><text:span text:style-name="T17">T</text:span><text:span text:style-name="T19">op lines for </text:span><text:span text:style-name="T20">E</text:span><text:span text:style-name="T21">xtraverts, </text:span><text:span text:style-name="T17">R</text:span><text:span text:style-name="T18">ight and </text:span><text:span text:style-name="T17">B</text:span><text:span text:style-name="T18">ottom </text:span>lines for <text:span text:style-name="T14">I</text:span>ntroverts</text:p>
          </table:table-cell>
          <table:table-cell table:style-name="ce168"/>
          <table:table-cell table:style-name="ce165"/>
          <table:table-cell table:style-name="ce115"/>
          <table:table-cell table:style-name="ce173"/>
          <table:table-cell table:style-name="ce115"/>
          <table:table-cell table:style-name="ce173"/>
          <table:table-cell table:style-name="ce115"/>
          <table:table-cell table:style-name="ce168"/>
          <table:table-cell table:style-name="ce138" table:number-columns-repeated="3"/>
          <table:table-cell table:style-name="ce140"/>
          <table:table-cell table:style-name="ce177" table:number-columns-repeated="6"/>
          <table:table-cell table:number-columns-repeated="1004"/>
        </table:table-row>
        <table:table-row table:style-name="ro8">
          <table:table-cell table:style-name="ce165"/>
          <table:table-cell table:style-name="ce168" table:number-columns-repeated="2"/>
          <table:table-cell table:style-name="ce165"/>
          <table:table-cell table:style-name="ce115"/>
          <table:table-cell table:style-name="ce173"/>
          <table:table-cell table:style-name="ce115"/>
          <table:table-cell table:style-name="ce173"/>
          <table:table-cell table:style-name="ce115"/>
          <table:table-cell table:style-name="ce168"/>
          <table:table-cell table:style-name="ce138" table:number-columns-repeated="3"/>
          <table:table-cell table:style-name="ce140"/>
          <table:table-cell table:style-name="ce177" table:number-columns-repeated="6"/>
          <table:table-cell table:number-columns-repeated="1004"/>
        </table:table-row>
        <table:table-row table:style-name="ro7">
          <table:table-cell table:style-name="ce128" office:value-type="string" calcext:value-type="string" table:number-columns-spanned="2" table:number-rows-spanned="1">
            <text:p>Footnotes:</text:p>
          </table:table-cell>
          <table:covered-table-cell/>
          <table:table-cell table:number-columns-repeated="11"/>
          <table:table-cell table:style-name="ce187"/>
          <table:table-cell table:number-columns-repeated="1010"/>
        </table:table-row>
        <table:table-row table:style-name="ro3">
          <table:table-cell/>
          <table:table-cell table:style-name="ce132" office:value-type="string" calcext:value-type="string" table:number-columns-spanned="16" table:number-rows-spanned="1">
            <text:p>¹ Line coords: 1-based here, 0-based in the code</text:p>
          </table:table-cell>
          <table:covered-table-cell table:number-columns-repeated="15"/>
          <table:table-cell table:number-columns-repeated="1007"/>
        </table:table-row>
        <table:table-row table:style-name="ro3">
          <table:table-cell/>
          <table:table-cell table:style-name="ce133" office:value-type="string" calcext:value-type="string" table:number-columns-spanned="16" table:number-rows-spanned="1">
            <text:p>² Min: shortest <text:span text:style-name="T13">short line</text:span> for 50-55% <text:span text:style-name="T14">E</text:span> or 50-55% <text:span text:style-name="T14">I</text:span></text:p>
          </table:table-cell>
          <table:covered-table-cell table:number-columns-repeated="15"/>
          <table:table-cell table:number-columns-repeated="1007"/>
        </table:table-row>
        <table:table-row table:style-name="ro3">
          <table:table-cell/>
          <table:table-cell table:style-name="ce133" office:value-type="string" calcext:value-type="string" table:number-columns-spanned="16" table:number-rows-spanned="1">
            <text:p><text:span text:style-name="T22">³ Average: shortest </text:span><text:span text:style-name="T23">short line</text:span><text:span text:style-name="T24"> for 100% </text:span><text:span text:style-name="T25">E</text:span><text:span text:style-name="T26"> or 100% </text:span><text:span text:style-name="T25">I</text:span>, longest <text:span text:style-name="T13">long line</text:span> for 51-55% <text:span text:style-name="T14">E</text:span> or 51-55% <text:span text:style-name="T14">I</text:span></text:p>
          </table:table-cell>
          <table:covered-table-cell table:number-columns-repeated="15"/>
          <table:table-cell table:number-columns-repeated="1007"/>
        </table:table-row>
        <table:table-row table:style-name="ro3">
          <table:table-cell/>
          <table:table-cell table:style-name="ce133" office:value-type="string" calcext:value-type="string" table:number-columns-spanned="16" table:number-rows-spanned="1">
            <text:p>³ Average: shortest <text:span text:style-name="T13">long line</text:span> regardless of score, longest <text:span text:style-name="T13">long line</text:span> for 51-55% <text:span text:style-name="T14">E</text:span> or 51-55% <text:span text:style-name="T14">I</text:span></text:p>
          </table:table-cell>
          <table:covered-table-cell table:number-columns-repeated="15"/>
          <table:table-cell table:number-columns-repeated="1007"/>
        </table:table-row>
        <table:table-row table:style-name="ro3">
          <table:table-cell/>
          <table:table-cell table:style-name="ce134" office:value-type="string" calcext:value-type="string" table:number-columns-spanned="16" table:number-rows-spanned="1">
            <text:p><text:span text:style-name="T27">⁴ Max: l</text:span><text:span text:style-name="T28">ongest </text:span><text:span text:style-name="T29">long line</text:span><text:span text:style-name="T30"> for 100% </text:span><text:span text:style-name="T31">E</text:span><text:span text:style-name="T32"> or 100% </text:span><text:span text:style-name="T31">I</text:span></text:p>
          </table:table-cell>
          <table:covered-table-cell table:number-columns-repeated="15"/>
          <table:table-cell table:number-columns-repeated="1007"/>
        </table:table-row>
        <table:table-row table:style-name="ro3">
          <table:table-cell/>
          <table:table-cell table:style-name="ce134" office:value-type="string" calcext:value-type="string" table:number-columns-spanned="16" table:number-rows-spanned="1">
            <text:p>⁵ Range: range of lengths Available to Reflect the Position and Score</text:p>
          </table:table-cell>
          <table:covered-table-cell table:number-columns-repeated="15"/>
          <table:table-cell table:number-columns-repeated="1007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 style:data-style-name="N2" text:time-value="15:29:47.088074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3T21:10:35.187907280</meta:creation-date>
    <meta:generator>LibreOffice/6.4.7.2$Linux_X86_64 LibreOffice_project/40$Build-2</meta:generator>
    <dc:date>2023-11-01T15:30:26.028912295</dc:date>
    <meta:editing-duration>P20DT18H13M53S</meta:editing-duration>
    <meta:editing-cycles>213</meta:editing-cycles>
    <meta:document-statistic meta:table-count="3" meta:cell-count="2385" meta:object-count="0"/>
  </office:meta>
</office:document-meta>
</file>